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gif" manifest:full-path="Pictures/10000000000002140000000C0B56A8A5.gif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77"/>
  <manifest:file-entry manifest:media-type="" manifest:full-path="ObjectReplacements/Object 20"/>
  <manifest:file-entry manifest:media-type="application/x-openoffice-gdimetafile;windows_formatname=&quot;GDIMetaFile&quot;" manifest:full-path="ObjectReplacements/Object 78"/>
  <manifest:file-entry manifest:media-type="" manifest:full-path="ObjectReplacements/Object 21"/>
  <manifest:file-entry manifest:media-type="application/x-openoffice-gdimetafile;windows_formatname=&quot;GDIMetaFile&quot;" manifest:full-path="ObjectReplacements/Object 79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" manifest:full-path="ObjectReplacements/Object 30"/>
  <manifest:file-entry manifest:media-type="application/x-openoffice-gdimetafile;windows_formatname=&quot;GDIMetaFile&quot;" manifest:full-path="ObjectReplacements/Object 89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tyles.xml"/>
  <manifest:file-entry manifest:media-type="text/xml" manifest:full-path="Object 82/settings.xml"/>
  <manifest:file-entry manifest:media-type="application/vnd.oasis.opendocument.spreadsheet" manifest:full-path="Object 82/"/>
  <manifest:file-entry manifest:media-type="text/xml" manifest:full-path="Object 83/content.xml"/>
  <manifest:file-entry manifest:media-type="text/xml" manifest:full-path="Object 83/styles.xml"/>
  <manifest:file-entry manifest:media-type="text/xml" manifest:full-path="Object 83/settings.xml"/>
  <manifest:file-entry manifest:media-type="application/vnd.oasis.opendocument.spreadsheet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02cm"/>
    </style:style>
    <style:style style:name="gr4" style:family="graphic" style:parent-style-name="standard">
      <style:graphic-properties draw:visible-area-left="0cm" draw:visible-area-top="0cm" draw:visible-area-width="5cm" draw:visible-area-height="5cm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5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3cm" fo:min-width="19.6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3cm" fo:min-width="17.3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5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23.2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9cm" fo:min-width="22.837cm"/>
    </style:style>
    <style:style style:name="gr14" style:family="graphic" style:parent-style-name="standard">
      <style:graphic-properties svg:stroke-width="0.152cm" draw:marker-start-width="0.229cm" draw:marker-end-width="0.229cm" draw:fill="solid" draw:fill-color="#ffffff" draw:textarea-horizontal-align="center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="solid" draw:fill-color="#800000" draw:textarea-horizontal-align="center" draw:textarea-vertical-align="middle"/>
    </style:style>
    <style:style style:name="gr19" style:family="graphic" style:parent-style-name="standard">
      <style:graphic-properties draw:fill="solid" draw:fill-color="#000000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0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71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2cm" fo:min-width="20.4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972cm"/>
    </style:style>
    <style:style style:name="gr24" style:family="graphic" style:parent-style-name="standard">
      <style:graphic-properties draw:ole-draw-aspect="1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1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11cm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8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cm" fo:min-width="15.12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3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54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9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9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85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5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3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29cm"/>
    </style:style>
    <style:style style:name="pr1" style:family="presentation" style:parent-style-name="Default-title">
      <style:graphic-properties draw:fill-color="#ffffff" fo:min-height="7.93cm"/>
    </style:style>
    <style:style style:name="pr2" style:family="presentation" style:parent-style-name="Default-subtitle">
      <style:graphic-properties draw:fill-color="#ffffff" fo:min-height="7.855cm"/>
    </style:style>
    <style:style style:name="pr3" style:family="presentation" style:parent-style-name="Default-notes" style:list-style-name="L3">
      <style:graphic-properties draw:fill-color="#ffffff" draw:auto-grow-height="true" fo:min-height="12.573cm"/>
    </style:style>
    <style:style style:name="pr4" style:family="presentation" style:parent-style-name="Default-title" style:list-style-name="L4">
      <style:graphic-properties draw:fill-color="#ffffff" draw:auto-grow-height="true" fo:min-height="2.974cm"/>
    </style:style>
    <style:style style:name="pr5" style:family="presentation" style:parent-style-name="Default-subtitle">
      <style:graphic-properties draw:fill-color="#ffffff" fo:min-height="14.165cm"/>
    </style:style>
    <style:style style:name="pr6" style:family="presentation" style:parent-style-name="Default-notes" style:list-style-name="L3">
      <style:graphic-properties draw:fill-color="#ffffff" draw:auto-grow-height="true" fo:min-height="12.573cm"/>
    </style:style>
    <style:style style:name="pr7" style:family="presentation" style:parent-style-name="Default-subtitle">
      <style:graphic-properties draw:fill-color="#ffffff" fo:min-height="10.839cm"/>
    </style:style>
    <style:style style:name="pr8" style:family="presentation" style:parent-style-name="Default-notes" style:list-style-name="L3">
      <style:graphic-properties draw:fill-color="#ffffff" draw:auto-grow-height="true" fo:min-height="12.573cm"/>
    </style:style>
    <style:style style:name="pr9" style:family="presentation" style:parent-style-name="Default-title" style:list-style-name="L4">
      <style:graphic-properties draw:fill-color="#ffffff" draw:auto-grow-height="true" fo:min-height="2.974cm"/>
    </style:style>
    <style:style style:name="pr10" style:family="presentation" style:parent-style-name="Default-notes" style:list-style-name="L3">
      <style:graphic-properties draw:fill-color="#ffffff" draw:auto-grow-height="true" fo:min-height="12.573cm"/>
    </style:style>
    <style:style style:name="pr11" style:family="presentation" style:parent-style-name="Default-title" style:list-style-name="L4">
      <style:graphic-properties draw:fill-color="#ffffff" draw:auto-grow-height="true" fo:min-height="2.974cm"/>
    </style:style>
    <style:style style:name="pr12" style:family="presentation" style:parent-style-name="Default-outline1">
      <style:graphic-properties draw:fill-color="#ffffff" fo:min-height="14.336cm"/>
    </style:style>
    <style:style style:name="pr13" style:family="presentation" style:parent-style-name="Default-notes" style:list-style-name="L3">
      <style:graphic-properties draw:fill-color="#ffffff" draw:auto-grow-height="true" fo:min-height="12.573cm"/>
    </style:style>
    <style:style style:name="pr14" style:family="presentation" style:parent-style-name="Default-title" style:list-style-name="L4">
      <style:graphic-properties draw:fill-color="#ffffff" draw:auto-grow-height="true" fo:min-height="2.974cm"/>
    </style:style>
    <style:style style:name="pr15" style:family="presentation" style:parent-style-name="Default-outline1">
      <style:graphic-properties draw:fill-color="#ffffff" draw:auto-grow-height="true" fo:min-height="13.864cm"/>
    </style:style>
    <style:style style:name="pr16" style:family="presentation" style:parent-style-name="Default-notes" style:list-style-name="L3">
      <style:graphic-properties draw:fill-color="#ffffff" draw:auto-grow-height="true" fo:min-height="12.573cm"/>
    </style:style>
    <style:style style:name="pr17" style:family="presentation" style:parent-style-name="Default-title" style:list-style-name="L4">
      <style:graphic-properties draw:fill-color="#ffffff" draw:auto-grow-height="true" fo:min-height="2.974cm"/>
    </style:style>
    <style:style style:name="pr18" style:family="presentation" style:parent-style-name="Default-notes" style:list-style-name="L3">
      <style:graphic-properties draw:fill-color="#ffffff" draw:auto-grow-height="true" fo:min-height="12.573cm"/>
    </style:style>
    <style:style style:name="pr19" style:family="presentation" style:parent-style-name="Default-title" style:list-style-name="L4">
      <style:graphic-properties draw:fill-color="#ffffff" draw:auto-grow-height="true" fo:min-height="2.974cm"/>
    </style:style>
    <style:style style:name="pr20" style:family="presentation" style:parent-style-name="Default-notes" style:list-style-name="L3">
      <style:graphic-properties draw:fill-color="#ffffff" draw:auto-grow-height="true" fo:min-height="12.573cm"/>
    </style:style>
    <style:style style:name="pr21" style:family="presentation" style:parent-style-name="Default-title" style:list-style-name="L4">
      <style:graphic-properties draw:fill-color="#ffffff" draw:auto-grow-height="true" fo:min-height="2.974cm"/>
    </style:style>
    <style:style style:name="pr22" style:family="presentation" style:parent-style-name="Default-notes" style:list-style-name="L3">
      <style:graphic-properties draw:fill-color="#ffffff" draw:auto-grow-height="true" fo:min-height="12.573cm"/>
    </style:style>
    <style:style style:name="pr23" style:family="presentation" style:parent-style-name="Default-title" style:list-style-name="L4">
      <style:graphic-properties draw:fill-color="#ffffff" draw:auto-grow-height="true" fo:min-height="2.974cm"/>
    </style:style>
    <style:style style:name="pr24" style:family="presentation" style:parent-style-name="Default-notes" style:list-style-name="L3">
      <style:graphic-properties draw:fill-color="#ffffff" draw:auto-grow-height="true" fo:min-height="12.573cm"/>
    </style:style>
    <style:style style:name="pr25" style:family="presentation" style:parent-style-name="Default-title" style:list-style-name="L4">
      <style:graphic-properties draw:fill-color="#ffffff" draw:auto-grow-height="true" fo:min-height="2.974cm"/>
    </style:style>
    <style:style style:name="pr26" style:family="presentation" style:parent-style-name="Default-notes" style:list-style-name="L3">
      <style:graphic-properties draw:fill-color="#ffffff" draw:auto-grow-height="true" fo:min-height="12.573cm"/>
    </style:style>
    <style:style style:name="pr27" style:family="presentation" style:parent-style-name="Default-title" style:list-style-name="L4">
      <style:graphic-properties draw:fill-color="#ffffff" draw:auto-grow-height="true" fo:min-height="2.974cm"/>
    </style:style>
    <style:style style:name="pr28" style:family="presentation" style:parent-style-name="Default-notes" style:list-style-name="L3">
      <style:graphic-properties draw:fill-color="#ffffff" draw:auto-grow-height="true" fo:min-height="12.573cm"/>
    </style:style>
    <style:style style:name="pr29" style:family="presentation" style:parent-style-name="Default-title" style:list-style-name="L4">
      <style:graphic-properties draw:fill-color="#ffffff" draw:auto-grow-height="true" fo:min-height="2.974cm"/>
    </style:style>
    <style:style style:name="pr30" style:family="presentation" style:parent-style-name="Default-notes" style:list-style-name="L3">
      <style:graphic-properties draw:fill-color="#ffffff" draw:auto-grow-height="true" fo:min-height="12.573cm"/>
    </style:style>
    <style:style style:name="pr31" style:family="presentation" style:parent-style-name="Default-title" style:list-style-name="L4">
      <style:graphic-properties draw:fill-color="#ffffff" draw:auto-grow-height="true" fo:min-height="2.974cm"/>
    </style:style>
    <style:style style:name="pr32" style:family="presentation" style:parent-style-name="Default-notes" style:list-style-name="L3">
      <style:graphic-properties draw:fill-color="#ffffff" draw:auto-grow-height="true" fo:min-height="12.573cm"/>
    </style:style>
    <style:style style:name="pr33" style:family="presentation" style:parent-style-name="Default-title" style:list-style-name="L4">
      <style:graphic-properties draw:fill-color="#ffffff" draw:auto-grow-height="true" fo:min-height="2.974cm"/>
    </style:style>
    <style:style style:name="pr34" style:family="presentation" style:parent-style-name="Default-notes" style:list-style-name="L3">
      <style:graphic-properties draw:fill-color="#ffffff" draw:auto-grow-height="true" fo:min-height="12.573cm"/>
    </style:style>
    <style:style style:name="pr35" style:family="presentation" style:parent-style-name="Default-notes" style:list-style-name="L3">
      <style:graphic-properties draw:fill-color="#ffffff" draw:auto-grow-height="true" fo:min-height="12.573cm"/>
    </style:style>
    <style:style style:name="pr36" style:family="presentation" style:parent-style-name="Default-title" style:list-style-name="L4">
      <style:graphic-properties draw:fill-color="#ffffff" draw:auto-grow-height="true" fo:min-height="2.974cm"/>
    </style:style>
    <style:style style:name="pr37" style:family="presentation" style:parent-style-name="Default-notes" style:list-style-name="L3">
      <style:graphic-properties draw:fill-color="#ffffff" draw:auto-grow-height="true" fo:min-height="12.573cm"/>
    </style:style>
    <style:style style:name="pr38" style:family="presentation" style:parent-style-name="Default-title" style:list-style-name="L4">
      <style:graphic-properties draw:fill-color="#ffffff" draw:auto-grow-height="true" fo:min-height="2.974cm"/>
    </style:style>
    <style:style style:name="pr39" style:family="presentation" style:parent-style-name="Default-notes" style:list-style-name="L3">
      <style:graphic-properties draw:fill-color="#ffffff" draw:auto-grow-height="true" fo:min-height="12.573cm"/>
    </style:style>
    <style:style style:name="pr40" style:family="presentation" style:parent-style-name="Default-title" style:list-style-name="L4">
      <style:graphic-properties draw:fill-color="#ffffff" draw:auto-grow-height="true" fo:min-height="2.974cm"/>
    </style:style>
    <style:style style:name="pr41" style:family="presentation" style:parent-style-name="Default-notes" style:list-style-name="L3">
      <style:graphic-properties draw:fill-color="#ffffff" draw:auto-grow-height="true" fo:min-height="12.573cm"/>
    </style:style>
    <style:style style:name="pr42" style:family="presentation" style:parent-style-name="Default-title" style:list-style-name="L4">
      <style:graphic-properties draw:fill-color="#ffffff" draw:auto-grow-height="true" fo:min-height="2.974cm"/>
    </style:style>
    <style:style style:name="pr43" style:family="presentation" style:parent-style-name="Default-notes" style:list-style-name="L3">
      <style:graphic-properties draw:fill-color="#ffffff" draw:auto-grow-height="true" fo:min-height="12.573cm"/>
    </style:style>
    <style:style style:name="pr44" style:family="presentation" style:parent-style-name="Default-title" style:list-style-name="L4">
      <style:graphic-properties draw:fill-color="#ffffff" draw:auto-grow-height="true" fo:min-height="2.974cm"/>
    </style:style>
    <style:style style:name="pr45" style:family="presentation" style:parent-style-name="Default-notes" style:list-style-name="L3">
      <style:graphic-properties draw:fill-color="#ffffff" draw:auto-grow-height="true" fo:min-height="12.573cm"/>
    </style:style>
    <style:style style:name="pr46" style:family="presentation" style:parent-style-name="Default-title">
      <style:graphic-properties fo:min-height="2.723cm"/>
    </style:style>
    <style:style style:name="pr47" style:family="presentation" style:parent-style-name="Default-notes">
      <style:graphic-properties draw:fill-color="#ffffff" fo:min-height="12.322cm"/>
    </style:style>
    <style:style style:name="pr48" style:family="presentation" style:parent-style-name="Default-title" style:list-style-name="L4">
      <style:graphic-properties draw:fill-color="#ffffff" draw:auto-grow-height="true" fo:min-height="2.974cm"/>
    </style:style>
    <style:style style:name="pr49" style:family="presentation" style:parent-style-name="Default-notes" style:list-style-name="L3">
      <style:graphic-properties draw:fill-color="#ffffff" draw:auto-grow-height="true" fo:min-height="12.573cm"/>
    </style:style>
    <style:style style:name="pr50" style:family="presentation" style:parent-style-name="Default-title" style:list-style-name="L4">
      <style:graphic-properties draw:fill-color="#ffffff" draw:auto-grow-height="true" fo:min-height="2.974cm"/>
    </style:style>
    <style:style style:name="pr51" style:family="presentation" style:parent-style-name="Default-notes" style:list-style-name="L3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cm" fo:margin-bottom="5.08cm" fo:text-indent="0cm"/>
    </style:style>
    <style:style style:name="P12" style:family="paragraph">
      <style:paragraph-properties fo:margin-left="1.2cm" fo:margin-right="0cm" fo:margin-top="0cm" fo:margin-bottom="5.08cm" fo:text-indent="-0.9cm"/>
    </style:style>
    <style:style style:name="P13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4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indent="0cm"/>
      <style:text-properties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1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0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Times New Roman'" style:font-family-generic="roman" style:font-pitch="variable" fo:font-size="32pt"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7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position="sub 58%" fo:font-family="'Times New Roman'" style:font-family-generic="roman" style:font-pitch="variable" fo:font-size="18pt" fo:font-style="italic" style:font-style-asian="italic" style:font-style-complex="italic"/>
    </style:style>
    <style:style style:name="T10" style:family="text">
      <style:text-properties fo:font-size="24pt" fo:font-style="italic" style:font-size-asian="24pt" style:font-size-complex="24pt"/>
    </style:style>
    <style:style style:name="T11" style:family="text">
      <style:text-properties fo:font-size="24pt" fo:font-style="normal" style:font-size-asian="24pt" style:font-size-complex="2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family="Arial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family="Arial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21" style:family="text">
      <style:text-properties style:text-position="sub 58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family="'Times New Roman'" style:font-family-generic="roman" style:font-pitch="variable" fo:font-size="18pt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28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style:text-position="0% 100%" fo:font-family="Arial" style:font-family-generic="swiss" style:font-pitch="variable" fo:font-size="18pt" fo:font-style="normal" style:font-style-asian="normal" style:font-style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ne's Method for N-Body Spacecraf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7.93cm" svg:x="1.399cm" svg:y="4.063cm" presentation:class="title" presentation:user-transformed="true">
          <draw:text-box>
            <text:p text:style-name="P1">Application of Kane's Method to a General Tree-Topology Spacecraft with Gimballed or Spherical Joints</text:p>
          </draw:text-box>
        </draw:frame>
        <draw:frame presentation:style-name="pr2" draw:text-style-name="P2" draw:layer="layout" svg:width="25.191cm" svg:height="7.855cm" svg:x="1.399cm" svg:y="10.798cm" presentation:class="subtitle" presentation:user-transformed="true">
          <draw:text-box>
            <text:p text:style-name="P1"><text:span text:style-name="T1">Eric Stoneking</text:span></text:p>
            <text:p text:style-name="P1"><text:span text:style-name="T1">Oct 200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191cm" svg:height="2.974cm" svg:x="1.399cm" svg:y="0.837cm" presentation:class="title">
          <draw:text-box>
            <text:p text:style-name="P1">Purpose</text:p>
          </draw:text-box>
        </draw:frame>
        <draw:frame presentation:style-name="pr5" draw:text-style-name="P5" draw:layer="layout" svg:width="25.191cm" svg:height="14.165cm" svg:x="1.399cm" svg:y="4.764cm" presentation:class="subtitle" presentation:user-transformed="true">
          <draw:text-box>
            <text:p text:style-name="P4"><text:span text:style-name="T2">We seek equations of motion suitable for solution by a computer, using the numerical integrator of your choice. <text:s/>We will obtain a set of coupled equations which are linear in the derivatives of the dynamic state variables: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<text:s/></text:span><text:span text:style-name="T2">This package presents notation, derivations, and an example to help fix the underlying concepts and guide the assembly of these equations for a general tree-topology N-body spacecraft model.</text:span></text:p>
            <text:p text:style-name="P4"><text:span text:style-name="T2"/></text:p>
            <text:p text:style-name="P4"><text:span text:style-name="T2"/></text:p>
          </draw:text-box>
        </draw:frame>
        <draw:frame draw:style-name="gr2" draw:layer="layout" svg:width="20.015cm" svg:height="1.184cm" svg:x="3.409cm" svg:y="10.9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7" draw:text-style-name="P2" draw:layer="layout" svg:width="25.191cm" svg:height="10.839cm" svg:x="1.399cm" svg:y="5.04cm" presentation:class="subtitle" presentation:user-transformed="true">
          <draw:text-box>
            <text:p text:style-name="P1"><text:span text:style-name="T1">“</text:span><text:span text:style-name="T3">F = ma</text:span><text:span text:style-name="T1">. <text:s/>The rest is just accounting.”</text:span></text:p>
            <text:p text:style-name="P6"><text:span text:style-name="T4">-Unkn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9" draw:text-style-name="P1" draw:layer="layout" svg:width="25.191cm" svg:height="2.974cm" svg:x="1.399cm" svg:y="0.837cm" presentation:class="title">
          <draw:text-box>
            <text:p text:style-name="P1">Kane's Equation</text:p>
          </draw:text-box>
        </draw:frame>
        <draw:frame draw:style-name="gr2" draw:layer="layout" svg:width="7.36cm" svg:height="0.884cm" svg:x="8.876cm" svg:y="6.12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text-style-name="P7" draw:layer="layout" svg:width="16.534cm" svg:height="1.171cm" svg:x="4.301cm" svg:y="4.638cm">
          <draw:text-box>
            <text:p text:style-name="P1"><text:span text:style-name="T5">A set of scalar equations, one per generalized speed (</text:span><text:span text:style-name="T6">u</text:span><text:span text:style-name="T7">r</text:span><text:span text:style-name="T5">).</text:span></text:p>
          </draw:text-box>
        </draw:frame>
        <draw:frame draw:style-name="gr2" draw:layer="layout" svg:width="6.714cm" svg:height="1.289cm" svg:x="6.746cm" svg:y="8.276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2.333cm" svg:height="1.291cm" svg:x="6.782cm" svg:y="9.70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layer="layout" svg:width="1.998cm" svg:height="0.999cm" svg:x="10.981cm" svg:y="9.702cm">
          <draw:object-ole draw:class-id="00000000-0000-0000-0000-000000000000"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layer="layout" svg:width="12.719cm" svg:height="1.322cm" svg:x="5.784cm" svg:y="12.503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text-style-name="P7" draw:layer="layout" svg:width="2.233cm" svg:height="0.962cm" svg:x="4.286cm" svg:y="7.226cm">
          <draw:text-box>
            <text:p text:style-name="P1"><text:span text:style-name="T5">where</text:span></text:p>
          </draw:text-box>
        </draw:frame>
        <draw:frame draw:style-name="gr6" draw:text-style-name="P7" draw:layer="layout" svg:width="3.326cm" svg:height="0.962cm" svg:x="4.324cm" svg:y="11.151cm">
          <draw:text-box>
            <text:p text:style-name="P1"><text:span text:style-name="T5">Rewriting,</text:span></text:p>
          </draw:text-box>
        </draw:frame>
        <draw:frame draw:style-name="gr7" draw:text-style-name="P8" draw:layer="layout" svg:width="6.158cm" svg:height="0.806cm" svg:x="19.787cm" svg:y="8.365cm">
          <draw:text-box>
            <text:p text:style-name="P1"><text:span text:style-name="T8">(Generalized active force)</text:span></text:p>
          </draw:text-box>
        </draw:frame>
        <draw:frame draw:style-name="gr8" draw:text-style-name="P8" draw:layer="layout" svg:width="6.213cm" svg:height="0.806cm" svg:x="19.762cm" svg:y="9.762cm">
          <draw:text-box>
            <text:p text:style-name="P1"><text:span text:style-name="T8">(Generalized inertia force)</text:span></text:p>
          </draw:text-box>
        </draw:frame>
        <draw:frame draw:style-name="gr9" draw:text-style-name="P7" draw:layer="layout" svg:width="24.421cm" svg:height="1.883cm" svg:x="2.323cm" svg:y="13.962cm">
          <draw:text-box>
            <text:p text:style-name="P1"><text:span text:style-name="T5"><text:s text:c="6"/></text:span><text:span text:style-name="T5">is called the </text:span><text:span text:style-name="T6">r</text:span><text:span text:style-name="T5">th partial angular velocity of the kth body. <text:s/>It is a vector that projects </text:span></text:p>
            <text:p text:style-name="P1"><text:span text:style-name="T5">Euler's equation into the state-space dimension of </text:span><text:span text:style-name="T6">u</text:span><text:span text:style-name="T9">r</text:span><text:span text:style-name="T5">.</text:span></text:p>
          </draw:text-box>
        </draw:frame>
        <draw:frame draw:style-name="gr2" draw:layer="layout" svg:width="0.871cm" svg:height="0.871cm" svg:x="2.562cm" svg:y="14.088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0" draw:text-style-name="P7" draw:layer="layout" svg:width="22.126cm" svg:height="1.883cm" svg:x="2.323cm" svg:y="16.263cm">
          <draw:text-box>
            <text:p text:style-name="P1"><text:span text:style-name="T5"><text:s text:c="6"/></text:span><text:span text:style-name="T5">is called the </text:span><text:span text:style-name="T6">r</text:span><text:span text:style-name="T5">th partial velocity of the kth body. <text:s/>It is a vector that projects </text:span></text:p>
            <text:p text:style-name="P1"><text:span text:style-name="T5">Newton's equation into the state-space dimension of </text:span><text:span text:style-name="T6">u</text:span><text:span text:style-name="T9">r</text:span><text:span text:style-name="T5">.</text:span></text:p>
          </draw:text-box>
        </draw:frame>
        <draw:frame draw:style-name="gr2" draw:layer="layout" svg:width="0.723cm" svg:height="0.886cm" svg:x="2.662cm" svg:y="16.388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7" draw:layer="layout" svg:width="22.085cm" svg:height="0.962cm" svg:x="2.439cm" svg:y="18.382cm">
          <draw:text-box>
            <text:p text:style-name="P1"><text:span text:style-name="T5">How do we find <text:s text:c="5"/>and <text:s text:c="4"/>, and how do we assemble a system of equations?</text:span></text:p>
          </draw:text-box>
        </draw:frame>
        <draw:frame draw:style-name="gr2" draw:layer="layout" svg:width="0.863cm" svg:height="0.796cm" svg:x="7.161cm" svg:y="18.489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layer="layout" svg:width="0.715cm" svg:height="0.796cm" svg:x="9.261cm" svg:y="18.489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11" draw:text-style-name="P1" draw:layer="layout" svg:width="25.191cm" svg:height="2.974cm" svg:x="1.399cm" svg:y="0.837cm" presentation:class="title">
          <draw:text-box>
            <text:p text:style-name="P1">Vectors and Components</text:p>
          </draw:text-box>
        </draw:frame>
        <draw:frame presentation:style-name="pr12" draw:text-style-name="P9" draw:layer="layout" svg:width="25.191cm" svg:height="14.336cm" svg:x="1.399cm" svg:y="4.492cm" presentation:class="outline" presentation:user-transformed="true">
          <draw:text-box>
            <text:list text:style-name="L2">
              <text:list-item>
                <text:p text:style-name="P1"><text:span text:style-name="T2">A vector is independent of any reference frame.</text:span></text:p>
              </text:list-item>
              <text:list-item>
                <text:p text:style-name="P1"><text:span text:style-name="T2">For numerical computation, we need a numerical representation. </text:span></text:p>
              </text:list-item>
              <text:list-item>
                <text:p text:style-name="P1"><text:span text:style-name="T2">So we often represent a vector as a product of some scalar </text:span><text:span text:style-name="T10">components </text:span><text:span text:style-name="T11">and a set of </text:span><text:span text:style-name="T10">basis vectors</text:span></text:p>
              </text:list-item>
            </text:list>
          </draw:text-box>
        </draw:frame>
        <draw:frame draw:style-name="gr2" draw:id="id3" draw:layer="layout" svg:width="2.948cm" svg:height="2.027cm" svg:x="11.668cm" svg:y="16.7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7.447cm" svg:height="1.058cm" svg:x="8.974cm" svg:y="10.591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id="id1" draw:layer="layout" svg:width="5.468cm" svg:height="3.752cm" svg:x="4.474cm" svg:y="12.458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2" draw:id="id2" draw:layer="layout" svg:width="5.556cm" svg:height="3.752cm" svg:x="15.274cm" svg:y="12.387cm">
          <draw:object xlink:href="./Object 99" xlink:type="simple" xlink:show="embed" xlink:actuate="onLoad"/>
          <draw:image xlink:href="./ObjectReplacements/Object 9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text-style-name="P1" draw:layer="layout" svg:width="25.191cm" svg:height="2.974cm" svg:x="1.399cm" svg:y="0.837cm" presentation:class="title">
          <draw:text-box>
            <text:p text:style-name="P1">Basis Dyads</text:p>
          </draw:text-box>
        </draw:frame>
        <draw:frame presentation:style-name="pr15" draw:text-style-name="P9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1"><text:s text:c="3"/>is a <text:span text:style-name="T12">vector</text:span></text:p>
              </text:list-item>
              <text:list-item>
                <text:p text:style-name="P1"><text:span text:style-name="T13">v</text:span><text:span text:style-name="T12"> </text:span><text:span text:style-name="T14">is an</text:span><text:span text:style-name="T12"> array of components</text:span></text:p>
              </text:list-item>
              <text:list-item>
                <text:p text:style-name="P1"><text:span text:style-name="T12"><text:s text:c="14"/></text:span><text:span text:style-name="T14">are (orthonormal) </text:span><text:span text:style-name="T12">basis vectors</text:span></text:p>
              </text:list-item>
              <text:list-item>
                <text:p text:style-name="P1"><text:span text:style-name="T14">Hughes calls </text:span><text:span text:style-name="T15">A </text:span><text:span text:style-name="T16">a </text:span><text:span text:style-name="T17">vectrix. </text:span><text:span text:style-name="T16"><text:s/>I'll use the term </text:span><text:span text:style-name="T17">basis dyad</text:span><text:span text:style-name="T16">.</text:span></text:p>
              </text:list-item>
              <text:list-item>
                <text:p text:style-name="P1"><text:span text:style-name="T16">Like a vector, a dyad is independent of any reference frame, but unsuited to computerized manipulation. So we'll eventually seek a matrix representation.</text:span></text:p>
              </text:list-item>
            </text:list>
          </draw:text-box>
        </draw:frame>
        <draw:frame draw:style-name="gr2" draw:layer="layout" svg:width="0.782cm" svg:height="1.248cm" svg:x="2.473cm" svg:y="4.9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4.235cm" svg:height="1.409cm" svg:x="2.51cm" svg:y="8.4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17" draw:text-style-name="P1" draw:layer="layout" svg:width="25.191cm" svg:height="2.974cm" svg:x="1.399cm" svg:y="0.837cm" presentation:class="title">
          <draw:text-box>
            <text:p text:style-name="P1">Reference Frames</text:p>
          </draw:text-box>
        </draw:frame>
        <draw:frame presentation:style-name="pr15" draw:text-style-name="P10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1"><text:span text:style-name="T2">A </text:span><text:span text:style-name="T18">reference frame</text:span><text:span text:style-name="T2"> has an origin and three orthonormal basis vectors.</text:span></text:p>
              </text:list-item>
              <text:list-item>
                <text:p text:style-name="P1"><text:span text:style-name="T2">We will make use of </text:span><text:span text:style-name="T19">N, </text:span><text:span text:style-name="T20">a Newtonian (i.e. non-accelerating, or inertial) frame, and several body-fixed frames, </text:span><text:span text:style-name="T19">B</text:span><text:span text:style-name="T21">1</text:span><text:span text:style-name="T20">, </text:span><text:span text:style-name="T19">B</text:span><text:span text:style-name="T21">2</text:span><text:span text:style-name="T20">, ... </text:span><text:span text:style-name="T19">B</text:span><text:span text:style-name="T21">Nb</text:span><text:span text:style-name="T20">.</text:span></text:p>
              </text:list-item>
              <text:list-item>
                <text:p text:style-name="P1"><text:span text:style-name="T20">Note that the direction cosine matrix relating two frames is the product of the frames' basis dyads:</text:span></text:p>
              </text:list-item>
              <text:list-item>
                <text:p text:style-name="P1"><text:span text:style-name="T20"/></text:p>
              </text:list-item>
              <text:list-item>
                <text:p text:style-name="P1"><text:span text:style-name="T20">And the components of a vector, expressed in two different reference frames, are related by:</text:span></text:p>
              </text:list-item>
            </text:list>
          </draw:text-box>
        </draw:frame>
        <draw:frame draw:style-name="gr2" draw:layer="layout" svg:width="3.981cm" svg:height="1.056cm" svg:x="10.791cm" svg:y="12.3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2.606cm" svg:height="1.056cm" svg:x="6.56cm" svg:y="16.219cm"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19" draw:text-style-name="P1" draw:layer="layout" svg:width="25.191cm" svg:height="2.974cm" svg:x="1.399cm" svg:y="0.837cm" presentation:class="title">
          <draw:text-box>
            <text:p text:style-name="P1">Angular and Linear Velocity</text:p>
          </draw:text-box>
        </draw:frame>
        <draw:frame presentation:style-name="pr15" draw:text-style-name="P12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11">Angular velocity of <text:span text:style-name="T13">B</text:span> in <text:span text:style-name="T13">N </text:span>:</text:p>
              </text:list-item>
              <text:list-item>
                <text:p text:style-name="P1">Linear velocity of <text:span text:style-name="T13">B</text:span>'s mass center in <text:span text:style-name="T13">N </text:span>:</text:p>
              </text:list-item>
            </text:list>
          </draw:text-box>
        </draw:frame>
        <draw:frame draw:style-name="gr2" draw:layer="layout" svg:width="11.413cm" svg:height="1.184cm" svg:x="7.737cm" svg:y="7.58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0.491cm" svg:height="1.184cm" svg:x="7.837cm" svg:y="14.08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21" draw:text-style-name="P1" draw:layer="layout" svg:width="25.191cm" svg:height="2.974cm" svg:x="1.399cm" svg:y="0.837cm" presentation:class="title">
          <draw:text-box>
            <text:p text:style-name="P1">Joint Partials</text:p>
          </draw:text-box>
        </draw:frame>
        <draw:frame draw:style-name="gr12" draw:text-style-name="P7" draw:layer="layout" svg:width="23.752cm" svg:height="3.096cm" svg:x="1.739cm" svg:y="5.14cm">
          <draw:text-box>
            <text:p text:style-name="P1"><text:span text:style-name="T5">Consider two bodies connected by a gimballed joint. <text:s/>The relative angular velocity</text:span></text:p>
            <text:p text:style-name="P1"><text:span text:style-name="T5">of the outer body, </text:span><text:span text:style-name="T6">B</text:span><text:span text:style-name="T5">, with respect to the inner body, </text:span><text:span text:style-name="T6">A</text:span><text:span text:style-name="T5">, may be written as a function </text:span></text:p>
            <text:p text:style-name="P1"><text:span text:style-name="T5">of the gimbal angles, <text:s text:c="2"/>, and the gimbal rates, <text:s text:c="7"/>. <text:s/>For example, a Body-3, 2-1-3 </text:span></text:p>
            <text:p text:style-name="P1"><text:span text:style-name="T5">Euler rotation through <text:s text:c="14"/>gives: </text:span></text:p>
          </draw:text-box>
        </draw:frame>
        <draw:frame draw:style-name="gr2" draw:layer="layout" svg:width="0.546cm" svg:height="0.702cm" svg:x="7.937cm" svg:y="6.68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.531cm" svg:height="0.707cm" svg:x="14.735cm" svg:y="6.6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583cm" svg:height="0.796cm" svg:x="8.087cm" svg:y="7.39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7.495cm" svg:height="3.8cm" svg:x="8.737cm" svg:y="8.58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7" draw:layer="layout" svg:width="23.337cm" svg:height="5.229cm" svg:x="1.904cm" svg:y="12.838cm">
          <draw:text-box>
            <text:p text:style-name="P1"><text:span text:style-name="T5">Where <text:s text:c="37"/>etc, and the basis dyad </text:span><text:span text:style-name="T22">B</text:span><text:span text:style-name="T5"> appears because <text:s text:c="4"/>is </text:span></text:p>
            <text:p text:style-name="P1"><text:span text:style-name="T5">a vector, and <text:s text:c="4"/>and <text:s text:c="3"/>are a matrix and an array.</text:span></text:p>
            <text:p text:style-name="P1"><text:span text:style-name="T5"/></text:p>
            <text:p text:style-name="P1"><text:span text:style-name="T5">The matrix <text:s text:c="3"/>is called the </text:span><text:span text:style-name="T23">matrix of joint partials</text:span><text:span text:style-name="T5">. <text:s/>Each Euler sequence, including </text:span></text:p>
            <text:p text:style-name="P1"><text:span text:style-name="T5">one- and two-DOF gimbals, has its own. <text:s/>The dimensions of <text:s text:c="3"/>are 3 x NDOF.</text:span></text:p>
            <text:p text:style-name="P1"><text:span text:style-name="T5"/></text:p>
            <text:p text:style-name="P1"><text:span text:style-name="T5">For a spherical joint, <text:s text:c="8"/>, and <text:s text:c="9"/>, the identity matrix.</text:span></text:p>
          </draw:text-box>
        </draw:frame>
        <draw:frame draw:style-name="gr2" draw:layer="layout" svg:width="6.561cm" svg:height="0.796cm" svg:x="4.138cm" svg:y="12.88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698cm" svg:height="0.702cm" svg:x="23.032cm" svg:y="12.98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613cm" svg:height="0.702cm" svg:x="5.938cm" svg:y="13.78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62cm" svg:height="0.702cm" svg:x="7.837cm" svg:y="13.68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613cm" svg:height="0.702cm" svg:x="5.139cm" svg:y="15.08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.68cm" svg:height="0.702cm" svg:x="7.937cm" svg:y="17.28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1.628cm" svg:height="0.702cm" svg:x="11.036cm" svg:y="17.28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613cm" svg:height="0.702cm" svg:x="19.035cm" svg:y="15.787cm">
          <draw:object xlink:href="./Object 81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23" draw:text-style-name="P1" draw:layer="layout" svg:width="25.191cm" svg:height="2.974cm" svg:x="1.399cm" svg:y="0.837cm" presentation:class="title">
          <draw:text-box>
            <text:p text:style-name="P1">From 3-space to State Space</text:p>
          </draw:text-box>
        </draw:frame>
        <draw:frame presentation:style-name="pr15" draw:text-style-name="P9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1"><text:span text:style-name="T2">Consider a system of </text:span><text:span text:style-name="T19">N</text:span><text:span text:style-name="T21">b</text:span><text:span text:style-name="T2"> bodies, connected in a tree topology by (</text:span><text:span text:style-name="T19">N</text:span><text:span text:style-name="T21">g</text:span><text:span text:style-name="T2"> = </text:span><text:span text:style-name="T19">N</text:span><text:span text:style-name="T21">b</text:span><text:span text:style-name="T19">-</text:span><text:span text:style-name="T24">1</text:span><text:span text:style-name="T2">) revolute joints (gimballed or spherical)</text:span></text:p>
              </text:list-item>
              <text:list-item>
                <text:p text:style-name="P1"><text:span text:style-name="T2">We choose a set of independent generalized speeds:</text:span></text:p>
                <text:list>
                  <text:list-item>
                    <text:p text:style-name="P1"><text:span text:style-name="T4">Components of root body's angular velocity</text:span></text:p>
                  </text:list-item>
                  <text:list-item>
                    <text:p text:style-name="P1"><text:span text:style-name="T4">Joint angular rates (1-, 2-, or 3-DOF gimbal) or joint angular velocity components (spherical)</text:span></text:p>
                  </text:list-item>
                  <text:list-item>
                    <text:p text:style-name="P1"><text:span text:style-name="T4">Components of root body's linear velocity</text:span></text:p>
                  </text:list-item>
                </text:list>
              </text:list-item>
              <text:list-item>
                <text:p text:style-name="P1"><text:span text:style-name="T4">We write the generalized speeds and generalized coordinates as </text:span></text:p>
              </text:list-item>
            </text:list>
          </draw:text-box>
        </draw:frame>
        <draw:frame draw:style-name="gr2" draw:layer="layout" svg:width="5.879cm" svg:height="4.562cm" svg:x="10.081cm" svg:y="15.192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25" draw:text-style-name="P1" draw:layer="layout" svg:width="25.191cm" svg:height="2.974cm" svg:x="1.399cm" svg:y="0.837cm" presentation:class="title">
          <draw:text-box>
            <text:p text:style-name="P1">From State Space to 3-space</text:p>
          </draw:text-box>
        </draw:frame>
        <draw:frame presentation:style-name="pr15" draw:text-style-name="P13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1"><text:span text:style-name="T2">For Kane's equations, we need <text:s text:c="3"/>and <text:s text:c="3"/>for each rigid body, which we obtain by differentiating <text:s text:c="4"/>and <text:s text:c="3"/>of each rigid body. <text:s/></text:span></text:p>
              </text:list-item>
              <text:list-item>
                <text:p text:style-name="P1"><text:span text:style-name="T2">Using joint partials, we may construct expressions for these as functions of the generalized speeds. </text:span></text:p>
              </text:list-item>
              <text:list-item>
                <text:p text:style-name="P1"><text:span text:style-name="T2">We'll look at the structure of these functions by example next.</text:span></text:p>
              </text:list-item>
              <text:list-item>
                <text:p text:style-name="P1"><text:span text:style-name="T2">For now, simply note that we may write</text:span></text:p>
              </text:list-item>
            </text:list>
          </draw:text-box>
        </draw:frame>
        <draw:frame draw:style-name="gr2" draw:layer="layout" svg:width="9.003cm" svg:height="3.653cm" svg:x="8.282cm" svg:y="13.057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0.717cm" svg:height="0.93cm" svg:x="14.327cm" svg:y="4.916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0.648cm" svg:height="0.93cm" svg:x="16.726cm" svg:y="4.916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0.861cm" svg:height="0.93cm" svg:x="15.127cm" svg:y="5.916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draw:layer="layout" svg:width="0.637cm" svg:height="0.93cm" svg:x="17.727cm" svg:y="5.916cm"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27" draw:text-style-name="P1" draw:layer="layout" svg:width="25.191cm" svg:height="2.974cm" svg:x="1.399cm" svg:y="0.837cm" presentation:class="title">
          <draw:text-box>
            <text:p text:style-name="P1">Deja Vu All Over Again</text:p>
          </draw:text-box>
        </draw:frame>
        <draw:frame presentation:style-name="pr15" draw:text-style-name="P14" draw:layer="layout" svg:width="25.191cm" svg:height="13.864cm" svg:x="1.438cm" svg:y="4.915cm" presentation:class="outline" presentation:user-transformed="true">
          <draw:text-box>
            <text:list text:style-name="L2">
              <text:list-item>
                <text:p text:style-name="P1"><text:span text:style-name="T25">On the preceding slide, we defined <text:s text:c="3"/>and </text:span><text:span text:style-name="T26">V</text:span><text:span text:style-name="T25"> to compactly express the angular velocities and velocities of a collection of rigid bodies as linear combinations of a set of independent generalized speeds</text:span></text:p>
              </text:list-item>
              <text:list-item>
                <text:p text:style-name="P1"><text:span text:style-name="T25">Looking at it another way, the elements of <text:s text:c="4"/>and </text:span><text:span text:style-name="T26">V</text:span><text:span text:style-name="T25"> project <text:s text:c="3"/>and <text:s text:c="3"/>into the state-space dimension of each element of </text:span><text:span text:style-name="T27">u</text:span><text:span text:style-name="T25">.</text:span></text:p>
              </text:list-item>
              <text:list-item>
                <text:p text:style-name="P1"><text:span text:style-name="T25"><text:s text:c="4"/></text:span><text:span text:style-name="T25">contains the partial angular velocities. </text:span><text:span text:style-name="T28">V</text:span><text:span text:style-name="T25"> contains the partial velocities.</text:span></text:p>
              </text:list-item>
              <text:list-item>
                <text:p text:style-name="P1"><text:span text:style-name="T25">In the following slides, we will see how to construct <text:s text:c="4"/>and </text:span><text:span text:style-name="T26">V</text:span><text:span text:style-name="T25"> for a general tree-topology N-body spacecraft.</text:span></text:p>
              </text:list-item>
            </text:list>
          </draw:text-box>
        </draw:frame>
        <draw:frame draw:style-name="gr2" draw:layer="layout" svg:width="0.749cm" svg:height="0.702cm" svg:x="14.358cm" svg:y="7.617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749cm" svg:height="0.702cm" svg:x="16.858cm" svg:y="10.717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749cm" svg:height="0.702cm" svg:x="12.36cm" svg:y="4.916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2" draw:layer="layout" svg:width="0.699cm" svg:height="0.702cm" svg:x="18.956cm" svg:y="7.617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2" draw:layer="layout" svg:width="0.529cm" svg:height="0.702cm" svg:x="20.756cm" svg:y="7.617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0.749cm" svg:height="0.702cm" svg:x="2.459cm" svg:y="9.517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 presentation:use-footer-name="ftr1">
        <office:forms form:automatic-focus="false" form:apply-design-mode="false"/>
        <draw:frame presentation:style-name="pr29" draw:text-style-name="P1" draw:layer="layout" svg:width="25.191cm" svg:height="2.974cm" svg:x="1.399cm" svg:y="0.837cm" presentation:class="title">
          <draw:text-box>
            <text:p text:style-name="P1">Example Problem</text:p>
          </draw:text-box>
        </draw:frame>
        <draw:g>
          <draw:ellipse draw:style-name="gr14" draw:text-style-name="P15" draw:layer="layout" svg:width="5.713cm" svg:height="3.632cm" draw:transform="skewX (0.307701547126542) rotate (0.344527994343616) translate (10.834cm 12.36cm)">
            <text:p/>
          </draw:ellipse>
          <draw:line draw:style-name="gr15" draw:text-style-name="P15" draw:layer="layout" svg:x1="4.234cm" svg:y1="13.709cm" svg:x2="4.234cm" svg:y2="17.52cm">
            <text:p/>
          </draw:line>
          <draw:line draw:style-name="gr15" draw:text-style-name="P15" draw:layer="layout" svg:x1="4.224cm" svg:y1="17.52cm" svg:x2="8.033cm" svg:y2="17.52cm">
            <text:p/>
          </draw:line>
          <draw:line draw:style-name="gr15" draw:text-style-name="P15" draw:layer="layout" svg:x1="4.224cm" svg:y1="17.52cm" svg:x2="2.32cm" svg:y2="19.426cm">
            <text:p/>
          </draw:line>
          <draw:frame draw:style-name="gr16" draw:text-style-name="P16" draw:layer="layout" svg:width="1.065cm" svg:height="1.187cm" svg:x="3.02cm" svg:y="16.685cm">
            <draw:text-box>
              <text:p text:style-name="P1"><text:span text:style-name="T19">N</text:span></text:p>
            </draw:text-box>
          </draw:frame>
          <draw:ellipse draw:style-name="gr14" draw:text-style-name="P15" draw:layer="layout" svg:width="4.444cm" svg:height="3.476cm" draw:transform="skewX (-0.422544211907747) rotate (-0.422718744834134) translate (14.137cm 13.792cm)">
            <text:p/>
          </draw:ellipse>
          <draw:ellipse draw:style-name="gr14" draw:text-style-name="P15" draw:layer="layout" svg:width="4.269cm" svg:height="4.385cm" draw:transform="skewX (-0.100181899064456) rotate (0.710174472636359) translate (14.878cm 10.583cm)">
            <text:p/>
          </draw:ellipse>
          <draw:ellipse draw:style-name="gr14" draw:text-style-name="P15" draw:layer="layout" svg:width="4.54cm" svg:height="3.015cm" draw:transform="skewX (0.320616983591298) rotate (0.320616983591298) translate (17.555cm 6.087cm)">
            <text:p/>
          </draw:ellipse>
          <draw:ellipse draw:style-name="gr14" draw:text-style-name="P15" draw:layer="layout" svg:width="5.862cm" svg:height="4.28cm" draw:transform="skewX (-0.0089011791851694) rotate (-0.123743843967561) translate (18.957cm 11.494cm)">
            <text:p/>
          </draw:ellipse>
          <draw:line draw:style-name="gr17" draw:text-style-name="P15" draw:layer="layout" svg:x1="4.225cm" svg:y1="17.52cm" svg:x2="11.843cm" svg:y2="13.836cm">
            <text:p/>
          </draw:line>
          <draw:line draw:style-name="gr17" draw:text-style-name="P15" draw:layer="layout" svg:x1="11.969cm" svg:y1="13.837cm" svg:x2="16.032cm" svg:y2="11.931cm">
            <text:p/>
          </draw:line>
          <draw:ellipse draw:style-name="gr18" draw:text-style-name="P15" draw:layer="layout" svg:width="-0.281cm" svg:height="-0.252cm" svg:x="20.471cm" svg:y="6.527cm">
            <text:p/>
          </draw:ellipse>
          <draw:ellipse draw:style-name="gr18" draw:text-style-name="P15" draw:layer="layout" svg:width="-0.281cm" svg:height="-0.252cm" svg:x="18.072cm" svg:y="10.828cm">
            <text:p/>
          </draw:ellipse>
          <draw:ellipse draw:style-name="gr19" draw:text-style-name="P15" draw:layer="layout" svg:width="-0.597cm" svg:height="-0.543cm" svg:x="16.49cm" svg:y="12.029cm">
            <text:p/>
          </draw:ellipse>
          <draw:ellipse draw:style-name="gr18" draw:text-style-name="P15" draw:layer="layout" svg:width="-0.281cm" svg:height="-0.252cm" svg:x="23.273cm" svg:y="13.429cm">
            <text:p/>
          </draw:ellipse>
          <draw:ellipse draw:style-name="gr18" draw:text-style-name="P15" draw:layer="layout" svg:width="-0.267cm" svg:height="-0.231cm" svg:x="16.476cm" svg:y="18.031cm">
            <text:p/>
          </draw:ellipse>
          <draw:ellipse draw:style-name="gr18" draw:text-style-name="P15" draw:layer="layout" svg:width="-0.267cm" svg:height="-0.264cm" svg:x="12.077cm" svg:y="13.963cm">
            <text:p/>
          </draw:ellipse>
          <draw:line draw:style-name="gr17" draw:text-style-name="P15" draw:layer="layout" svg:x1="11.969cm" svg:y1="13.836cm" svg:x2="14.508cm" svg:y2="14.598cm">
            <text:p/>
          </draw:line>
          <draw:line draw:style-name="gr17" draw:text-style-name="P15" draw:layer="layout" svg:x1="16.286cm" svg:y1="17.775cm" svg:x2="14.762cm" svg:y2="14.853cm">
            <text:p/>
          </draw:line>
          <draw:line draw:style-name="gr17" draw:text-style-name="P15" draw:layer="layout" svg:x1="17.936cm" svg:y1="10.66cm" svg:x2="16.286cm" svg:y2="11.676cm">
            <text:p/>
          </draw:line>
          <draw:line draw:style-name="gr17" draw:text-style-name="P15" draw:layer="layout" svg:x1="17.936cm" svg:y1="10.66cm" svg:x2="19.333cm" svg:y2="12.311cm">
            <text:p/>
          </draw:line>
          <draw:line draw:style-name="gr17" draw:text-style-name="P15" draw:layer="layout" svg:x1="23.142cm" svg:y1="13.328cm" svg:x2="19.587cm" svg:y2="12.566cm">
            <text:p/>
          </draw:line>
          <draw:line draw:style-name="gr17" draw:text-style-name="P15" draw:layer="layout" svg:x1="17.936cm" svg:y1="10.661cm" svg:x2="18.444cm" svg:y2="8.755cm">
            <text:p/>
          </draw:line>
          <draw:line draw:style-name="gr17" draw:text-style-name="P15" draw:layer="layout" svg:x1="20.348cm" svg:y1="6.468cm" svg:x2="18.571cm" svg:y2="8.628cm">
            <text:p/>
          </draw:line>
          <draw:frame draw:style-name="gr2" draw:layer="layout" svg:width="1.057cm" svg:height="1.058cm" svg:x="12.426cm" svg:y="11.785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2" draw:layer="layout" svg:width="1.069cm" svg:height="1.058cm" svg:x="16.863cm" svg:y="16.486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2" draw:layer="layout" svg:width="1.061cm" svg:height="1.058cm" svg:x="16.064cm" svg:y="9.584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2" draw:layer="layout" svg:width="1.074cm" svg:height="1.058cm" svg:x="18.272cm" svg:y="5.962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layer="layout" svg:width="1.057cm" svg:height="1.058cm" svg:x="21.271cm" svg:y="14.965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2" draw:layer="layout" svg:width="1.108cm" svg:height="1.058cm" svg:x="12.987cm" svg:y="15.481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2" draw:layer="layout" svg:width="1.12cm" svg:height="1.058cm" svg:x="16.287cm" svg:y="12.48cm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2" draw:layer="layout" svg:width="1.112cm" svg:height="1.058cm" svg:x="19.779cm" svg:y="8.45cm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layer="layout" svg:width="1.125cm" svg:height="1.058cm" svg:x="19.079cm" svg:y="12.651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2" draw:layer="layout" svg:width="1.031cm" svg:height="1.058cm" svg:x="8.339cm" svg:y="15.498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layer="layout" svg:width="1.173cm" svg:height="1.058cm" svg:x="12.238cm" svg:y="13.997cm"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layer="layout" svg:width="1.185cm" svg:height="1.058cm" svg:x="15.576cm" svg:y="15.698cm"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2" draw:layer="layout" svg:width="1.173cm" svg:height="1.058cm" svg:x="14.276cm" svg:y="12.697cm"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layer="layout" svg:width="1.177cm" svg:height="1.058cm" svg:x="17.061cm" svg:y="11.128cm"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style-name="gr2" draw:layer="layout" svg:width="1.177cm" svg:height="1.058cm" svg:x="18.161cm" svg:y="9.527cm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layer="layout" svg:width="1.177cm" svg:height="1.058cm" svg:x="18.461cm" svg:y="10.627cm"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layer="layout" svg:width="1.19cm" svg:height="1.058cm" svg:x="19.66cm" svg:y="6.926cm"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layer="layout" svg:width="1.173cm" svg:height="1.058cm" svg:x="21.36cm" svg:y="13.028cm"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ellipse draw:style-name="gr19" draw:text-style-name="P15" draw:layer="layout" svg:width="-0.597cm" svg:height="-0.543cm" svg:x="14.901cm" svg:y="15.007cm">
            <text:p/>
          </draw:ellipse>
          <draw:ellipse draw:style-name="gr19" draw:text-style-name="P15" draw:layer="layout" svg:width="-0.597cm" svg:height="-0.543cm" svg:x="19.749cm" svg:y="12.722cm">
            <text:p/>
          </draw:ellipse>
          <draw:ellipse draw:style-name="gr19" draw:text-style-name="P15" draw:layer="layout" svg:width="-0.597cm" svg:height="-0.543cm" svg:x="18.826cm" svg:y="8.951cm">
            <text:p/>
          </draw:ellipse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footer-name="ftr1">
        <office:forms form:automatic-focus="false" form:apply-design-mode="false"/>
        <draw:frame presentation:style-name="pr31" draw:text-style-name="P1" draw:layer="layout" svg:width="25.191cm" svg:height="2.974cm" svg:x="1.399cm" svg:y="0.837cm" presentation:class="title">
          <draw:text-box>
            <text:p text:style-name="P1">Constructions</text:p>
          </draw:text-box>
        </draw:frame>
        <draw:frame draw:style-name="gr2" draw:layer="layout" svg:width="8.808cm" svg:height="0.884cm" svg:x="8.929cm" svg:y="6.516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19.539cm" svg:height="0.884cm" svg:x="4.13cm" svg:y="9.317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0" draw:text-style-name="P7" draw:layer="layout" svg:width="12.512cm" svg:height="0.962cm" svg:x="3.554cm" svg:y="5.335cm">
          <draw:text-box>
            <text:p text:style-name="P1"><text:span text:style-name="T5">Angular velocities are constructed like this:</text:span></text:p>
          </draw:text-box>
        </draw:frame>
        <draw:frame draw:style-name="gr21" draw:text-style-name="P7" draw:layer="layout" svg:width="10.215cm" svg:height="0.962cm" svg:x="3.173cm" svg:y="8.384cm">
          <draw:text-box>
            <text:p text:style-name="P1"><text:span text:style-name="T5">Velocities are constructed like this:</text:span></text:p>
          </draw:text-box>
        </draw:frame>
        <draw:frame draw:style-name="gr22" draw:text-style-name="P7" draw:layer="layout" svg:width="20.927cm" svg:height="2.092cm" svg:x="3.157cm" svg:y="10.922cm">
          <draw:text-box>
            <text:p text:style-name="P1"><text:span text:style-name="T5">Let <text:s text:c="4"/>be the vector from the mass center of </text:span><text:span text:style-name="T6">B</text:span><text:span text:style-name="T9">i</text:span><text:span text:style-name="T5"> to the mass center of </text:span><text:span text:style-name="T6">B</text:span><text:span text:style-name="T9">1 </text:span><text:span text:style-name="T29">. <text:s/></text:span></text:p>
            <text:p text:style-name="P1"><text:span text:style-name="T29">For example:</text:span><text:span text:style-name="T9"> </text:span></text:p>
          </draw:text-box>
        </draw:frame>
        <draw:frame draw:style-name="gr2" draw:layer="layout" svg:width="0.678cm" svg:height="0.873cm" svg:x="4.33cm" svg:y="11.018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layer="layout" svg:width="5.826cm" svg:height="0.873cm" svg:x="9.329cm" svg:y="12.718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3" draw:text-style-name="P7" draw:layer="layout" svg:width="20.472cm" svg:height="1.171cm" svg:x="3.3cm" svg:y="15.625cm">
          <draw:text-box>
            <text:p text:style-name="P1"><text:span text:style-name="T5">Let <text:s text:c="4"/>be the vector from the mass center of </text:span><text:span text:style-name="T6">B</text:span><text:span text:style-name="T9">i</text:span><text:span text:style-name="T5"> to joint </text:span><text:span text:style-name="T6">G</text:span><text:span text:style-name="T9">j</text:span><text:span text:style-name="T5">. <text:s/>For example:</text:span></text:p>
          </draw:text-box>
        </draw:frame>
        <draw:frame draw:style-name="gr2" draw:layer="layout" svg:width="0.789cm" svg:height="0.796cm" svg:x="4.53cm" svg:y="15.719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layer="layout" svg:width="4.756cm" svg:height="0.795cm" svg:x="9.329cm" svg:y="16.92cm">
          <draw:object xlink:href="./Object 64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footer-name="ftr1">
        <office:forms form:automatic-focus="false" form:apply-design-mode="false"/>
        <draw:frame presentation:style-name="pr33" draw:text-style-name="P1" draw:layer="layout" svg:width="25.191cm" svg:height="2.974cm" svg:x="1.399cm" svg:y="0.837cm" presentation:class="title">
          <draw:text-box>
            <text:p text:style-name="P1">Path Tables</text:p>
          </draw:text-box>
        </draw:frame>
        <draw:frame draw:style-name="gr24" draw:layer="layout" svg:width="6.271cm" svg:height="4.577cm" svg:x="3.394cm" svg:y="8.182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24" draw:layer="layout" svg:width="6.703cm" svg:height="4.577cm" svg:x="14.9cm" svg:y="8.182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25" draw:text-style-name="P7" draw:layer="layout" svg:width="5.119cm" svg:height="0.962cm" svg:x="4.186cm" svg:y="13.121cm">
          <draw:text-box>
            <text:p text:style-name="P1"><text:span text:style-name="T5">Body Path Table</text:span></text:p>
          </draw:text-box>
        </draw:frame>
        <draw:frame draw:style-name="gr26" draw:text-style-name="P17" draw:layer="layout" svg:width="3.067cm" svg:height="1.661cm" svg:x="0.932cm" svg:y="6.521cm">
          <draw:text-box>
            <text:p text:style-name="P1"><text:span text:style-name="T30">Is this body </text:span></text:p>
            <text:p text:style-name="P1"><text:span text:style-name="T30">in the path of </text:span></text:p>
            <text:p text:style-name="P1"><text:span text:style-name="T30">that body?</text:span></text:p>
          </draw:text-box>
        </draw:frame>
        <draw:line draw:style-name="gr27" draw:text-style-name="P15" draw:layer="layout" svg:x1="3.427cm" svg:y1="6.859cm" svg:x2="6.982cm" svg:y2="6.859cm">
          <text:p/>
        </draw:line>
        <draw:line draw:style-name="gr27" draw:text-style-name="P15" draw:layer="layout" svg:x1="2.158cm" svg:y1="8.138cm" svg:x2="2.158cm" svg:y2="11.56cm">
          <text:p/>
        </draw:line>
        <draw:line draw:style-name="gr17" draw:text-style-name="P15" draw:layer="layout" svg:x1="6.982cm" svg:y1="6.859cm" svg:x2="6.982cm" svg:y2="7.875cm">
          <text:p/>
        </draw:line>
        <draw:line draw:style-name="gr17" draw:text-style-name="P15" draw:layer="layout" svg:x1="2.131cm" svg:y1="11.587cm" svg:x2="2.92cm" svg:y2="11.587cm">
          <text:p/>
        </draw:line>
        <draw:frame draw:style-name="gr28" draw:text-style-name="P7" draw:layer="layout" svg:width="5.017cm" svg:height="0.962cm" svg:x="15.983cm" svg:y="13.121cm">
          <draw:text-box>
            <text:p text:style-name="P1"><text:span text:style-name="T5">Joint Path Table</text:span></text:p>
          </draw:text-box>
        </draw:frame>
        <draw:frame draw:style-name="gr26" draw:text-style-name="P17" draw:layer="layout" svg:width="3.067cm" svg:height="1.661cm" svg:x="12.928cm" svg:y="6.522cm">
          <draw:text-box>
            <text:p text:style-name="P1"><text:span text:style-name="T30">Is this joint </text:span></text:p>
            <text:p text:style-name="P1"><text:span text:style-name="T30">in the path of </text:span></text:p>
            <text:p text:style-name="P1"><text:span text:style-name="T30">that body?</text:span></text:p>
          </draw:text-box>
        </draw:frame>
        <draw:line draw:style-name="gr27" draw:text-style-name="P15" draw:layer="layout" svg:x1="15.325cm" svg:y1="6.859cm" svg:x2="18.88cm" svg:y2="6.859cm">
          <text:p/>
        </draw:line>
        <draw:line draw:style-name="gr27" draw:text-style-name="P15" draw:layer="layout" svg:x1="14.055cm" svg:y1="8.138cm" svg:x2="14.055cm" svg:y2="11.56cm">
          <text:p/>
        </draw:line>
        <draw:line draw:style-name="gr17" draw:text-style-name="P15" draw:layer="layout" svg:x1="18.88cm" svg:y1="6.859cm" svg:x2="18.88cm" svg:y2="7.875cm">
          <text:p/>
        </draw:line>
        <draw:line draw:style-name="gr17" draw:text-style-name="P15" draw:layer="layout" svg:x1="14.028cm" svg:y1="11.587cm" svg:x2="14.817cm" svg:y2="11.587cm">
          <text:p/>
        </draw:line>
        <draw:frame draw:style-name="gr29" draw:text-style-name="P7" draw:layer="layout" svg:width="19.34cm" svg:height="1.673cm" svg:x="3.162cm" svg:y="15.333cm">
          <draw:text-box>
            <text:p text:style-name="P1"><text:span text:style-name="T5">Warning: <text:s/>The Path Tables look the same for this example, but</text:span></text:p>
            <text:p text:style-name="P1"><text:span text:style-name="T5">they differ in general. <text:s/>(To see this, swap the labels for G3 and G4.)</text:span></text:p>
          </draw:text-box>
        </draw:frame>
        <draw:frame draw:style-name="gr30" draw:text-style-name="P7" draw:layer="layout" svg:width="18.2cm" svg:height="1.673cm" svg:x="3.227cm" svg:y="17.311cm">
          <draw:text-box>
            <text:p text:style-name="P1"><text:span text:style-name="T5">B1 is not a joint, but its mass center does serve as one, so it is</text:span></text:p>
            <text:p text:style-name="P1"><text:span text:style-name="T5">included in the joint path t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>
        <office:forms form:automatic-focus="false" form:apply-design-mode="false"/>
        <draw:frame draw:style-name="gr31" draw:text-style-name="P18" draw:layer="layout" svg:width="16.886cm" svg:height="2.94cm" svg:x="5.221cm" svg:y="8.249cm">
          <draw:text-box>
            <text:p text:style-name="P1"><text:span text:style-name="T31">“</text:span><text:span text:style-name="T31">I do vector calculus just for fun.”</text:span></text:p>
            <text:p text:style-name="P6"><text:span text:style-name="T25">-Weird Al Yankovic, </text:span></text:p>
            <text:p text:style-name="P6"><text:span text:style-name="T25">“</text:span><text:span text:style-name="T25">White and Nerdy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>
        <office:forms form:automatic-focus="false" form:apply-design-mode="false"/>
        <draw:frame presentation:style-name="pr36" draw:text-style-name="P1" draw:layer="layout" svg:width="25.191cm" svg:height="2.974cm" svg:x="1.399cm" svg:y="0.837cm" presentation:class="title">
          <draw:text-box>
            <text:p text:style-name="P1">Useful Notation and Theorems</text:p>
          </draw:text-box>
        </draw:frame>
        <draw:frame draw:style-name="gr2" draw:layer="layout" svg:width="10.653cm" svg:height="2.815cm" svg:x="10.628cm" svg:y="4.816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4.144cm" svg:height="0.729cm" svg:x="8.929cm" svg:y="8.617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5.891cm" svg:height="1.585cm" svg:x="14.727cm" svg:y="10.217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10.839cm" svg:height="0.884cm" svg:x="7.529cm" svg:y="14.018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" draw:layer="layout" svg:width="17.828cm" svg:height="0.884cm" svg:x="4.23cm" svg:y="17.52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2" draw:text-style-name="P7" draw:layer="layout" svg:width="6.541cm" svg:height="0.962cm" svg:x="3.554cm" svg:y="5.67cm">
          <draw:text-box>
            <text:p text:style-name="P1"><text:span text:style-name="T5">Cross product matrix:</text:span></text:p>
          </draw:text-box>
        </draw:frame>
        <draw:frame draw:style-name="gr33" draw:text-style-name="P7" draw:layer="layout" svg:width="4.434cm" svg:height="0.962cm" svg:x="3.635cm" svg:y="8.511cm">
          <draw:text-box>
            <text:p text:style-name="P1"><text:span text:style-name="T5">Double-cross:</text:span></text:p>
          </draw:text-box>
        </draw:frame>
        <draw:frame draw:style-name="gr34" draw:text-style-name="P7" draw:layer="layout" svg:width="10.057cm" svg:height="0.962cm" svg:x="3.589cm" svg:y="10.524cm">
          <draw:text-box>
            <text:p text:style-name="P1"><text:span text:style-name="T5">General differentiation of a vector:</text:span></text:p>
          </draw:text-box>
        </draw:frame>
        <draw:frame draw:style-name="gr35" draw:text-style-name="P7" draw:layer="layout" svg:width="13.435cm" svg:height="0.962cm" svg:x="3.708cm" svg:y="12.765cm">
          <draw:text-box>
            <text:p text:style-name="P1"><text:span text:style-name="T5">Apply to find angular acceleration, with a joint:</text:span></text:p>
          </draw:text-box>
        </draw:frame>
        <draw:frame draw:style-name="gr36" draw:text-style-name="P7" draw:layer="layout" svg:width="9.402cm" svg:height="0.962cm" svg:x="3.808cm" svg:y="16.006cm">
          <draw:text-box>
            <text:p text:style-name="P1"><text:span text:style-name="T5">Linear acceleration, with a joint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>
        <office:forms form:automatic-focus="false" form:apply-design-mode="false"/>
        <draw:frame presentation:style-name="pr38" draw:text-style-name="P1" draw:layer="layout" svg:width="25.191cm" svg:height="2.974cm" svg:x="1.399cm" svg:y="0.837cm" presentation:class="title">
          <draw:text-box>
            <text:p text:style-name="P1">Angular and Linear Velocities</text:p>
          </draw:text-box>
        </draw:frame>
        <draw:frame draw:style-name="gr2" draw:layer="layout" svg:width="13cm" svg:height="6.605cm" svg:x="3.683cm" svg:y="4.455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2" draw:layer="layout" svg:width="17.083cm" svg:height="6.599cm" svg:x="3.783cm" svg:y="11.158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7" draw:text-style-name="P7" draw:layer="layout" svg:width="22.351cm" svg:height="0.962cm" svg:x="3.3cm" svg:y="18.293cm">
          <draw:text-box>
            <text:p text:style-name="P1"><text:span text:style-name="T5">Note resemblance to joint path table. <text:s text:c="4"/>and </text:span><text:span text:style-name="T22">V</text:span><text:span text:style-name="T5"> may be obtained by inspection.</text:span></text:p>
          </draw:text-box>
        </draw:frame>
        <draw:frame draw:style-name="gr2" draw:layer="layout" svg:width="0.749cm" svg:height="0.699cm" svg:x="14.012cm" svg:y="18.438cm"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40" draw:text-style-name="P1" draw:layer="layout" svg:width="25.191cm" svg:height="2.974cm" svg:x="1.399cm" svg:y="0.837cm" presentation:class="title">
          <draw:text-box>
            <text:p text:style-name="P1">Clearing Basis Dyads</text:p>
          </draw:text-box>
        </draw:frame>
        <draw:frame presentation:style-name="pr15" draw:text-style-name="P9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1">Let's “convert” vectors and dyads into arrays and matrices.</text:p>
              </text:list-item>
              <text:list-item>
                <text:p text:style-name="P1">Choose which frames to express equations in, and multiply through by the appropriate basis dya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>
        <office:forms form:automatic-focus="false" form:apply-design-mode="false"/>
        <draw:frame presentation:style-name="pr42" draw:text-style-name="P1" draw:layer="layout" svg:width="25.191cm" svg:height="2.974cm" svg:x="1.399cm" svg:y="0.837cm" presentation:class="title">
          <draw:text-box>
            <text:p text:style-name="P1">Clearing Basis Dyads (2)</text:p>
          </draw:text-box>
        </draw:frame>
        <draw:frame draw:style-name="gr2" draw:layer="layout" svg:width="23.184cm" svg:height="5.875cm" svg:x="1.884cm" svg:y="5.156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10.019cm" svg:height="5.895cm" svg:x="7.983cm" svg:y="11.859cm"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>
        <office:forms form:automatic-focus="false" form:apply-design-mode="false"/>
        <draw:frame presentation:style-name="pr44" draw:text-style-name="P1" draw:layer="layout" svg:width="25.191cm" svg:height="2.974cm" svg:x="1.399cm" svg:y="0.837cm" presentation:class="title">
          <draw:text-box>
            <text:p text:style-name="P1">Clearing Basis Dyads (3)</text:p>
          </draw:text-box>
        </draw:frame>
        <draw:frame draw:style-name="gr2" draw:layer="layout" svg:width="24.448cm" svg:height="5.108cm" svg:x="0.785cm" svg:y="5.356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14.585cm" svg:height="5.134cm" svg:x="5.984cm" svg:y="11.059cm"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 presentation:use-footer-name="ftr1">
        <office:forms form:automatic-focus="false" form:apply-design-mode="false"/>
        <draw:frame presentation:style-name="pr46" draw:layer="layout" svg:width="25.191cm" svg:height="2.723cm" svg:x="1.399cm" svg:y="0.962cm" presentation:class="title">
          <draw:text-box>
            <text:p>Accelerations across a Joint</text:p>
          </draw:text-box>
        </draw:frame>
        <draw:frame draw:style-name="gr2" draw:layer="layout" svg:width="24.692cm" svg:height="12.426cm" svg:x="1.559cm" svg:y="5.363cm">
          <draw:object xlink:href="./Object 80" xlink:type="simple" xlink:show="embed" xlink:actuate="onLoad"/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 presentation:use-footer-name="ftr1">
        <office:forms form:automatic-focus="false" form:apply-design-mode="false"/>
        <draw:frame presentation:style-name="pr48" draw:text-style-name="P1" draw:layer="layout" svg:width="25.191cm" svg:height="2.974cm" svg:x="1.399cm" svg:y="0.837cm" presentation:class="title">
          <draw:text-box>
            <text:p text:style-name="P1">Assembling Kane's Equation</text:p>
          </draw:text-box>
        </draw:frame>
        <draw:frame draw:style-name="gr38" draw:text-style-name="P19" draw:layer="layout" svg:width="16.055cm" svg:height="0.962cm" svg:x="1.703cm" svg:y="10.267cm">
          <draw:text-box>
            <text:p text:style-name="P1"><text:span text:style-name="T25">Substituting into Kane's equation:</text:span></text:p>
          </draw:text-box>
        </draw:frame>
        <draw:frame draw:style-name="gr39" draw:text-style-name="P19" draw:layer="layout" svg:width="1.738cm" svg:height="0.962cm" svg:x="1.858cm" svg:y="6.3cm">
          <draw:text-box>
            <text:p text:style-name="P1"><text:span text:style-name="T25">Let: </text:span></text:p>
          </draw:text-box>
        </draw:frame>
        <draw:frame draw:style-name="gr2" draw:layer="layout" svg:width="22.774cm" svg:height="3.631cm" svg:x="3.392cm" svg:y="5.005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40" draw:text-style-name="P20" draw:layer="layout" svg:width="0.502cm" svg:height="1.187cm" svg:x="17.774cm" svg:y="11.56cm">
          <draw:text-box>
            <text:p/>
          </draw:text-box>
        </draw:frame>
        <draw:frame draw:style-name="gr2" draw:layer="layout" svg:width="13.896cm" svg:height="0.924cm" svg:x="5.915cm" svg:y="11.636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14.832cm" svg:height="1.889cm" svg:x="5.915cm" svg:y="15.03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41" draw:text-style-name="P7" draw:layer="layout" svg:width="5.231cm" svg:height="0.962cm" svg:x="1.777cm" svg:y="13.592cm">
          <draw:text-box>
            <text:p text:style-name="P1"><text:span text:style-name="T5">And rearranging:</text:span></text:p>
          </draw:text-box>
        </draw:frame>
        <draw:frame draw:style-name="gr2" draw:layer="layout" svg:width="0.2cm" svg:height="0.698cm" svg:x="13.111cm" svg:y="10.074cm">
          <draw:object xlink:href="./Object 96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50" draw:text-style-name="P1" draw:layer="layout" svg:width="25.191cm" svg:height="2.974cm" svg:x="1.399cm" svg:y="0.837cm" presentation:class="title">
          <draw:text-box>
            <text:p text:style-name="P1">Conclusions</text:p>
          </draw:text-box>
        </draw:frame>
        <draw:frame presentation:style-name="pr15" draw:text-style-name="P13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1"><text:span text:style-name="T2">Kane's equation has been rearranged to a form suitable for numerical solution.</text:span></text:p>
                <text:list>
                  <text:list-item>
                    <text:p text:style-name="P1"><text:span text:style-name="T2">A system of equations linear in </text:span></text:p>
                  </text:list-item>
                </text:list>
              </text:list-item>
              <text:list-item>
                <text:p text:style-name="P1"><text:span text:style-name="T2">For a tree-topological spacecraft, partial angular velocity and partial velocity matrices may be deduced by inspection of the path tables.</text:span></text:p>
              </text:list-item>
              <text:list-item>
                <text:p text:style-name="P1"><text:span text:style-name="T2">The hard part of Kane's method is differentiating vectors</text:span></text:p>
                <text:list>
                  <text:list-item>
                    <text:p text:style-name="P1"><text:span text:style-name="T2">Vector theorems help.</text:span></text:p>
                  </text:list-item>
                  <text:list-item>
                    <text:p text:style-name="P1"><text:span text:style-name="T2">Notation that handles multiple frames helps, too.</text:span></text:p>
                  </text:list-item>
                </text:list>
              </text:list-item>
            </text:list>
          </draw:text-box>
        </draw:frame>
        <draw:frame draw:style-name="gr2" draw:layer="layout" svg:width="0.646cm" svg:height="0.93cm" svg:x="15.212cm" svg:y="7.335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808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808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2.973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5.4cm" svg:height="0.228cm" svg:x="1.397cm" svg:y="4.071cm">
        <draw:image xlink:href="Pictures/10000000000002140000000C0B56A8A5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initial-creator>Eric Stoneking</meta:initial-creator>
    <meta:creation-date>2008-05-18T22:13:56</meta:creation-date>
    <dc:date>2012-07-23T15:10:22</dc:date>
    <meta:editing-cycles>89</meta:editing-cycles>
    <meta:editing-duration>PT23H26M34S</meta:editing-duration>
    <dc:creator>Eric Stoneking</dc:creator>
    <meta:document-statistic meta:object-count="2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p>
            <math:mo math:stretchy="false">Ω</math:mo>
            <math:mi>T</math:mi>
          </math:msup>
          <math:mi>I</math:mi>
          <math:mrow>
            <math:mo math:stretchy="false">Ω</math:mo>
            <math:mo math:stretchy="false">+</math:mo>
            <math:msup>
              <math:mi>V</math:mi>
              <math:mi>T</math:mi>
            </math:msup>
          </math:mrow>
          <math:mi>m</math:mi>
          <math:mi>V</math:mi>
        </math:mrow>
        <math:mo math:stretchy="false">)</math:mo>
      </math:mrow>
      <math:mrow>
        <math:mover math:accent="true">
          <math:mi>u</math:mi>
          <math:mo math:stretchy="false">˙</math:mo>
        </math:mover>
        <math:mo math:stretchy="false">=</math:mo>
        <math:msup>
          <math:mo math:stretchy="false">Ω</math:mo>
          <math:mi>T</math:mi>
        </math:msup>
      </math:mrow>
      <math:mrow>
        <math:mrow>
          <math:mo math:stretchy="false">(</math:mo>
          <math:mrow>
            <math:mrow>
              <math:mrow>
                <math:mi>T</math:mi>
                <math:mo math:stretchy="false">−</math:mo>
                <math:mrow>
                  <math:mo math:stretchy="false">ω</math:mo>
                  <math:mo math:stretchy="false">×</math:mo>
                  <math:mi>H</math:mi>
                </math:mrow>
              </math:mrow>
              <math:mo math:stretchy="false">−</math:mo>
              <math:mi>I</math:mi>
            </math:mrow>
            <math:msub>
              <math:mo math:stretchy="false">α</math:mo>
              <math:mi>r</math:mi>
            </math:msub>
          </math:mrow>
          <math:mo math:stretchy="false">)</math:mo>
        </math:mrow>
        <math:mo math:stretchy="false">+</math:mo>
        <math:msup>
          <math:mi>V</math:mi>
          <math:mi>T</math:mi>
        </math:msup>
      </math:mrow>
      <math:mrow>
        <math:mo math:stretchy="false">(</math:mo>
        <math:mrow>
          <math:mi>F</math:mi>
          <math:mo math:stretchy="false">−</math:mo>
          <math:msub>
            <math:mi math:fontstyle="italic">ma</math:mi>
            <math:mi>r</math:mi>
          </math:msub>
        </math:mrow>
        <math:mo math:stretchy="false">)</math:mo>
      </math:mrow>
    </math:mrow>
    <math:annotation math:encoding="StarMath 5.0">(%OMEGA^{T} I %OMEGA + V^{T} m V) dot u = %OMEGA^T(T-%omega times H - I%alpha_{r}) + V^T(F -  ma_{r}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o math:stretchy="false">θ</math:mo>
          <math:mn>1,</math:mn>
        </math:msub>
        <math:msub>
          <math:mo math:stretchy="false">θ</math:mo>
          <math:mn>2,</math:mn>
        </math:msub>
        <math:msub>
          <math:mo math:stretchy="false">θ</math:mo>
          <math:mn>3</math:mn>
        </math:msub>
      </math:mrow>
      <math:mo math:stretchy="false">)</math:mo>
    </math:mrow>
    <math:annotation math:encoding="StarMath 5.0">(%theta_1, %theta_2, %theta_3)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 math:stretchy="false">Ω</math:mo>
      </math:mrow>
    </math:mstyle>
    <math:annotation math:encoding="StarMath 5.0">{bold %OMEGA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multiscripts>
          <math:mover math:accent="true">
            <math:mo math:stretchy="false">ω</math:mo>
            <math:mo math:stretchy="false">→</math:mo>
          </math:mover>
          <math:none/>
          <math:mi>B</math:mi>
          <math:mprescripts/>
          <math:none/>
          <math:mi>A</math:mi>
        </math:mmultiscripts>
        <math:mo math:stretchy="false">=</math:mo>
        <math:mstyle math:fontweight="bold">
          <math:mrow>
            <math:mi>B</math:mi>
          </math:mrow>
        </math:mstyle>
      </math:mrow>
      <math:munder>
        <math:munder math:accent="true">
          <math:mfenced math:open="[" math:close="]">
            <math:mtable>
              <math:mtr>
                <math:mtd>
                  <math:mrow>
                    <math:msub>
                      <math:mi>c</math:mi>
                      <math:mn>2</math:mn>
                    </math:msub>
                    <math:msub>
                      <math:mi>s</math:mi>
                      <math:mn>3</math:mn>
                    </math:msub>
                  </math:mrow>
                </math:mtd>
                <math:mtd>
                  <math:msub>
                    <math:mi>c</math:mi>
                    <math:mn>3</math:mn>
                  </math:msub>
                </math:mtd>
                <math:mtd>
                  <math:mn>0</math:mn>
                </math:mtd>
              </math:mtr>
              <math:mtr>
                <math:mtd>
                  <math:mrow>
                    <math:msub>
                      <math:mi>c</math:mi>
                      <math:mn>2</math:mn>
                    </math:msub>
                    <math:msub>
                      <math:mi>c</math:mi>
                      <math:mn>3</math:mn>
                    </math:msub>
                  </math:mrow>
                </math:mtd>
                <math:mtd>
                  <math:mrow>
                    <math:mo math:stretchy="false">−</math:mo>
                    <math:msub>
                      <math:mi>s</math:mi>
                      <math:mn>3</math:mn>
                    </math:msub>
                  </math:mrow>
                </math:mtd>
                <math:mtd>
                  <math:mn>0</math:mn>
                </math:mtd>
              </math:mtr>
              <math:mtr>
                <math:mtd>
                  <math:mrow>
                    <math:mo math:stretchy="false">−</math:mo>
                    <math:msub>
                      <math:mi>s</math:mi>
                      <math:mn>2</math:mn>
                    </math:msub>
                  </math:mrow>
                </math:mtd>
                <math:mtd>
                  <math:mn>0</math:mn>
                </math:mtd>
                <math:mtd>
                  <math:mn>1</math:mn>
                </math:mtd>
              </math:mtr>
            </math:mtable>
          </math:mfenced>
          <math:mo math:stretchy="false"></math:mo>
        </math:munder>
        <math:mo math:stretchy="false">Γ</math:mo>
      </math:munder>
      <math:munder>
        <math:munder math:accent="true">
          <math:mfenced math:open="{" math:close="}">
            <math:mtable>
              <math:mtr>
                <math:mtd>
                  <math:msub>
                    <math:mo math:stretchy="false">σ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2</math:mn>
                  </math:msub>
                </math:mtd>
              </math:mtr>
              <math:mtr>
                <math:mtd>
                  <math:msub>
                    <math:mo math:stretchy="false">σ</math:mo>
                    <math:mn>3</math:mn>
                  </math:msub>
                </math:mtd>
              </math:mtr>
            </math:mtable>
          </math:mfenced>
          <math:mo math:stretchy="false"></math:mo>
        </math:munder>
        <math:mo math:stretchy="false">σ</math:mo>
      </math:munder>
    </math:mrow>
    <math:annotation math:encoding="StarMath 5.0">{vec %omega} lsup A rsup B = {bold B}{left [matrix{c_2 s_3 # c_3 # 0 ## c_2 c_3 # -s_3 # 0 ## -s_2 # 0 # 1} right ]} underbrace {%GAMMA} {left lbrace {matrix{%sigma_1 ## %sigma_2 ## %sigma_3}} right rbrace } underbrace {%sigma}   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n>2</math:mn>
        </math:msub>
        <math:mo math:stretchy="false">=</math:mo>
        <math:mi>sin</math:mi>
      </math:mrow>
      <math:mrow>
        <math:mo math:stretchy="false">(</math:mo>
        <math:msub>
          <math:mo math:stretchy="false">θ</math:mo>
          <math:mn>2</math:mn>
        </math:msub>
        <math:mo math:stretchy="false">)</math:mo>
      </math:mrow>
      <math:mi>,</math:mi>
      <math:mrow>
        <math:msub>
          <math:mi>c</math:mi>
          <math:mn>2</math:mn>
        </math:msub>
        <math:mo math:stretchy="false">=</math:mo>
        <math:mi>cos</math:mi>
      </math:mrow>
      <math:mrow>
        <math:mo math:stretchy="false">(</math:mo>
        <math:msub>
          <math:mo math:stretchy="false">θ</math:mo>
          <math:mn>2</math:mn>
        </math:msub>
        <math:mo math:stretchy="false">)</math:mo>
      </math:mrow>
      <math:mi>,</math:mi>
    </math:mrow>
    <math:annotation math:encoding="StarMath 5.0">s_2 = sin(%theta_2), c_2 = cos(%theta_2),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over math:accent="true">
      <math:mo math:stretchy="false">ω</math:mo>
      <math:mo math:stretchy="false">→</math:mo>
    </math:mover>
    <math:annotation math:encoding="StarMath 5.0">vec %omega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o math:stretchy="false">Γ</math:mo>
    <math:annotation math:encoding="StarMath 5.0">%GAMMA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 math:stretchy="false">σ</math:mo>
    <math:annotation math:encoding="StarMath 5.0">%sigma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 math:stretchy="false">Γ</math:mo>
    <math:annotation math:encoding="StarMath 5.0">%GAMMA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o math:stretchy="false">ω</math:mo>
    </math:mrow>
    <math:annotation math:encoding="StarMath 5.0">%sigma = %omega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Γ</math:mo>
      <math:mo math:stretchy="false">=</math:mo>
      <math:mi>U</math:mi>
    </math:mrow>
    <math:annotation math:encoding="StarMath 5.0">%GAMMA = U</math:annotation>
  </math:semantics>
</math:math>
</file>

<file path=Object 19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i>v</mi>
                <mo stretchy="false">→</mo>
              </mover>
              <mi mathvariant="normal">=</mi>
              <mstyle mathvariant="bold">
                <mrow>
                  <mi>A</mi>
                </mrow>
              </mstyle>
            </mrow>
            <mi>v</mi>
            <mi>,</mi>
          </mrow>
        </mtd>
      </mtr>
      <mtr>
        <mtd>
          <mrow>
            <mrow>
              <mi>v</mi>
              <mi mathvariant="normal">=</mi>
              <mstyle mathvariant="bold">
                <mrow>
                  <msup>
                    <mi>A</mi>
                    <mi>T</mi>
                  </msup>
                </mrow>
              </mstyle>
            </mrow>
            <mover accent="true">
              <mi>v</mi>
              <mo stretchy="false">→</mo>
            </mover>
          </mrow>
        </mtd>
      </mtr>
    </mtable>
    <annotation encoding="StarMath 5.0"> 
vec v = bold{A}v,
newline
v = bold{A}^T vec{v}</annotation>
  </semantics>
</math>
</file>

<file path=Object 20/content.xml><?xml version="1.0" encoding="utf-8"?>
<math xmlns="http://www.w3.org/1998/Math/MathML">
  <semantics>
    <msub>
      <mi>B</mi>
      <mn>2</mn>
    </msub>
    <annotation encoding="StarMath 5.0">B_2</annotation>
  </semantics>
</math>
</file>

<file path=Object 21/content.xml><?xml version="1.0" encoding="utf-8"?>
<math xmlns="http://www.w3.org/1998/Math/MathML">
  <semantics>
    <msub>
      <mi>B</mi>
      <mn>3</mn>
    </msub>
    <annotation encoding="StarMath 5.0">B_3</annotation>
  </semantics>
</math>
</file>

<file path=Object 22/content.xml><?xml version="1.0" encoding="utf-8"?>
<math xmlns="http://www.w3.org/1998/Math/MathML">
  <semantics>
    <msub>
      <mi>B</mi>
      <mn>4</mn>
    </msub>
    <annotation encoding="StarMath 5.0">B_4</annotation>
  </semantics>
</math>
</file>

<file path=Object 23/content.xml><?xml version="1.0" encoding="utf-8"?>
<math xmlns="http://www.w3.org/1998/Math/MathML">
  <semantics>
    <msub>
      <mi>B</mi>
      <mn>5</mn>
    </msub>
    <annotation encoding="StarMath 5.0">B_5</annotation>
  </semantics>
</math>
</file>

<file path=Object 24/content.xml><?xml version="1.0" encoding="utf-8"?>
<math xmlns="http://www.w3.org/1998/Math/MathML">
  <semantics>
    <msub>
      <mi>G</mi>
      <mn>1</mn>
    </msub>
    <annotation encoding="StarMath 5.0">G_1</annotation>
  </semantics>
</math>
</file>

<file path=Object 25/content.xml><?xml version="1.0" encoding="utf-8"?>
<math xmlns="http://www.w3.org/1998/Math/MathML">
  <semantics>
    <msub>
      <mi>G</mi>
      <mn>2</mn>
    </msub>
    <annotation encoding="StarMath 5.0">G_2</annotation>
  </semantics>
</math>
</file>

<file path=Object 26/content.xml><?xml version="1.0" encoding="utf-8"?>
<math xmlns="http://www.w3.org/1998/Math/MathML">
  <semantics>
    <msub>
      <mi>G</mi>
      <mn>3</mn>
    </msub>
    <annotation encoding="StarMath 5.0">G_3</annotation>
  </semantics>
</math>
</file>

<file path=Object 27/content.xml><?xml version="1.0" encoding="utf-8"?>
<math xmlns="http://www.w3.org/1998/Math/MathML">
  <semantics>
    <msub>
      <mi>G</mi>
      <mn>4</mn>
    </msub>
    <annotation encoding="StarMath 5.0">G_4</annotation>
  </semantics>
</math>
</file>

<file path=Object 28/content.xml><?xml version="1.0" encoding="utf-8"?>
<math xmlns="http://www.w3.org/1998/Math/MathML">
  <semantics>
    <mover accent="true">
      <msub>
        <mi>p</mi>
        <mn>1</mn>
      </msub>
      <mo stretchy="false">→</mo>
    </mover>
    <annotation encoding="StarMath 5.0">vec p_1</annotation>
  </semantics>
</math>
</file>

<file path=Object 29/content.xml><?xml version="1.0" encoding="utf-8"?>
<math xmlns="http://www.w3.org/1998/Math/MathML">
  <semantics>
    <msub>
      <mover accent="true">
        <mi>r</mi>
        <mo stretchy="false">→</mo>
      </mover>
      <mn>11</mn>
    </msub>
    <annotation encoding="StarMath 5.0">{vec r}_11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vec v</math:annotation>
  </math:semantics>
</math:math>
</file>

<file path=Object 30/content.xml><?xml version="1.0" encoding="utf-8"?>
<math xmlns="http://www.w3.org/1998/Math/MathML">
  <semantics>
    <msub>
      <mover accent="true">
        <mi>r</mi>
        <mo stretchy="false">→</mo>
      </mover>
      <mn>21</mn>
    </msub>
    <annotation encoding="StarMath 5.0">{vec r}_21</annotation>
  </semantics>
</math>
</file>

<file path=Object 31/content.xml><?xml version="1.0" encoding="utf-8"?>
<math xmlns="http://www.w3.org/1998/Math/MathML">
  <semantics>
    <msub>
      <mover accent="true">
        <mi>r</mi>
        <mo stretchy="false">→</mo>
      </mover>
      <mn>12</mn>
    </msub>
    <annotation encoding="StarMath 5.0">{vec r}_12</annotation>
  </semantics>
</math>
</file>

<file path=Object 32/content.xml><?xml version="1.0" encoding="utf-8"?>
<math xmlns="http://www.w3.org/1998/Math/MathML">
  <semantics>
    <msub>
      <mover accent="true">
        <mi>r</mi>
        <mo stretchy="false">→</mo>
      </mover>
      <mn>32</mn>
    </msub>
    <annotation encoding="StarMath 5.0">{vec r}_32</annotation>
  </semantics>
</math>
</file>

<file path=Object 33/content.xml><?xml version="1.0" encoding="utf-8"?>
<math xmlns="http://www.w3.org/1998/Math/MathML">
  <semantics>
    <msub>
      <mover accent="true">
        <mi>r</mi>
        <mo stretchy="false">→</mo>
      </mover>
      <mn>33</mn>
    </msub>
    <annotation encoding="StarMath 5.0">{vec r}_33</annotation>
  </semantics>
</math>
</file>

<file path=Object 34/content.xml><?xml version="1.0" encoding="utf-8"?>
<math xmlns="http://www.w3.org/1998/Math/MathML">
  <semantics>
    <msub>
      <mover accent="true">
        <mi>r</mi>
        <mo stretchy="false">→</mo>
      </mover>
      <mn>34</mn>
    </msub>
    <annotation encoding="StarMath 5.0">{vec r}_34</annotation>
  </semantics>
</math>
</file>

<file path=Object 35/content.xml><?xml version="1.0" encoding="utf-8"?>
<math xmlns="http://www.w3.org/1998/Math/MathML">
  <semantics>
    <msub>
      <mover accent="true">
        <mi>r</mi>
        <mo stretchy="false">→</mo>
      </mover>
      <mn>43</mn>
    </msub>
    <annotation encoding="StarMath 5.0">{vec r}_43</annotation>
  </semantics>
</math>
</file>

<file path=Object 36/content.xml><?xml version="1.0" encoding="utf-8"?>
<math xmlns="http://www.w3.org/1998/Math/MathML">
  <semantics>
    <msub>
      <mover accent="true">
        <mi>r</mi>
        <mo stretchy="false">→</mo>
      </mover>
      <mn>54</mn>
    </msub>
    <annotation encoding="StarMath 5.0">{vec r}_54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F</math:mi>
            <math:mi>r</math:mi>
          </math:msub>
          <math:mo math:stretchy="false">+</math:mo>
          <math:msubsup>
            <math:mi>F</math:mi>
            <math:mi>r</math:mi>
            <math:mtext>*</math:mtext>
          </math:msubsup>
        </math:mrow>
        <math:mo math:stretchy="false">=</math:mo>
        <math:mn>0</math:mn>
      </math:mrow>
      <math:mi/>
      <math:mrow>
        <math:mi>r</math:mi>
        <math:mo math:stretchy="false">=</math:mo>
        <math:mn>1,</math:mn>
      </math:mrow>
      <math:mo math:stretchy="false">…</math:mo>
      <math:mi>,</math:mi>
      <math:msub>
        <math:mi>N</math:mi>
        <math:mi>u</math:mi>
      </math:msub>
    </math:mrow>
    <math:annotation math:encoding="StarMath 5.0">F_r + F_r^{"*"} = 0 ~~~~~ r=1,dotslow ,N_u</math:annotation>
  </math:semantics>
</math:math>
</file>

<file path=Object 38/content.xml><?xml version="1.0" encoding="utf-8"?>
<math xmlns="http://www.w3.org/1998/Math/MathML">
  <semantics>
    <mrow>
      <msub>
        <mi>F</mi>
        <mi>r</mi>
      </msub>
      <mi mathvariant="normal">=</mi>
      <mrow>
        <mrow>
          <mrow>
            <munder>
              <mi mathvariant="normal">∑</mi>
              <mi>k</mi>
            </munder>
            <msubsup>
              <mover accent="true">
                <mo stretchy="false">ω</mo>
                <mo stretchy="false">→</mo>
              </mover>
              <mi>r</mi>
              <mi>k</mi>
            </msubsup>
          </mrow>
          <mi mathvariant="normal">⋅</mi>
          <msub>
            <mover accent="true">
              <mi>T</mi>
              <mo stretchy="false">→</mo>
            </mover>
            <mi>k</mi>
          </msub>
        </mrow>
        <mo stretchy="false">+</mo>
        <mrow>
          <mrow>
            <munder>
              <mi mathvariant="normal">∑</mi>
              <mi>k</mi>
            </munder>
            <msubsup>
              <mover accent="true">
                <mi>v</mi>
                <mo stretchy="false">→</mo>
              </mover>
              <mi>r</mi>
              <mi>k</mi>
            </msubsup>
          </mrow>
          <mi mathvariant="normal">⋅</mi>
          <msub>
            <mover accent="true">
              <mi>F</mi>
              <mo stretchy="false">→</mo>
            </mover>
            <mi>k</mi>
          </msub>
        </mrow>
      </mrow>
    </mrow>
    <annotation encoding="StarMath 5.0">F_r = sum from k {{vec %omega}}_r^k cdot  {vec{T}}_k + sum from k {{vec %v}}_r^k cdot {vec{F}}_k     </annotation>
  </semantics>
</math>
</file>

<file path=Object 39/content.xml><?xml version="1.0" encoding="utf-8"?>
<math xmlns="http://www.w3.org/1998/Math/MathML">
  <semantics>
    <mrow>
      <msubsup>
        <mi>F</mi>
        <mi>r</mi>
        <mtext>*</mtext>
      </msubsup>
      <mi mathvariant="normal">=</mi>
      <mrow>
        <mrow>
          <mrow>
            <munder>
              <mi mathvariant="normal">∑</mi>
              <mi>k</mi>
            </munder>
            <msubsup>
              <mover accent="true">
                <mo stretchy="false">ω</mo>
                <mo stretchy="false">→</mo>
              </mover>
              <mi>r</mi>
              <mi>k</mi>
            </msubsup>
          </mrow>
          <mi mathvariant="normal">⋅</mi>
          <mrow>
            <mo stretchy="false">(</mo>
            <mrow>
              <mrow>
                <mi mathvariant="normal">−</mi>
                <msub>
                  <mi>I</mi>
                  <mi>k</mi>
                </msub>
              </mrow>
              <mrow>
                <msub>
                  <mover accent="true">
                    <mo stretchy="false">α</mo>
                    <mo stretchy="false">→</mo>
                  </mover>
                  <mi>k</mi>
                </msub>
                <mi mathvariant="normal">−</mi>
                <mrow>
                  <msup>
                    <mover accent="true">
                      <mo stretchy="false">ω</mo>
                      <mo stretchy="false">→</mo>
                    </mover>
                    <mi>k</mi>
                  </msup>
                  <mi mathvariant="normal">×</mi>
                  <msub>
                    <mover accent="true">
                      <mi>H</mi>
                      <mo stretchy="false">→</mo>
                    </mover>
                    <mi>k</mi>
                  </msub>
                </mrow>
              </mrow>
            </mrow>
            <mo stretchy="false">)</mo>
          </mrow>
        </mrow>
        <mo stretchy="false">+</mo>
        <mrow>
          <mrow>
            <munder>
              <mi mathvariant="normal">∑</mi>
              <mi>k</mi>
            </munder>
            <msubsup>
              <mover accent="true">
                <mi>v</mi>
                <mo stretchy="false">→</mo>
              </mover>
              <mi>r</mi>
              <mi>k</mi>
            </msubsup>
          </mrow>
          <mi mathvariant="normal">⋅</mi>
          <mrow>
            <mo stretchy="false">(</mo>
            <mrow>
              <mrow>
                <mi mathvariant="normal">−</mi>
                <msub>
                  <mi>m</mi>
                  <mi>k</mi>
                </msub>
              </mrow>
              <msub>
                <mover accent="true">
                  <mi>a</mi>
                  <mo stretchy="false">→</mo>
                </mover>
                <mi>k</mi>
              </msub>
            </mrow>
            <mo stretchy="false">)</mo>
          </mrow>
        </mrow>
      </mrow>
    </mrow>
    <annotation encoding="StarMath 5.0">F_r^{"*"} = sum from k {vec{%omega}}_r^k cdot  (-I_k {vec{%alpha}}_k - {vec{%omega}}^k times {vec{H}}_k) + sum from k {vec{v}}_r^k cdot (-m_k {vec{a}}_k)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a</math:mi>
          <math:mo math:stretchy="false">ˆ</math:mo>
        </math:mover>
        <math:mn>1</math:mn>
      </math:msub>
      <math:mi>,</math:mi>
      <math:msub>
        <math:mover math:accent="true">
          <math:mi>a</math:mi>
          <math:mo math:stretchy="false">ˆ</math:mo>
        </math:mover>
        <math:mn>2</math:mn>
      </math:msub>
      <math:mi>,</math:mi>
      <math:msub>
        <math:mover math:accent="true">
          <math:mi>a</math:mi>
          <math:mo math:stretchy="false">ˆ</math:mo>
        </math:mover>
        <math:mn>3</math:mn>
      </math:msub>
    </math:mrow>
    <math:annotation math:encoding="StarMath 5.0">{hat a}_{1}, {hat a}_{2}, {hat a}_3</math:annotation>
  </math:semantics>
</math:math>
</file>

<file path=Object 41/content.xml><?xml version="1.0" encoding="utf-8"?>
<math xmlns="http://www.w3.org/1998/Math/MathML">
  <semantics>
    <mrow>
      <mrow>
        <mrow>
          <munder>
            <mi mathvariant="normal">∑</mi>
            <mi>k</mi>
          </munder>
          <msub>
            <mfenced open="[" close="]">
              <mrow>
                <msub>
                  <mover accent="true">
                    <mo stretchy="false">ω</mo>
                    <mo stretchy="false">→</mo>
                  </mover>
                  <mi>r</mi>
                </msub>
                <mi mathvariant="normal">⋅</mi>
                <mrow>
                  <mo stretchy="false">(</mo>
                  <mrow>
                    <mrow>
                      <mover accent="true">
                        <mi>T</mi>
                        <mo stretchy="false">→</mo>
                      </mover>
                      <mi mathvariant="normal">−</mi>
                      <mi>I</mi>
                    </mrow>
                    <mrow>
                      <mover accent="true">
                        <mo stretchy="false">α</mo>
                        <mo stretchy="false">→</mo>
                      </mover>
                      <mi mathvariant="normal">−</mi>
                      <mrow>
                        <mover accent="true">
                          <mo stretchy="false">ω</mo>
                          <mo stretchy="false">→</mo>
                        </mover>
                        <mi mathvariant="normal">×</mi>
                        <mover accent="true">
                          <mi>H</mi>
                          <mo stretchy="false">→</mo>
                        </mover>
                      </mrow>
                    </mrow>
                  </mrow>
                  <mo stretchy="false">)</mo>
                </mrow>
              </mrow>
            </mfenced>
            <mi>k</mi>
          </msub>
        </mrow>
        <mo stretchy="false">+</mo>
        <mrow>
          <munder>
            <mi mathvariant="normal">∑</mi>
            <mi>k</mi>
          </munder>
          <msub>
            <mfenced open="[" close="]">
              <mrow>
                <msub>
                  <mover accent="true">
                    <mi>v</mi>
                    <mo stretchy="false">→</mo>
                  </mover>
                  <mi>r</mi>
                </msub>
                <mi mathvariant="normal">⋅</mi>
                <mrow>
                  <mo stretchy="false">(</mo>
                  <mrow>
                    <mrow>
                      <mover accent="true">
                        <mi>F</mi>
                        <mo stretchy="false">→</mo>
                      </mover>
                      <mi mathvariant="normal">−</mi>
                      <mi>m</mi>
                    </mrow>
                    <mover accent="true">
                      <mi>a</mi>
                      <mo stretchy="false">→</mo>
                    </mover>
                  </mrow>
                  <mo stretchy="false">)</mo>
                </mrow>
              </mrow>
            </mfenced>
            <mi>k</mi>
          </msub>
        </mrow>
      </mrow>
      <mi mathvariant="normal">=</mi>
      <mn>0</mn>
    </mrow>
    <annotation encoding="StarMath 5.0">sum from k left [{vec{%omega}}_r cdot (vec T - I vec %alpha - vec %omega times vec H) right ]_k + sum from k left [{vec{v}}_r cdot (vec F - m vec a) right ]_k = 0</annotation>
  </semantics>
</math>
</file>

<file path=Object 42/content.xml><?xml version="1.0" encoding="utf-8"?>
<math xmlns="http://www.w3.org/1998/Math/MathML">
  <semantics>
    <msubsup>
      <mover accent="true">
        <mo stretchy="false">ω</mo>
        <mo stretchy="false">→</mo>
      </mover>
      <mi>r</mi>
      <mi>k</mi>
    </msubsup>
    <annotation encoding="StarMath 5.0">{vec %omega}_r^k</annotation>
  </semantics>
</math>
</file>

<file path=Object 43/content.xml><?xml version="1.0" encoding="utf-8"?>
<math xmlns="http://www.w3.org/1998/Math/MathML">
  <semantics>
    <msubsup>
      <mover accent="true">
        <mi>v</mi>
        <mo stretchy="false">→</mo>
      </mover>
      <mi>r</mi>
      <mi>k</mi>
    </msubsup>
    <annotation encoding="StarMath 5.0">{vec v}_r^k</annotation>
  </semantics>
</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v</math:mi>
          <math:mo math:stretchy="false">→</math:mo>
        </math:mover>
        <math:mo math:stretchy="false">=</math:mo>
        <math:mstyle math:fontweight="bold">
          <math:mrow>
            <math:mi>A</math:mi>
          </math:mrow>
        </math:mstyle>
      </math:mrow>
      <math:mrow>
        <math:mmultiscripts>
          <math:mi>v</math:mi>
          <math:mprescripts/>
          <math:none/>
          <math:mi>A</math:mi>
        </math:mmultiscripts>
        <math:mo math:stretchy="false">=</math:mo>
        <math:mstyle math:fontweight="bold">
          <math:mrow>
            <math:mi>B</math:mi>
          </math:mrow>
        </math:mstyle>
      </math:mrow>
      <math:mmultiscripts>
        <math:mi>v</math:mi>
        <math:mprescripts/>
        <math:none/>
        <math:mi>B</math:mi>
      </math:mmultiscripts>
      <math:mi/>
      <math:mo math:stretchy="false">→</math:mo>
      <math:mi/>
      <math:mrow>
        <math:mmultiscripts>
          <math:mi>v</math:mi>
          <math:mprescripts/>
          <math:none/>
          <math:mi>B</math:mi>
        </math:mmultiscripts>
        <math:mo math:stretchy="false">=</math:mo>
        <math:mmultiscripts>
          <math:mi>C</math:mi>
          <math:none/>
          <math:mi>A</math:mi>
          <math:mprescripts/>
          <math:none/>
          <math:mi>B</math:mi>
        </math:mmultiscripts>
      </math:mrow>
      <math:mmultiscripts>
        <math:mi>v</math:mi>
        <math:mprescripts/>
        <math:none/>
        <math:mi>A</math:mi>
      </math:mmultiscripts>
    </math:mrow>
    <math:annotation math:encoding="StarMath 5.0">vec v = {bold A} v lsup A = {bold B} v lsup B ~~~~rightarrow ~~~~v lsup B = C lsup B rsup A v lsup A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o math:stretchy="false">ω</math:mo>
        <math:mo math:stretchy="false">→</math:mo>
      </math:mover>
      <math:mi>r</math:mi>
    </math:msub>
    <math:annotation math:encoding="StarMath 5.0">{vec %omega}_r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v</math:mi>
        <math:mo math:stretchy="false">→</math:mo>
      </math:mover>
      <math:mi>r</math:mi>
    </math:msub>
    <math:annotation math:encoding="StarMath 5.0">{vec v}_r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≡</math:mo>
        <math:mfenced math:open="{" math:close="}">
          <math:mtable>
            <math:mtr>
              <math:mtd>
                <math:msub>
                  <math:mo math:stretchy="false">ω</math:mo>
                  <math:mn>1</math:mn>
                </math:msub>
              </math:mtd>
            </math:mtr>
            <math:mtr>
              <math:mtd>
                <math:msub>
                  <math:mo math:stretchy="false">σ</math:mo>
                  <math:mn>1</math:mn>
                </math:msub>
              </math:mtd>
            </math:mtr>
            <math:mtr>
              <math:mtd>
                <math:mo math:stretchy="false">⋮</math:mo>
              </math:mtd>
            </math:mtr>
            <math:mtr>
              <math:mtd>
                <math:msub>
                  <math:mo math:stretchy="false">σ</math:mo>
                  <math:mi math:fontstyle="italic">Ng</math:mi>
                </math:msub>
              </math:mtd>
            </math:mtr>
            <math:mtr>
              <math:mtd>
                <math:msub>
                  <math:mi>v</math:mi>
                  <math:mn>1</math:mn>
                </math:msub>
              </math:mtd>
            </math:mtr>
          </math:mtable>
        </math:mfenced>
      </math:mrow>
      <math:mi/>
      <math:mrow>
        <math:mi>x</math:mi>
        <math:mo math:stretchy="false">≡</math:mo>
        <math:mfenced math:open="{" math:close="}">
          <math:mtable>
            <math:mtr>
              <math:mtd>
                <math:msub>
                  <math:mi>q</math:mi>
                  <math:mn>1</math:mn>
                </math:msub>
              </math:mtd>
            </math:mtr>
            <math:mtr>
              <math:mtd>
                <math:msub>
                  <math:mo math:stretchy="false">θ</math:mo>
                  <math:mn>1</math:mn>
                </math:msub>
              </math:mtd>
            </math:mtr>
            <math:mtr>
              <math:mtd>
                <math:mo math:stretchy="false">⋮</math:mo>
              </math:mtd>
            </math:mtr>
            <math:mtr>
              <math:mtd>
                <math:msub>
                  <math:mo math:stretchy="false">θ</math:mo>
                  <math:mi math:fontstyle="italic">Ng</math:mi>
                </math:msub>
              </math:mtd>
            </math:mtr>
            <math:mtr>
              <math:mtd>
                <math:msub>
                  <math:mi>p</math:mi>
                  <math:mn>1</math:mn>
                </math:msub>
              </math:mtd>
            </math:mtr>
          </math:mtable>
        </math:mfenced>
      </math:mrow>
    </math:mrow>
    <math:annotation math:encoding="StarMath 5.0">u equiv left lbrace {matrix{%omega_1 ## %sigma_1 ## dotsvert ## %sigma_Ng ## v_1}} right rbrace ~~~~ x equiv left lbrace {matrix{q_1 ## %theta_1 ## dotsvert ## %theta_Ng ## p_1}} right rbrace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{" math:close="}">
          <math:mtable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1</math:mn>
                </math:msub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2</math:mn>
                </math:msub>
              </math:mtd>
            </math:mtr>
            <math:mtr>
              <math:mtd>
                <math:mo math:stretchy="false">⋮</math:mo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i math:fontstyle="italic">Nb</math:mi>
                </math:msub>
              </math:mtd>
            </math:mtr>
          </math:mtable>
        </math:mfenced>
        <math:mo math:stretchy="false">=</math:mo>
        <math:mstyle math:fontweight="bold">
          <math:mrow>
            <math:mo math:stretchy="false">Ω</math:mo>
          </math:mrow>
        </math:mstyle>
      </math:mrow>
      <math:mi>u</math:mi>
      <math:mi/>
      <math:mrow>
        <math:mfenced math:open="{" math:close="}">
          <math:mtable>
            <math:mtr>
              <math:mtd>
                <math:msub>
                  <math:mover math:accent="true">
                    <math:mo math:stretchy="false">v</math:mo>
                    <math:mo math:stretchy="false">→</math:mo>
                  </math:mover>
                  <math:mn>1</math:mn>
                </math:msub>
              </math:mtd>
            </math:mtr>
            <math:mtr>
              <math:mtd>
                <math:msub>
                  <math:mover math:accent="true">
                    <math:mo math:stretchy="false">v</math:mo>
                    <math:mo math:stretchy="false">→</math:mo>
                  </math:mover>
                  <math:mn>2</math:mn>
                </math:msub>
              </math:mtd>
            </math:mtr>
            <math:mtr>
              <math:mtd>
                <math:mo math:stretchy="false">⋮</math:mo>
              </math:mtd>
            </math:mtr>
            <math:mtr>
              <math:mtd>
                <math:msub>
                  <math:mover math:accent="true">
                    <math:mo math:stretchy="false">v</math:mo>
                    <math:mo math:stretchy="false">→</math:mo>
                  </math:mover>
                  <math:mi math:fontstyle="italic">Nb</math:mi>
                </math:msub>
              </math:mtd>
            </math:mtr>
          </math:mtable>
        </math:mfenced>
        <math:mo math:stretchy="false">=</math:mo>
        <math:mstyle math:fontweight="bold">
          <math:mrow>
            <math:mi>V</math:mi>
          </math:mrow>
        </math:mstyle>
      </math:mrow>
      <math:mi>u</math:mi>
    </math:mrow>
    <math:annotation math:encoding="StarMath 5.0">left lbrace {matrix{{vec %omega}_1 ## {vec %omega}_2 ## dotsvert ##{vec %omega}_Nb}} right rbrace = bold {%OMEGA} u~~~~~~~~~~~~left lbrace {matrix{{vec %v}_1 ## {vec %v}_2 ## dotsvert ##{vec %v}_Nb}} right rbrace = bold {V} u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over math:accent="true">
      <math:mo math:stretchy="false">α</math:mo>
      <math:mo math:stretchy="false">→</math:mo>
    </math:mover>
    <math:annotation math:encoding="StarMath 5.0">vec %alph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multiscripts>
          <math:mi>C</math:mi>
          <math:none/>
          <math:mi>A</math:mi>
          <math:mprescripts/>
          <math:none/>
          <math:mi>B</math:mi>
        </math:mmultiscripts>
        <math:mo math:stretchy="false">=</math:mo>
        <math:msup>
          <math:mstyle math:fontweight="bold">
            <math:mrow>
              <math:mi>B</math:mi>
            </math:mrow>
          </math:mstyle>
          <math:mi>T</math:mi>
        </math:msup>
      </math:mrow>
      <math:mstyle math:fontweight="bold">
        <math:mrow>
          <math:mi>A</math:mi>
        </math:mrow>
      </math:mstyle>
    </math:mrow>
    <math:annotation math:encoding="StarMath 5.0">C lsup B rsup A = {{bold B} rsup T} {bold A}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over math:accent="true">
      <math:mi>a</math:mi>
      <math:mo math:stretchy="false">→</math:mo>
    </math:mover>
    <math:annotation math:encoding="StarMath 5.0">vec a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over math:accent="true">
      <math:mo math:stretchy="false">ω</math:mo>
      <math:mo math:stretchy="false">→</math:mo>
    </math:mover>
    <math:annotation math:encoding="StarMath 5.0">vec %omega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vec v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multiscripts>
            <math:mover math:accent="true">
              <math:mo math:stretchy="false">ω</math:mo>
              <math:mo math:stretchy="false">→</math:mo>
            </math:mover>
            <math:none/>
            <math:mn>2</math:mn>
            <math:mprescripts/>
            <math:none/>
            <math:mi>N</math:mi>
          </math:mmultiscripts>
          <math:mo math:stretchy="false">=</math:mo>
          <math:mrow>
            <math:mmultiscripts>
              <math:mover math:accent="true">
                <math:mo math:stretchy="false">ω</math:mo>
                <math:mo math:stretchy="false">→</math:mo>
              </math:mover>
              <math:none/>
              <math:mn>1</math:mn>
              <math:mprescripts/>
              <math:none/>
              <math:mi>N</math:mi>
            </math:mmultiscripts>
            <math:mo math:stretchy="false">+</math:mo>
            <math:mmultiscripts>
              <math:mover math:accent="true">
                <math:mo math:stretchy="false">ω</math:mo>
                <math:mo math:stretchy="false">→</math:mo>
              </math:mover>
              <math:none/>
              <math:mn>2</math:mn>
              <math:mprescripts/>
              <math:none/>
              <math:mn>1</math:mn>
            </math:mmultiscripts>
          </math:mrow>
        </math:mrow>
        <math:mo math:stretchy="false">=</math:mo>
        <math:mstyle math:fontweight="bold">
          <math:mrow>
            <math:msub>
              <math:mi>B</math:mi>
              <math:mn>1</math:mn>
            </math:msub>
          </math:mrow>
        </math:mstyle>
      </math:mrow>
      <math:mrow>
        <math:msub>
          <math:mo math:stretchy="false">ω</math:mo>
          <math:mn>1</math:mn>
        </math:msub>
        <math:mo math:stretchy="false">+</math:mo>
        <math:mstyle math:fontweight="bold">
          <math:mrow>
            <math:msub>
              <math:mi>B</math:mi>
              <math:mn>2</math:mn>
            </math:msub>
          </math:mrow>
        </math:mstyle>
      </math:mrow>
      <math:msub>
        <math:mo math:stretchy="false">Γ</math:mo>
        <math:mn>1</math:mn>
      </math:msub>
      <math:msub>
        <math:mo math:stretchy="false">σ</math:mo>
        <math:mn>1</math:mn>
      </math:msub>
    </math:mrow>
    <math:annotation math:encoding="StarMath 5.0">{vec %omega} lsup N rsup 2 = {vec %omega} lsup N rsup 1 + {vec %omega} lsup 1 rsup 2 = {bold B_1} %omega_1 + {bold B_2} %GAMMA_1 %sigma_1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multiscripts>
            <math:mover math:accent="true">
              <math:mi>v</math:mi>
              <math:mo math:stretchy="false">→</math:mo>
            </math:mover>
            <math:none/>
            <math:mn>2</math:mn>
            <math:mprescripts/>
            <math:none/>
            <math:mi>N</math:mi>
          </math:mmultiscripts>
          <math:mo math:stretchy="false">=</math:mo>
          <math:mrow>
            <math:mrow>
              <math:mmultiscripts>
                <math:mover math:accent="true">
                  <math:mi>v</math:mi>
                  <math:mo math:stretchy="false">→</math:mo>
                </math:mover>
                <math:none/>
                <math:mn>1</math:mn>
                <math:mprescripts/>
                <math:none/>
                <math:mi>N</math:mi>
              </math:mmultiscripts>
              <math:mo math:stretchy="false">+</math:mo>
              <math:mrow>
                <math:mmultiscripts>
                  <math:mover math:accent="true">
                    <math:mo math:stretchy="false">ω</math:mo>
                    <math:mo math:stretchy="false">→</math:mo>
                  </math:mover>
                  <math:none/>
                  <math:mn>1</math:mn>
                  <math:mprescripts/>
                  <math:none/>
                  <math:mi>N</math:mi>
                </math:mmultiscripts>
                <math:mo math:stretchy="false">×</math:mo>
                <math:msub>
                  <math:mover math:accent="true">
                    <math:mi>r</math:mi>
                    <math:mo math:stretchy="false">→</math:mo>
                  </math:mover>
                  <math:mn>11</math:mn>
                </math:msub>
              </math:mrow>
            </math:mrow>
            <math:mo math:stretchy="false">−</math:mo>
            <math:mrow>
              <math:mmultiscripts>
                <math:mover math:accent="true">
                  <math:mo math:stretchy="false">ω</math:mo>
                  <math:mo math:stretchy="false">→</math:mo>
                </math:mover>
                <math:none/>
                <math:mn>2</math:mn>
                <math:mprescripts/>
                <math:none/>
                <math:mi>N</math:mi>
              </math:mmultiscripts>
              <math:mo math:stretchy="false">×</math:mo>
              <math:msub>
                <math:mover math:accent="true">
                  <math:mi>r</math:mi>
                  <math:mo math:stretchy="false">→</math:mo>
                </math:mover>
                <math:mn>21</math:mn>
              </math:msub>
            </math:mrow>
          </math:mrow>
        </math:mrow>
        <math:mo math:stretchy="false">=</math:mo>
        <math:mstyle math:fontweight="bold">
          <math:mrow>
            <math:mi>N</math:mi>
          </math:mrow>
        </math:mstyle>
      </math:mrow>
      <math:mrow>
        <math:mrow>
          <math:msub>
            <math:mi>v</math:mi>
            <math:mn>1</math:mn>
          </math:msub>
          <math:mo math:stretchy="false">+</math:mo>
          <math:mrow>
            <math:mrow>
              <math:mo math:stretchy="false">(</math:mo>
              <math:mrow>
                <math:mstyle math:fontweight="bold">
                  <math:mrow>
                    <math:msub>
                      <math:mi>B</math:mi>
                      <math:mn>1</math:mn>
                    </math:msub>
                  </math:mrow>
                </math:mstyle>
                <math:msub>
                  <math:mo math:stretchy="false">ω</math:mo>
                  <math:mn>1</math:mn>
                </math:msub>
              </math:mrow>
              <math:mo math:stretchy="false">)</math:mo>
            </math:mrow>
            <math:mo math:stretchy="false">×</math:mo>
            <math:mrow>
              <math:mo math:stretchy="false">(</math:mo>
              <math:mrow>
                <math:msub>
                  <math:mover math:accent="true">
                    <math:mi>r</math:mi>
                    <math:mo math:stretchy="false">→</math:mo>
                  </math:mover>
                  <math:mn>11</math:mn>
                </math:msub>
                <math:mo math:stretchy="false">−</math:mo>
                <math:msub>
                  <math:mover math:accent="true">
                    <math:mi>r</math:mi>
                    <math:mo math:stretchy="false">→</math:mo>
                  </math:mover>
                  <math:mn>21</math:mn>
                </math:msub>
              </math:mrow>
              <math:mo math:stretchy="false">)</math:mo>
            </math:mrow>
          </math:mrow>
        </math:mrow>
        <math:mo math:stretchy="false">−</math:mo>
        <math:mrow>
          <math:mrow>
            <math:mo math:stretchy="false">(</math:mo>
            <math:mrow>
              <math:mstyle math:fontweight="bold">
                <math:mrow>
                  <math:msub>
                    <math:mi>B</math:mi>
                    <math:mn>2</math:mn>
                  </math:msub>
                </math:mrow>
              </math:mstyle>
              <math:msub>
                <math:mo math:stretchy="false">Γ</math:mo>
                <math:mn>1</math:mn>
              </math:msub>
              <math:msub>
                <math:mo math:stretchy="false">σ</math:mo>
                <math:mn>1</math:mn>
              </math:msub>
            </math:mrow>
            <math:mo math:stretchy="false">)</math:mo>
          </math:mrow>
          <math:mo math:stretchy="false">×</math:mo>
          <math:msub>
            <math:mover math:accent="true">
              <math:mi>r</math:mi>
              <math:mo math:stretchy="false">→</math:mo>
            </math:mover>
            <math:mn>21</math:mn>
          </math:msub>
        </math:mrow>
      </math:mrow>
    </math:mrow>
    <math:annotation math:encoding="StarMath 5.0">{vec v} lsup N rsup 2 = {vec v} lsup N rsup 1 + {vec %omega} lsup N rsup 1 times {vec r}_11 - {vec %omega} lsup N rsup 2 times {vec r}_21 = {bold N} v_1 + ({bold B_1}%omega_1) times ({vec r}_11 - {vec r}_21)-({bold B_2} %GAMMA_1 %sigma_1) times {vec r}_21 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multiscripts>
        <math:mfrac>
          <math:mi>d</math:mi>
          <math:mi math:fontstyle="italic">dt</math:mi>
        </math:mfrac>
        <math:mprescripts/>
        <math:none/>
        <math:mi>A</math:mi>
      </math:mmultiscripts>
      <math:mrow>
        <math:mover math:accent="true">
          <math:mi>v</math:mi>
          <math:mo math:stretchy="false">→</math:mo>
        </math:mover>
        <math:mo math:stretchy="false">=</math:mo>
        <math:mmultiscripts>
          <math:mfrac>
            <math:mi>d</math:mi>
            <math:mi math:fontstyle="italic">dt</math:mi>
          </math:mfrac>
          <math:mprescripts/>
          <math:none/>
          <math:mi>B</math:mi>
        </math:mmultiscripts>
      </math:mrow>
      <math:mrow>
        <math:mover math:accent="true">
          <math:mi>v</math:mi>
          <math:mo math:stretchy="false">→</math:mo>
        </math:mover>
        <math:mo math:stretchy="false">+</math:mo>
        <math:mrow>
          <math:mmultiscripts>
            <math:mover math:accent="true">
              <math:mo math:stretchy="false">ω</math:mo>
              <math:mo math:stretchy="false">→</math:mo>
            </math:mover>
            <math:none/>
            <math:mi>B</math:mi>
            <math:mprescripts/>
            <math:none/>
            <math:mi>A</math:mi>
          </math:mmultiscripts>
          <math:mo math:stretchy="false">×</math:mo>
          <math:mover math:accent="true">
            <math:mi>v</math:mi>
            <math:mo math:stretchy="false">→</math:mo>
          </math:mover>
        </math:mrow>
      </math:mrow>
    </math:mrow>
    <math:annotation math:encoding="StarMath 5.0">{{d} over {dt}} lsup A {vec v} = {{d} over {dt}} lsup B {vec v} + {vec %omega} lsup A rsup B times {vec v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˜</math:mo>
        </math:mover>
        <math:mo math:stretchy="false">=</math:mo>
        <math:mfenced math:open="[" math:close="]">
          <math:mtable>
            <math:mtr>
              <math:mtd>
                <math:mn>0</math:mn>
              </math:mtd>
              <math:mtd>
                <math:mrow>
                  <math:mo math:stretchy="false">−</math:mo>
                  <math:msub>
                    <math:mi>x</math:mi>
                    <math:mn>3</math:mn>
                  </math:msub>
                </math:mrow>
              </math:mtd>
              <math:mtd>
                <math:msub>
                  <math:mi>x</math:mi>
                  <math:mn>2</math:mn>
                </math:msub>
              </math:mtd>
            </math:mtr>
            <math:mtr>
              <math:mtd>
                <math:msub>
                  <math:mi>x</math:mi>
                  <math:mn>3</math:mn>
                </math:msub>
              </math:mtd>
              <math:mtd>
                <math:mn>0</math:mn>
              </math:mtd>
              <math:mtd>
                <math:mrow>
                  <math:mo math:stretchy="false">−</math:mo>
                  <math:msub>
                    <math:mi>x</math:mi>
                    <math:mn>1</math:mn>
                  </math:msub>
                </math:mrow>
              </math:mtd>
            </math:mtr>
            <math:mtr>
              <math:mtd>
                <math:mrow>
                  <math:mo math:stretchy="false">−</math:mo>
                  <math:msub>
                    <math:mi>x</math:mi>
                    <math:mn>2</math:mn>
                  </math:msub>
                </math:mrow>
              </math:mtd>
              <math:mtd>
                <math:msub>
                  <math:mi>x</math:mi>
                  <math:mn>1</math:mn>
                </math:msub>
              </math:mtd>
              <math:mtd>
                <math:mn>0</math:mn>
              </math:mtd>
            </math:mtr>
          </math:mtable>
        </math:mfenced>
      </math:mrow>
      <math:mi>,</math:mi>
      <math:mi/>
      <math:mrow>
        <math:mrow>
          <math:mi>x</math:mi>
          <math:mo math:stretchy="false">×</math:mo>
          <math:mi>y</math:mi>
        </math:mrow>
        <math:mo math:stretchy="false">=</math:mo>
        <math:mover math:accent="true">
          <math:mi>x</math:mi>
          <math:mo math:stretchy="false">˜</math:mo>
        </math:mover>
      </math:mrow>
      <math:mi>y</math:mi>
    </math:mrow>
    <math:annotation math:encoding="StarMath 5.0">{tilde x} = left [ {matrix{0 # -x_3 # x_2 ## x_3 # 0 # -x_1 ## -x_2 # x_1 # 0}} right ],~~~~~~~~  x times y = {tilde x} y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row>
        <math:mi>y</math:mi>
        <math:mo math:stretchy="false">=</math:mo>
        <math:mrow>
          <math:mi>x</math:mi>
          <math:mo math:stretchy="false">×</math:mo>
          <math:mrow>
            <math:mo math:stretchy="false">(</math:mo>
            <math:mrow>
              <math:mi>x</math:mi>
              <math:mo math:stretchy="false">×</math:mo>
              <math:mi>y</math:mi>
            </math:mrow>
            <math:mo math:stretchy="false">)</math:mo>
          </math:mrow>
        </math:mrow>
      </math:mrow>
    </math:mrow>
    <math:annotation math:encoding="StarMath 5.0">{bar x} y = x times (x times y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{" math:close="}">
          <math:mtable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1</math:mn>
                </math:msub>
              </math:mtd>
            </math:mtr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2</math:mn>
                </math:msub>
              </math:mtd>
            </math:mtr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3</math:mn>
                </math:msub>
              </math:mtd>
            </math:mtr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4</math:mn>
                </math:msub>
              </math:mtd>
            </math:mtr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5</math:mn>
                </math:msub>
              </math:mtd>
            </math:mtr>
          </math:mtable>
        </math:mfenced>
        <math:mo math:stretchy="false">=</math:mo>
        <math:munder>
          <math:munder math:accent="true">
            <math:mfenced math:open="[" math:close="]">
              <math:mtable>
                <math:mtr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style math:fontweight="bold">
                      <math:mrow>
                        <math:mi>N</math:mi>
                      </math:mrow>
                    </math:mstyle>
                  </math:mtd>
                </math:mtr>
                <math:mtr>
                  <math:mtd>
                    <math:mrow>
                      <math:mover math:accent="true">
                        <math:msub>
                          <math:mo math:stretchy="false">β</math:mo>
                          <math:mn>2</math:mn>
                        </math:msub>
                        <math:mo math:stretchy="false">˜</math:mo>
                      </math:mover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1</math:mn>
                      </math:msub>
                    </math:mrow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21</math:mn>
                      </math:msub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2</math:mn>
                      </math:msub>
                      <math:msub>
                        <math:mo math:stretchy="false">Γ</math:mo>
                        <math:mn>1</math:mn>
                      </math:msub>
                    </math:mrow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style math:fontweight="bold">
                      <math:mrow>
                        <math:mi>N</math:mi>
                      </math:mrow>
                    </math:mstyle>
                  </math:mtd>
                </math:mtr>
                <math:mtr>
                  <math:mtd>
                    <math:mrow>
                      <math:mover math:accent="true">
                        <math:msub>
                          <math:mo math:stretchy="false">β</math:mo>
                          <math:mn>3</math:mn>
                        </math:msub>
                        <math:mo math:stretchy="false">˜</math:mo>
                      </math:mover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1</math:mn>
                      </math:msub>
                    </math:mrow>
                  </math:mtd>
                  <math:mtd>
                    <math:mn>0</math:mn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32</math:mn>
                      </math:msub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3</math:mn>
                      </math:msub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style math:fontweight="bold">
                      <math:mrow>
                        <math:mi>N</math:mi>
                      </math:mrow>
                    </math:mstyle>
                  </math:mtd>
                </math:mtr>
                <math:mtr>
                  <math:mtd>
                    <math:mrow>
                      <math:msub>
                        <math:mover math:accent="true">
                          <math:mo math:stretchy="false">β</math:mo>
                          <math:mo math:stretchy="false">˜</math:mo>
                        </math:mover>
                        <math:mn>4</math:mn>
                      </math:msub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1</math:mn>
                      </math:msub>
                    </math:mrow>
                  </math:mtd>
                  <math:mtd>
                    <math:mn>0</math:mn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42</math:mn>
                      </math:msub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3</math:mn>
                      </math:msub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43</math:mn>
                      </math:msub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4</math:mn>
                      </math:msub>
                      <math:msub>
                        <math:mo math:stretchy="false">Γ</math:mo>
                        <math:mn>3</math:mn>
                      </math:msub>
                    </math:mrow>
                  </math:mtd>
                  <math:mtd>
                    <math:mn>0</math:mn>
                  </math:mtd>
                  <math:mtd>
                    <math:mstyle math:fontweight="bold">
                      <math:mrow>
                        <math:mi>N</math:mi>
                      </math:mrow>
                    </math:mstyle>
                  </math:mtd>
                </math:mtr>
                <math:mtr>
                  <math:mtd>
                    <math:mrow>
                      <math:msub>
                        <math:mover math:accent="true">
                          <math:mo math:stretchy="false">β</math:mo>
                          <math:mo math:stretchy="false">˜</math:mo>
                        </math:mover>
                        <math:mn>5</math:mn>
                      </math:msub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1</math:mn>
                      </math:msub>
                    </math:mrow>
                  </math:mtd>
                  <math:mtd>
                    <math:mn>0</math:mn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52</math:mn>
                      </math:msub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3</math:mn>
                      </math:msub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n>0</math:mn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54</math:mn>
                      </math:msub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5</math:mn>
                      </math:msub>
                      <math:msub>
                        <math:mo math:stretchy="false">Γ</math:mo>
                        <math:mn>4</math:mn>
                      </math:msub>
                    </math:mrow>
                  </math:mtd>
                  <math:mtd>
                    <math:mstyle math:fontweight="bold">
                      <math:mrow>
                        <math:mi>N</math:mi>
                      </math:mrow>
                    </math:mstyle>
                  </math:mtd>
                </math:mtr>
              </math:mtable>
            </math:mfenced>
            <math:mo math:stretchy="false"></math:mo>
          </math:munder>
          <math:mstyle math:fontweight="bold">
            <math:mrow>
              <math:mi>V</math:mi>
            </math:mrow>
          </math:mstyle>
        </math:munder>
      </math:mrow>
      <math:munder>
        <math:munder math:accent="true">
          <math:mfenced math:open="{" math:close="}">
            <math:mtable>
              <math:mtr>
                <math:mtd>
                  <math:msub>
                    <math:mo math:stretchy="false">ω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2</math:mn>
                  </math:msub>
                </math:mtd>
              </math:mtr>
              <math:mtr>
                <math:mtd>
                  <math:msub>
                    <math:mo math:stretchy="false">σ</math:mo>
                    <math:mn>3</math:mn>
                  </math:msub>
                </math:mtd>
              </math:mtr>
              <math:mtr>
                <math:mtd>
                  <math:msub>
                    <math:mo math:stretchy="false">σ</math:mo>
                    <math:mn>4</math:mn>
                  </math:msub>
                </math:mtd>
              </math:mtr>
              <math:mtr>
                <math:mtd>
                  <math:msub>
                    <math:mi>v</math:mi>
                    <math:mn>1</math:mn>
                  </math:msub>
                </math:mtd>
              </math:mtr>
            </math:mtable>
          </math:mfenced>
          <math:mo math:stretchy="false"></math:mo>
        </math:munder>
        <math:mi>u</math:mi>
      </math:munder>
    </math:mrow>
    <math:annotation math:encoding="StarMath 5.0">left lbrace {matrix{{vec v}_1 ## {vec v}_2 ##{vec v}_3 ##{vec v}_4 ## {vec v}_5 }} right rbrace = {left [ {matrix{0 # 0 # 0 # 0 # 0 # {bold N} ## {tilde %beta_2}{bold B}_1 # {tilde %rho}_21 {bold B}_2 %GAMMA_1 # 0 # 0 # 0 # {bold N} ## {tilde %beta_3}{bold B}_1 # 0 # {tilde %rho}_32{bold B}_3 %GAMMA_2 # 0 # 0 # {bold N} ## {tilde %beta}_4{bold B}_1 # 0 # {tilde %rho}_42{bold B}_3 %GAMMA_2 # {tilde %rho}_43{bold B}_4 %GAMMA_3 # 0 # {bold N} ## {tilde %beta}_5{bold B}_1 # 0 # {tilde %rho}_52{bold B}_3 %GAMMA_2 # 0 # {tilde %rho}_54{bold B}_5 %GAMMA_4 # {bold N}}}right ]} underbrace {bold V} {left lbrace {matrix{%omega_1 ## %sigma_1 ## %sigma_2 ## %sigma_3 ## %sigma_4 ## v_1}} right rbrace} underbrace {u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multiscripts>
          <math:mover math:accent="true">
            <math:mo math:stretchy="false">α</math:mo>
            <math:mo math:stretchy="false">→</math:mo>
          </math:mover>
          <math:none/>
          <math:mi>B</math:mi>
          <math:mprescripts/>
          <math:none/>
          <math:mi>N</math:mi>
        </math:mmultiscripts>
        <math:mo math:stretchy="false">=</math:mo>
        <math:mstyle math:fontweight="bold">
          <math:mrow>
            <math:mi>A</math:mi>
          </math:mrow>
        </math:mstyle>
      </math:mrow>
      <math:mrow>
        <math:msub>
          <math:mover math:accent="true">
            <math:mo math:stretchy="false">ω</math:mo>
            <math:mo math:stretchy="false">˙</math:mo>
          </math:mover>
          <math:mi>A</math:mi>
        </math:msub>
        <math:mo math:stretchy="false">+</math:mo>
        <math:mstyle math:fontweight="bold">
          <math:mrow>
            <math:mi>B</math:mi>
          </math:mrow>
        </math:mstyle>
      </math:mrow>
      <math:mrow>
        <math:mrow>
          <math:mo math:stretchy="false">(</math:mo>
          <math:mrow>
            <math:mo math:stretchy="false">Γ</math:mo>
            <math:mrow>
              <math:mover math:accent="true">
                <math:mo math:stretchy="false">σ</math:mo>
                <math:mo math:stretchy="false">˙</math:mo>
              </math:mover>
              <math:mo math:stretchy="false">+</math:mo>
              <math:mover math:accent="true">
                <math:mo math:stretchy="false">Γ</math:mo>
                <math:mo math:stretchy="false">˙</math:mo>
              </math:mover>
            </math:mrow>
            <math:mo math:stretchy="false">σ</math:mo>
          </math:mrow>
          <math:mo math:stretchy="false">)</math:mo>
        </math:mrow>
        <math:mo math:stretchy="false">+</math:mo>
        <math:mstyle math:fontweight="bold">
          <math:mrow>
            <math:mi>B</math:mi>
          </math:mrow>
        </math:mstyle>
      </math:mrow>
      <math:mrow>
        <math:mo math:stretchy="false">(</math:mo>
        <math:mrow>
          <math:mrow>
            <math:msub>
              <math:mo math:stretchy="false">ω</math:mo>
              <math:mi>B</math:mi>
            </math:msub>
            <math:mo math:stretchy="false">×</math:mo>
            <math:mo math:stretchy="false">Γ</math:mo>
          </math:mrow>
          <math:mo math:stretchy="false">σ</math:mo>
        </math:mrow>
        <math:mo math:stretchy="false">)</math:mo>
      </math:mrow>
    </math:mrow>
    <math:annotation math:encoding="StarMath 5.0">{vec %alpha} lsup N rsup B = {bold A} {dot %omega}_A + {bold B} (%GAMMA{dot %sigma} + {dot %GAMMA} %sigma) + {bold B} (%omega_B times %GAMMA %sigma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multiscripts>
          <math:mover math:accent="true">
            <math:mo math:stretchy="false">ω</math:mo>
            <math:mo math:stretchy="false">→</math:mo>
          </math:mover>
          <math:none/>
          <math:mi>B</math:mi>
          <math:mprescripts/>
          <math:none/>
          <math:mi>N</math:mi>
        </math:mmultiscripts>
        <math:mo math:stretchy="false">=</math:mo>
        <math:msub>
          <math:mo math:stretchy="false">ω</math:mo>
          <math:mn>1</math:mn>
        </math:msub>
      </math:mrow>
      <math:mrow>
        <math:msub>
          <math:mover math:accent="true">
            <math:mi>b</math:mi>
            <math:mo math:stretchy="false">ˆ</math:mo>
          </math:mover>
          <math:mn>1</math:mn>
        </math:msub>
        <math:mo math:stretchy="false">+</math:mo>
        <math:msub>
          <math:mo math:stretchy="false">ω</math:mo>
          <math:mn>2</math:mn>
        </math:msub>
      </math:mrow>
      <math:mrow>
        <math:msub>
          <math:mover math:accent="true">
            <math:mi>b</math:mi>
            <math:mo math:stretchy="false">ˆ</math:mo>
          </math:mover>
          <math:mn>2</math:mn>
        </math:msub>
        <math:mo math:stretchy="false">+</math:mo>
        <math:msub>
          <math:mo math:stretchy="false">ω</math:mo>
          <math:mn>3</math:mn>
        </math:msub>
      </math:mrow>
      <math:mrow>
        <math:msub>
          <math:mover math:accent="true">
            <math:mi>b</math:mi>
            <math:mo math:stretchy="false">ˆ</math:mo>
          </math:mover>
          <math:mn>3</math:mn>
        </math:msub>
        <math:mo math:stretchy="false">=</math:mo>
        <math:mstyle math:fontweight="bold">
          <math:mrow>
            <math:mi>B</math:mi>
          </math:mrow>
        </math:mstyle>
      </math:mrow>
      <math:msub>
        <math:mo math:stretchy="false">ω</math:mo>
        <math:mi>B</math:mi>
      </math:msub>
    </math:mrow>
    <math:annotation math:encoding="StarMath 5.0">{vec %omega} lsup N rsup B = %omega_{1} {hat b}_{1} + %omega_{2} {hat b}_{2} + %omega_{3} {hat b}_{3} = {bold B} %omega_{B}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multiscripts>
        <math:mover math:accent="true">
          <math:mi>a</math:mi>
          <math:mo math:stretchy="false">→</math:mo>
        </math:mover>
        <math:none/>
        <math:mi>B</math:mi>
        <math:mprescripts/>
        <math:none/>
        <math:mi>N</math:mi>
      </math:mmultiscripts>
      <math:mo math:stretchy="false">=</math:mo>
      <math:mrow>
        <math:mrow>
          <math:mrow>
            <math:mrow>
              <math:mmultiscripts>
                <math:mover math:accent="true">
                  <math:mi>a</math:mi>
                  <math:mo math:stretchy="false">→</math:mo>
                </math:mover>
                <math:none/>
                <math:mi>A</math:mi>
                <math:mprescripts/>
                <math:none/>
                <math:mi>N</math:mi>
              </math:mmultiscripts>
              <math:mo math:stretchy="false">+</math:mo>
              <math:mrow>
                <math:mmultiscripts>
                  <math:mover math:accent="true">
                    <math:mo math:stretchy="false">ω</math:mo>
                    <math:mo math:stretchy="false">→</math:mo>
                  </math:mover>
                  <math:none/>
                  <math:mi>A</math:mi>
                  <math:mprescripts/>
                  <math:none/>
                  <math:mi>N</math:mi>
                </math:mmultiscripts>
                <math:mo math:stretchy="false">×</math:mo>
                <math:mrow>
                  <math:mo math:stretchy="false">(</math:mo>
                  <math:mrow>
                    <math:mmultiscripts>
                      <math:mover math:accent="true">
                        <math:mo math:stretchy="false">ω</math:mo>
                        <math:mo math:stretchy="false">→</math:mo>
                      </math:mover>
                      <math:none/>
                      <math:mi>A</math:mi>
                      <math:mprescripts/>
                      <math:none/>
                      <math:mi>N</math:mi>
                    </math:mmultiscripts>
                    <math:mo math:stretchy="false">×</math:mo>
                    <math:msub>
                      <math:mover math:accent="true">
                        <math:mi>r</math:mi>
                        <math:mo math:stretchy="false">→</math:mo>
                      </math:mover>
                      <math:mi>A</math:mi>
                    </math:msub>
                  </math:mrow>
                  <math:mo math:stretchy="false">)</math:mo>
                </math:mrow>
              </math:mrow>
            </math:mrow>
            <math:mo math:stretchy="false">+</math:mo>
            <math:mrow>
              <math:mmultiscripts>
                <math:mover math:accent="true">
                  <math:mo math:stretchy="false">α</math:mo>
                  <math:mo math:stretchy="false">→</math:mo>
                </math:mover>
                <math:none/>
                <math:mi>A</math:mi>
                <math:mprescripts/>
                <math:none/>
                <math:mi>N</math:mi>
              </math:mmultiscripts>
              <math:mo math:stretchy="false">×</math:mo>
              <math:msub>
                <math:mover math:accent="true">
                  <math:mi>r</math:mi>
                  <math:mo math:stretchy="false">→</math:mo>
                </math:mover>
                <math:mi>A</math:mi>
              </math:msub>
            </math:mrow>
          </math:mrow>
          <math:mo math:stretchy="false">−</math:mo>
          <math:mrow>
            <math:mmultiscripts>
              <math:mover math:accent="true">
                <math:mo math:stretchy="false">ω</math:mo>
                <math:mo math:stretchy="false">→</math:mo>
              </math:mover>
              <math:none/>
              <math:mi>B</math:mi>
              <math:mprescripts/>
              <math:none/>
              <math:mi>N</math:mi>
            </math:mmultiscripts>
            <math:mo math:stretchy="false">×</math:mo>
            <math:mrow>
              <math:mo math:stretchy="false">(</math:mo>
              <math:mrow>
                <math:mmultiscripts>
                  <math:mover math:accent="true">
                    <math:mo math:stretchy="false">ω</math:mo>
                    <math:mo math:stretchy="false">→</math:mo>
                  </math:mover>
                  <math:none/>
                  <math:mi>B</math:mi>
                  <math:mprescripts/>
                  <math:none/>
                  <math:mi>N</math:mi>
                </math:mmultiscripts>
                <math:mo math:stretchy="false">×</math:mo>
                <math:msub>
                  <math:mover math:accent="true">
                    <math:mi>r</math:mi>
                    <math:mo math:stretchy="false">→</math:mo>
                  </math:mover>
                  <math:mi>B</math:mi>
                </math:msub>
              </math:mrow>
              <math:mo math:stretchy="false">)</math:mo>
            </math:mrow>
          </math:mrow>
        </math:mrow>
        <math:mo math:stretchy="false">−</math:mo>
        <math:mrow>
          <math:mmultiscripts>
            <math:mover math:accent="true">
              <math:mo math:stretchy="false">α</math:mo>
              <math:mo math:stretchy="false">→</math:mo>
            </math:mover>
            <math:none/>
            <math:mi>B</math:mi>
            <math:mprescripts/>
            <math:none/>
            <math:mi>N</math:mi>
          </math:mmultiscripts>
          <math:mo math:stretchy="false">×</math:mo>
          <math:msub>
            <math:mover math:accent="true">
              <math:mi>r</math:mi>
              <math:mo math:stretchy="false">→</math:mo>
            </math:mover>
            <math:mi>B</math:mi>
          </math:msub>
        </math:mrow>
      </math:mrow>
    </math:mrow>
    <math:annotation math:encoding="StarMath 5.0">{vec a} lsup N rsup B = {vec a} lsup N rsup A + {vec %omega} lsup N rsup A times ({vec %omega} lsup N rsup A times {vec r}_A) + {vec %alpha} lsup N rsup A times {vec r}_A -  {vec %omega} lsup N rsup B times ({vec %omega} lsup N rsup B times {vec r}_B) - {vec %alpha} lsup N rsup B times {vec r}_B 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o math:stretchy="false">β</math:mo>
        <math:mo math:stretchy="false">→</math:mo>
      </math:mover>
      <math:mi>i</math:mi>
    </math:msub>
    <math:annotation math:encoding="StarMath 5.0">{vec %beta}_i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o math:stretchy="false">β</math:mo>
          <math:mo math:stretchy="false">→</math:mo>
        </math:mover>
        <math:mn>4</math:mn>
      </math:msub>
      <math:mo math:stretchy="false">=</math:mo>
      <math:mrow>
        <math:mrow>
          <math:mrow>
            <math:msub>
              <math:mover math:accent="true">
                <math:mi>r</math:mi>
                <math:mo math:stretchy="false">→</math:mo>
              </math:mover>
              <math:mn>43</math:mn>
            </math:msub>
            <math:mo math:stretchy="false">−</math:mo>
            <math:msub>
              <math:mover math:accent="true">
                <math:mi>r</math:mi>
                <math:mo math:stretchy="false">→</math:mo>
              </math:mover>
              <math:mn>33</math:mn>
            </math:msub>
          </math:mrow>
          <math:mo math:stretchy="false">+</math:mo>
          <math:msub>
            <math:mover math:accent="true">
              <math:mi>r</math:mi>
              <math:mo math:stretchy="false">→</math:mo>
            </math:mover>
            <math:mn>32</math:mn>
          </math:msub>
        </math:mrow>
        <math:mo math:stretchy="false">−</math:mo>
        <math:msub>
          <math:mover math:accent="true">
            <math:mi>r</math:mi>
            <math:mo math:stretchy="false">→</math:mo>
          </math:mover>
          <math:mn>12</math:mn>
        </math:msub>
      </math:mrow>
    </math:mrow>
    <math:annotation math:encoding="StarMath 5.0">{vec %beta}_4 = {vec r}_43 - {vec r}_33 + {vec r}_32 - {vec r}_12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o math:stretchy="false">ρ</math:mo>
        <math:mo math:stretchy="false">→</math:mo>
      </math:mover>
      <math:mi math:fontstyle="italic">ij</math:mi>
    </math:msub>
    <math:annotation math:encoding="StarMath 5.0">{vec %rho}_ij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o math:stretchy="false">ρ</math:mo>
          <math:mo math:stretchy="false">→</math:mo>
        </math:mover>
        <math:mn>42</math:mn>
      </math:msub>
      <math:mo math:stretchy="false">=</math:mo>
      <math:mrow>
        <math:mrow>
          <math:msub>
            <math:mover math:accent="true">
              <math:mi>r</math:mi>
              <math:mo math:stretchy="false">→</math:mo>
            </math:mover>
            <math:mn>43</math:mn>
          </math:msub>
          <math:mo math:stretchy="false">−</math:mo>
          <math:msub>
            <math:mover math:accent="true">
              <math:mi>r</math:mi>
              <math:mo math:stretchy="false">→</math:mo>
            </math:mover>
            <math:mn>33</math:mn>
          </math:msub>
        </math:mrow>
        <math:mo math:stretchy="false">+</math:mo>
        <math:msub>
          <math:mover math:accent="true">
            <math:mi>r</math:mi>
            <math:mo math:stretchy="false">→</math:mo>
          </math:mover>
          <math:mn>32</math:mn>
        </math:msub>
      </math:mrow>
    </math:mrow>
    <math:annotation math:encoding="StarMath 5.0">{vec %rho}_42 = {vec r}_43 - {vec r}_33 + {vec r}_32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{" math:close="}">
          <math:mtable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1</math:mn>
                </math:msub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2</math:mn>
                </math:msub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3</math:mn>
                </math:msub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4</math:mn>
                </math:msub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5</math:mn>
                </math:msub>
              </math:mtd>
            </math:mtr>
          </math:mtable>
        </math:mfenced>
        <math:mo math:stretchy="false">=</math:mo>
        <math:munder>
          <math:munder math:accent="true">
            <math:mfenced math:open="[" math:close="]">
              <math:mtable>
                <math:mtr>
                  <math:mtd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1</math:mn>
                    </math:msub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1</math:mn>
                    </math:msub>
                  </math:mtd>
                  <math:mtd>
                    <math:mrow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2</math:mn>
                      </math:msub>
                      <math:msub>
                        <math:mo math:stretchy="false">Γ</math:mo>
                        <math:mn>1</math:mn>
                      </math:msub>
                    </math:mrow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1</math:mn>
                    </math:msub>
                  </math:mtd>
                  <math:mtd>
                    <math:mn>0</math:mn>
                  </math:mtd>
                  <math:mtd>
                    <math:mrow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3</math:mn>
                      </math:msub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1</math:mn>
                    </math:msub>
                  </math:mtd>
                  <math:mtd>
                    <math:mn>0</math:mn>
                  </math:mtd>
                  <math:mtd>
                    <math:mrow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3</math:mn>
                      </math:msub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row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4</math:mn>
                      </math:msub>
                      <math:msub>
                        <math:mo math:stretchy="false">Γ</math:mo>
                        <math:mn>3</math:mn>
                      </math:msub>
                    </math:mrow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1</math:mn>
                    </math:msub>
                  </math:mtd>
                  <math:mtd>
                    <math:mn>0</math:mn>
                  </math:mtd>
                  <math:mtd>
                    <math:mrow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3</math:mn>
                      </math:msub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n>0</math:mn>
                  </math:mtd>
                  <math:mtd>
                    <math:mrow>
                      <math:msub>
                        <math:mstyle math:fontweight="bold">
                          <math:mrow>
                            <math:mi>B</math:mi>
                          </math:mrow>
                        </math:mstyle>
                        <math:mn>5</math:mn>
                      </math:msub>
                      <math:msub>
                        <math:mo math:stretchy="false">Γ</math:mo>
                        <math:mn>4</math:mn>
                      </math:msub>
                    </math:mrow>
                  </math:mtd>
                  <math:mtd>
                    <math:mn>0</math:mn>
                  </math:mtd>
                </math:mtr>
              </math:mtable>
            </math:mfenced>
            <math:mo math:stretchy="false"></math:mo>
          </math:munder>
          <math:mstyle math:fontweight="bold">
            <math:mrow>
              <math:mo math:stretchy="false">Ω</math:mo>
            </math:mrow>
          </math:mstyle>
        </math:munder>
      </math:mrow>
      <math:munder>
        <math:munder math:accent="true">
          <math:mfenced math:open="{" math:close="}">
            <math:mtable>
              <math:mtr>
                <math:mtd>
                  <math:msub>
                    <math:mo math:stretchy="false">ω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2</math:mn>
                  </math:msub>
                </math:mtd>
              </math:mtr>
              <math:mtr>
                <math:mtd>
                  <math:msub>
                    <math:mo math:stretchy="false">σ</math:mo>
                    <math:mn>3</math:mn>
                  </math:msub>
                </math:mtd>
              </math:mtr>
              <math:mtr>
                <math:mtd>
                  <math:msub>
                    <math:mo math:stretchy="false">σ</math:mo>
                    <math:mn>4</math:mn>
                  </math:msub>
                </math:mtd>
              </math:mtr>
              <math:mtr>
                <math:mtd>
                  <math:msub>
                    <math:mi>v</math:mi>
                    <math:mn>1</math:mn>
                  </math:msub>
                </math:mtd>
              </math:mtr>
            </math:mtable>
          </math:mfenced>
          <math:mo math:stretchy="false"></math:mo>
        </math:munder>
        <math:mi>u</math:mi>
      </math:munder>
    </math:mrow>
    <math:annotation math:encoding="StarMath 5.0">left lbrace {matrix{{vec %omega}_1 ## {vec %omega}_2 ##{vec %omega}_3 ##{vec %omega}_4 ## {vec %omega}_5 }} right rbrace = {left [ {matrix{{bold B}_1 # 0 # 0 # 0 # 0 # 0 ## {bold B}_1 # {bold B}_2 %GAMMA_1 # 0 # 0 # 0 # 0 ## {bold B}_1 # 0 # {bold B}_3 %GAMMA_2 # 0 # 0 # 0 ## {bold B}_1 # 0 # {bold B}_3 %GAMMA_2 # {bold B}_4 %GAMMA_3 # 0 # 0 ## {bold B}_1 # 0 # {bold B}_3 %GAMMA_2 # 0 # {bold B}_5 %GAMMA_4 # 0}}right ]} underbrace {bold %OMEGA} {left lbrace {matrix{%omega_1 ## %sigma_1 ## %sigma_2 ## %sigma_3 ## %sigma_4 ## v_1}} right rbrace} underbrace {u}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subsup>
                <math:mstyle math:fontweight="bold">
                  <math:mrow>
                    <math:mi>B</math:mi>
                  </math:mrow>
                </math:mstyle>
                <math:mn>1</math:mn>
                <math:mi>T</math:mi>
              </math:msubsup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subsup>
                <math:mstyle math:fontweight="bold">
                  <math:mrow>
                    <math:mi>B</math:mi>
                  </math:mrow>
                </math:mstyle>
                <math:mn>2</math:mn>
                <math:mi>T</math:mi>
              </math:msubsup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subsup>
                <math:mstyle math:fontweight="bold">
                  <math:mrow>
                    <math:mi>B</math:mi>
                  </math:mrow>
                </math:mstyle>
                <math:mn>3</math:mn>
                <math:mi>T</math:mi>
              </math:msubsup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bsup>
                <math:mstyle math:fontweight="bold">
                  <math:mrow>
                    <math:mi>B</math:mi>
                  </math:mrow>
                </math:mstyle>
                <math:mn>4</math:mn>
                <math:mi>T</math:mi>
              </math:msubsup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bsup>
                <math:mstyle math:fontweight="bold">
                  <math:mrow>
                    <math:mi>B</math:mi>
                  </math:mrow>
                </math:mstyle>
                <math:mn>5</math:mn>
                <math:mi>T</math:mi>
              </math:msubsup>
            </math:mtd>
          </math:mtr>
        </math:mtable>
      </math:mfenced>
      <math:mrow>
        <math:mfenced math:open="{" math:close="}">
          <math:mtable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1</math:mn>
                </math:msub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2</math:mn>
                </math:msub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3</math:mn>
                </math:msub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4</math:mn>
                </math:msub>
              </math:mtd>
            </math:mtr>
            <math:mtr>
              <math:mtd>
                <math:msub>
                  <math:mover math:accent="true">
                    <math:mo math:stretchy="false">ω</math:mo>
                    <math:mo math:stretchy="false">→</math:mo>
                  </math:mover>
                  <math:mn>5</math:mn>
                </math:msub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subsup>
                  <math:mstyle math:fontweight="bold">
                    <math:mrow>
                      <math:mi>B</math:mi>
                    </math:mrow>
                  </math:mstyle>
                  <math:mn>1</math:mn>
                  <math:mi>T</math:mi>
                </math:msubsup>
              </math:mtd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subsup>
                  <math:mstyle math:fontweight="bold">
                    <math:mrow>
                      <math:mi>B</math:mi>
                    </math:mrow>
                  </math:mstyle>
                  <math:mn>2</math:mn>
                  <math:mi>T</math:mi>
                </math:msubsup>
              </math:mtd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subsup>
                  <math:mstyle math:fontweight="bold">
                    <math:mrow>
                      <math:mi>B</math:mi>
                    </math:mrow>
                  </math:mstyle>
                  <math:mn>3</math:mn>
                  <math:mi>T</math:mi>
                </math:msubsup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subsup>
                  <math:mstyle math:fontweight="bold">
                    <math:mrow>
                      <math:mi>B</math:mi>
                    </math:mrow>
                  </math:mstyle>
                  <math:mn>4</math:mn>
                  <math:mi>T</math:mi>
                </math:msubsup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subsup>
                  <math:mstyle math:fontweight="bold">
                    <math:mrow>
                      <math:mi>B</math:mi>
                    </math:mrow>
                  </math:mstyle>
                  <math:mn>5</math:mn>
                  <math:mi>T</math:mi>
                </math:msubsup>
              </math:mtd>
            </math:mtr>
          </math:mtable>
        </math:mfenced>
      </math:mrow>
      <math:munder>
        <math:munder math:accent="true">
          <math:mfenced math:open="[" math:close="]">
            <math:mtable>
              <math:mtr>
                <math:mtd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</math:mtd>
                <math:mtd>
                  <math:mrow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2</math:mn>
                    </math:msub>
                    <math:msub>
                      <math:mo math:stretchy="false">Γ</math:mo>
                      <math:mn>1</math:mn>
                    </math:msub>
                  </math:mrow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</math:mtd>
                <math:mtd>
                  <math:mn>0</math:mn>
                </math:mtd>
                <math:mtd>
                  <math:mrow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3</math:mn>
                    </math:msub>
                    <math:msub>
                      <math:mo math:stretchy="false">Γ</math:mo>
                      <math:mn>2</math:mn>
                    </math:msub>
                  </math:mrow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</math:mtd>
                <math:mtd>
                  <math:mn>0</math:mn>
                </math:mtd>
                <math:mtd>
                  <math:mrow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3</math:mn>
                    </math:msub>
                    <math:msub>
                      <math:mo math:stretchy="false">Γ</math:mo>
                      <math:mn>2</math:mn>
                    </math:msub>
                  </math:mrow>
                </math:mtd>
                <math:mtd>
                  <math:mrow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4</math:mn>
                    </math:msub>
                    <math:msub>
                      <math:mo math:stretchy="false">Γ</math:mo>
                      <math:mn>3</math:mn>
                    </math:msub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</math:mtd>
                <math:mtd>
                  <math:mn>0</math:mn>
                </math:mtd>
                <math:mtd>
                  <math:mrow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3</math:mn>
                    </math:msub>
                    <math:msub>
                      <math:mo math:stretchy="false">Γ</math:mo>
                      <math:mn>2</math:mn>
                    </math:msub>
                  </math:mrow>
                </math:mtd>
                <math:mtd>
                  <math:mn>0</math:mn>
                </math:mtd>
                <math:mtd>
                  <math:mrow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5</math:mn>
                    </math:msub>
                    <math:msub>
                      <math:mo math:stretchy="false">Γ</math:mo>
                      <math:mn>4</math:mn>
                    </math:msub>
                  </math:mrow>
                </math:mtd>
                <math:mtd>
                  <math:mn>0</math:mn>
                </math:mtd>
              </math:mtr>
            </math:mtable>
          </math:mfenced>
          <math:mo math:stretchy="false"></math:mo>
        </math:munder>
        <math:mstyle math:fontweight="bold">
          <math:mrow>
            <math:mo math:stretchy="false">Ω</math:mo>
          </math:mrow>
        </math:mstyle>
      </math:munder>
      <math:munder>
        <math:munder math:accent="true">
          <math:mfenced math:open="{" math:close="}">
            <math:mtable>
              <math:mtr>
                <math:mtd>
                  <math:msub>
                    <math:mo math:stretchy="false">ω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2</math:mn>
                  </math:msub>
                </math:mtd>
              </math:mtr>
              <math:mtr>
                <math:mtd>
                  <math:msub>
                    <math:mo math:stretchy="false">σ</math:mo>
                    <math:mn>3</math:mn>
                  </math:msub>
                </math:mtd>
              </math:mtr>
              <math:mtr>
                <math:mtd>
                  <math:msub>
                    <math:mo math:stretchy="false">σ</math:mo>
                    <math:mn>4</math:mn>
                  </math:msub>
                </math:mtd>
              </math:mtr>
              <math:mtr>
                <math:mtd>
                  <math:msub>
                    <math:mi>v</math:mi>
                    <math:mn>1</math:mn>
                  </math:msub>
                </math:mtd>
              </math:mtr>
            </math:mtable>
          </math:mfenced>
          <math:mo math:stretchy="false"></math:mo>
        </math:munder>
        <math:mi>u</math:mi>
      </math:munder>
    </math:mrow>
    <math:annotation math:encoding="StarMath 5.0">left [ {matrix{{bold B}_1^T # 0 # 0 # 0 # 0 ## 0 # {bold B}_2^T # 0 # 0 # 0 ## 0 # 0 # {bold B}_3^T # 0 # 0 ## 0 # 0 # 0 # {bold B}_4^T # 0 ## 0 # 0 # 0 # 0 # {bold B}_5^T }} right ] left lbrace {matrix{{vec %omega}_1 ## {vec %omega}_2 ##{vec %omega}_3 ##{vec %omega}_4 ## {vec %omega}_5 }} right rbrace = left [ {matrix{{bold B}_1^T # 0 # 0 # 0 # 0 ## 0 # {bold B}_2^T # 0 # 0 # 0 ## 0 # 0 # {bold B}_3^T # 0 # 0 ## 0 # 0 # 0 # {bold B}_4^T # 0 ## 0 # 0 # 0 # 0 # {bold B}_5^T }} right ]{left [ {matrix{{bold B}_1 # 0 # 0 # 0 # 0 # 0 ## {bold B}_1 # {bold B}_2 %GAMMA_1 # 0 # 0 # 0 # 0 ## {bold B}_1 # 0 # {bold B}_3 %GAMMA_2 # 0 # 0 # 0 ## {bold B}_1 # 0 # {bold B}_3 %GAMMA_2 # {bold B}_4 %GAMMA_3 # 0 # 0 ## {bold B}_1 # 0 # {bold B}_3 %GAMMA_2 # 0 # {bold B}_5 %GAMMA_4 # 0}}right ]} underbrace {bold %OMEGA} {left lbrace {matrix{%omega_1 ## %sigma_1 ## %sigma_2 ## %sigma_3 ## %sigma_4 ## v_1}} right rbrace} underbrace {u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{" math:close="}">
          <math:mtable>
            <math:mtr>
              <math:mtd>
                <math:msub>
                  <math:mo math:stretchy="false">ω</math:mo>
                  <math:mn>1</math:mn>
                </math:msub>
              </math:mtd>
            </math:mtr>
            <math:mtr>
              <math:mtd>
                <math:msub>
                  <math:mo math:stretchy="false">ω</math:mo>
                  <math:mn>2</math:mn>
                </math:msub>
              </math:mtd>
            </math:mtr>
            <math:mtr>
              <math:mtd>
                <math:msub>
                  <math:mo math:stretchy="false">ω</math:mo>
                  <math:mn>3</math:mn>
                </math:msub>
              </math:mtd>
            </math:mtr>
            <math:mtr>
              <math:mtd>
                <math:msub>
                  <math:mo math:stretchy="false">ω</math:mo>
                  <math:mn>4</math:mn>
                </math:msub>
              </math:mtd>
            </math:mtr>
            <math:mtr>
              <math:mtd>
                <math:msub>
                  <math:mo math:stretchy="false">ω</math:mo>
                  <math:mn>5</math:mn>
                </math:msub>
              </math:mtd>
            </math:mtr>
          </math:mtable>
        </math:mfenced>
        <math:mo math:stretchy="false">=</math:mo>
        <math:munder>
          <math:munder math:accent="true">
            <math:mfenced math:open="[" math:close="]">
              <math:mtable>
                <math:mtr>
                  <math:mtd>
                    <math:mi>U</math:mi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multiscripts>
                      <math:mi>C</math:mi>
                      <math:none/>
                      <math:mn>1</math:mn>
                      <math:mprescripts/>
                      <math:none/>
                      <math:mn>2</math:mn>
                    </math:mmultiscripts>
                  </math:mtd>
                  <math:mtd>
                    <math:msub>
                      <math:mo math:stretchy="false">Γ</math:mo>
                      <math:mn>1</math:mn>
                    </math:msub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multiscripts>
                      <math:mi>C</math:mi>
                      <math:none/>
                      <math:mn>1</math:mn>
                      <math:mprescripts/>
                      <math:none/>
                      <math:mn>3</math:mn>
                    </math:mmultiscripts>
                  </math:mtd>
                  <math:mtd>
                    <math:mn>0</math:mn>
                  </math:mtd>
                  <math:mtd>
                    <math:msub>
                      <math:mo math:stretchy="false">Γ</math:mo>
                      <math:mn>2</math:mn>
                    </math:msub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multiscripts>
                      <math:mi>C</math:mi>
                      <math:none/>
                      <math:mn>1</math:mn>
                      <math:mprescripts/>
                      <math:none/>
                      <math:mn>4</math:mn>
                    </math:mmultiscripts>
                  </math:mtd>
                  <math:mtd>
                    <math:mn>0</math:mn>
                  </math:mtd>
                  <math:mtd>
                    <math:mrow>
                      <math:mmultiscripts>
                        <math:mi>C</math:mi>
                        <math:none/>
                        <math:mn>3</math:mn>
                        <math:mprescripts/>
                        <math:none/>
                        <math:mn>4</math:mn>
                      </math:mmultiscripts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sub>
                      <math:mo math:stretchy="false">Γ</math:mo>
                      <math:mn>3</math:mn>
                    </math:msub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multiscripts>
                      <math:mi>C</math:mi>
                      <math:none/>
                      <math:mn>1</math:mn>
                      <math:mprescripts/>
                      <math:none/>
                      <math:mn>5</math:mn>
                    </math:mmultiscripts>
                  </math:mtd>
                  <math:mtd>
                    <math:mn>0</math:mn>
                  </math:mtd>
                  <math:mtd>
                    <math:mrow>
                      <math:mmultiscripts>
                        <math:mi>C</math:mi>
                        <math:none/>
                        <math:mn>3</math:mn>
                        <math:mprescripts/>
                        <math:none/>
                        <math:mn>5</math:mn>
                      </math:mmultiscripts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n>0</math:mn>
                  </math:mtd>
                  <math:mtd>
                    <math:msub>
                      <math:mo math:stretchy="false">Γ</math:mo>
                      <math:mn>4</math:mn>
                    </math:msub>
                  </math:mtd>
                  <math:mtd>
                    <math:mn>0</math:mn>
                  </math:mtd>
                </math:mtr>
              </math:mtable>
            </math:mfenced>
            <math:mo math:stretchy="false"></math:mo>
          </math:munder>
          <math:mo math:stretchy="false">Ω</math:mo>
        </math:munder>
      </math:mrow>
      <math:munder>
        <math:munder math:accent="true">
          <math:mfenced math:open="{" math:close="}">
            <math:mtable>
              <math:mtr>
                <math:mtd>
                  <math:msub>
                    <math:mo math:stretchy="false">ω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2</math:mn>
                  </math:msub>
                </math:mtd>
              </math:mtr>
              <math:mtr>
                <math:mtd>
                  <math:msub>
                    <math:mo math:stretchy="false">σ</math:mo>
                    <math:mn>3</math:mn>
                  </math:msub>
                </math:mtd>
              </math:mtr>
              <math:mtr>
                <math:mtd>
                  <math:msub>
                    <math:mo math:stretchy="false">σ</math:mo>
                    <math:mn>4</math:mn>
                  </math:msub>
                </math:mtd>
              </math:mtr>
              <math:mtr>
                <math:mtd>
                  <math:msub>
                    <math:mi>v</math:mi>
                    <math:mn>1</math:mn>
                  </math:msub>
                </math:mtd>
              </math:mtr>
            </math:mtable>
          </math:mfenced>
          <math:mo math:stretchy="false"></math:mo>
        </math:munder>
        <math:mi>u</math:mi>
      </math:munder>
    </math:mrow>
    <math:annotation math:encoding="StarMath 5.0">left lbrace {matrix{%omega_1 ## %omega_2 ## %omega_3 ## %omega_4 ## %omega_5 }} right rbrace = {left [ {matrix{U # 0 # 0 # 0 # 0 # 0 ## C lsup 2 rsup 1 # %GAMMA_1 # 0 # 0 # 0 # 0 ## C lsup 3 rsup 1 # 0 # %GAMMA_2 # 0 # 0 # 0 ## C lsup 4 rsup 1 # 0 # C lsup 4 rsup 3 %GAMMA_2 # %GAMMA_3 # 0 # 0 ## C lsup 5 rsup 1 # 0 # C lsup 5 rsup 3 %GAMMA_2 # 0 #  %GAMMA_4 # 0}}right ]} underbrace {%OMEGA} {left lbrace {matrix{%omega_1 ## %sigma_1 ## %sigma_2 ## %sigma_3 ## %sigma_4 ## v_1}} right rbrace} underbrace {u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sup>
                <math:mstyle math:fontweight="bold">
                  <math:mrow>
                    <math:mi>N</math:mi>
                  </math:mrow>
                </math:mstyle>
                <math:mi>T</math:mi>
              </math:msup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sup>
                <math:mstyle math:fontweight="bold">
                  <math:mrow>
                    <math:mi>N</math:mi>
                  </math:mrow>
                </math:mstyle>
                <math:mi>T</math:mi>
              </math:msup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sup>
                <math:mstyle math:fontweight="bold">
                  <math:mrow>
                    <math:mi>N</math:mi>
                  </math:mrow>
                </math:mstyle>
                <math:mi>T</math:mi>
              </math:msup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p>
                <math:mstyle math:fontweight="bold">
                  <math:mrow>
                    <math:mi>N</math:mi>
                  </math:mrow>
                </math:mstyle>
                <math:mi>T</math:mi>
              </math:msup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p>
                <math:mstyle math:fontweight="bold">
                  <math:mrow>
                    <math:mi>N</math:mi>
                  </math:mrow>
                </math:mstyle>
                <math:mi>T</math:mi>
              </math:msup>
            </math:mtd>
          </math:mtr>
        </math:mtable>
      </math:mfenced>
      <math:mrow>
        <math:mfenced math:open="{" math:close="}">
          <math:mtable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1</math:mn>
                </math:msub>
              </math:mtd>
            </math:mtr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2</math:mn>
                </math:msub>
              </math:mtd>
            </math:mtr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3</math:mn>
                </math:msub>
              </math:mtd>
            </math:mtr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4</math:mn>
                </math:msub>
              </math:mtd>
            </math:mtr>
            <math:mtr>
              <math:mtd>
                <math:msub>
                  <math:mover math:accent="true">
                    <math:mi>v</math:mi>
                    <math:mo math:stretchy="false">→</math:mo>
                  </math:mover>
                  <math:mn>5</math:mn>
                </math:msub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sup>
                  <math:mstyle math:fontweight="bold">
                    <math:mrow>
                      <math:mi>N</math:mi>
                    </math:mrow>
                  </math:mstyle>
                  <math:mi>T</math:mi>
                </math:msup>
              </math:mtd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sup>
                  <math:mstyle math:fontweight="bold">
                    <math:mrow>
                      <math:mi>N</math:mi>
                    </math:mrow>
                  </math:mstyle>
                  <math:mi>T</math:mi>
                </math:msup>
              </math:mtd>
              <math:mtd>
                <math:mn>0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sup>
                  <math:mstyle math:fontweight="bold">
                    <math:mrow>
                      <math:mi>N</math:mi>
                    </math:mrow>
                  </math:mstyle>
                  <math:mi>T</math:mi>
                </math:msup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sup>
                  <math:mstyle math:fontweight="bold">
                    <math:mrow>
                      <math:mi>N</math:mi>
                    </math:mrow>
                  </math:mstyle>
                  <math:mi>T</math:mi>
                </math:msup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sup>
                  <math:mstyle math:fontweight="bold">
                    <math:mrow>
                      <math:mi>N</math:mi>
                    </math:mrow>
                  </math:mstyle>
                  <math:mi>T</math:mi>
                </math:msup>
              </math:mtd>
            </math:mtr>
          </math:mtable>
        </math:mfenced>
      </math:mrow>
      <math:munder>
        <math:munder math:accent="true">
          <math:mfenced math:open="[" math:close="]">
            <math:mtable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style math:fontweight="bold">
                    <math:mrow>
                      <math:mi>N</math:mi>
                    </math:mrow>
                  </math:mstyle>
                </math:mtd>
              </math:mtr>
              <math:mtr>
                <math:mtd>
                  <math:mrow>
                    <math:mover math:accent="true">
                      <math:msub>
                        <math:mo math:stretchy="false">β</math:mo>
                        <math:mn>2</math:mn>
                      </math:msub>
                      <math:mo math:stretchy="false">˜</math:mo>
                    </math:mover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1</math:mn>
                    </math:msub>
                  </math:mrow>
                </math:mtd>
                <math:mtd>
                  <math:mrow>
                    <math:msub>
                      <math:mover math:accent="true">
                        <math:mo math:stretchy="false">ρ</math:mo>
                        <math:mo math:stretchy="false">˜</math:mo>
                      </math:mover>
                      <math:mn>21</math:mn>
                    </math:msub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2</math:mn>
                    </math:msub>
                    <math:msub>
                      <math:mo math:stretchy="false">Γ</math:mo>
                      <math:mn>1</math:mn>
                    </math:msub>
                  </math:mrow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style math:fontweight="bold">
                    <math:mrow>
                      <math:mi>N</math:mi>
                    </math:mrow>
                  </math:mstyle>
                </math:mtd>
              </math:mtr>
              <math:mtr>
                <math:mtd>
                  <math:mrow>
                    <math:mover math:accent="true">
                      <math:msub>
                        <math:mo math:stretchy="false">β</math:mo>
                        <math:mn>3</math:mn>
                      </math:msub>
                      <math:mo math:stretchy="false">˜</math:mo>
                    </math:mover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1</math:mn>
                    </math:msub>
                  </math:mrow>
                </math:mtd>
                <math:mtd>
                  <math:mn>0</math:mn>
                </math:mtd>
                <math:mtd>
                  <math:mrow>
                    <math:msub>
                      <math:mover math:accent="true">
                        <math:mo math:stretchy="false">ρ</math:mo>
                        <math:mo math:stretchy="false">˜</math:mo>
                      </math:mover>
                      <math:mn>32</math:mn>
                    </math:msub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3</math:mn>
                    </math:msub>
                    <math:msub>
                      <math:mo math:stretchy="false">Γ</math:mo>
                      <math:mn>2</math:mn>
                    </math:msub>
                  </math:mrow>
                </math:mtd>
                <math:mtd>
                  <math:mn>0</math:mn>
                </math:mtd>
                <math:mtd>
                  <math:mn>0</math:mn>
                </math:mtd>
                <math:mtd>
                  <math:mstyle math:fontweight="bold">
                    <math:mrow>
                      <math:mi>N</math:mi>
                    </math:mrow>
                  </math:mstyle>
                </math:mtd>
              </math:mtr>
              <math:mtr>
                <math:mtd>
                  <math:mrow>
                    <math:msub>
                      <math:mover math:accent="true">
                        <math:mo math:stretchy="false">β</math:mo>
                        <math:mo math:stretchy="false">˜</math:mo>
                      </math:mover>
                      <math:mn>4</math:mn>
                    </math:msub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1</math:mn>
                    </math:msub>
                  </math:mrow>
                </math:mtd>
                <math:mtd>
                  <math:mn>0</math:mn>
                </math:mtd>
                <math:mtd>
                  <math:mrow>
                    <math:msub>
                      <math:mover math:accent="true">
                        <math:mo math:stretchy="false">ρ</math:mo>
                        <math:mo math:stretchy="false">˜</math:mo>
                      </math:mover>
                      <math:mn>42</math:mn>
                    </math:msub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3</math:mn>
                    </math:msub>
                    <math:msub>
                      <math:mo math:stretchy="false">Γ</math:mo>
                      <math:mn>2</math:mn>
                    </math:msub>
                  </math:mrow>
                </math:mtd>
                <math:mtd>
                  <math:mrow>
                    <math:msub>
                      <math:mover math:accent="true">
                        <math:mo math:stretchy="false">ρ</math:mo>
                        <math:mo math:stretchy="false">˜</math:mo>
                      </math:mover>
                      <math:mn>43</math:mn>
                    </math:msub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4</math:mn>
                    </math:msub>
                    <math:msub>
                      <math:mo math:stretchy="false">Γ</math:mo>
                      <math:mn>3</math:mn>
                    </math:msub>
                  </math:mrow>
                </math:mtd>
                <math:mtd>
                  <math:mn>0</math:mn>
                </math:mtd>
                <math:mtd>
                  <math:mstyle math:fontweight="bold">
                    <math:mrow>
                      <math:mi>N</math:mi>
                    </math:mrow>
                  </math:mstyle>
                </math:mtd>
              </math:mtr>
              <math:mtr>
                <math:mtd>
                  <math:mrow>
                    <math:msub>
                      <math:mover math:accent="true">
                        <math:mo math:stretchy="false">β</math:mo>
                        <math:mo math:stretchy="false">˜</math:mo>
                      </math:mover>
                      <math:mn>5</math:mn>
                    </math:msub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1</math:mn>
                    </math:msub>
                  </math:mrow>
                </math:mtd>
                <math:mtd>
                  <math:mn>0</math:mn>
                </math:mtd>
                <math:mtd>
                  <math:mrow>
                    <math:msub>
                      <math:mover math:accent="true">
                        <math:mo math:stretchy="false">ρ</math:mo>
                        <math:mo math:stretchy="false">˜</math:mo>
                      </math:mover>
                      <math:mn>52</math:mn>
                    </math:msub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3</math:mn>
                    </math:msub>
                    <math:msub>
                      <math:mo math:stretchy="false">Γ</math:mo>
                      <math:mn>2</math:mn>
                    </math:msub>
                  </math:mrow>
                </math:mtd>
                <math:mtd>
                  <math:mn>0</math:mn>
                </math:mtd>
                <math:mtd>
                  <math:mrow>
                    <math:msub>
                      <math:mover math:accent="true">
                        <math:mo math:stretchy="false">ρ</math:mo>
                        <math:mo math:stretchy="false">˜</math:mo>
                      </math:mover>
                      <math:mn>54</math:mn>
                    </math:msub>
                    <math:msub>
                      <math:mstyle math:fontweight="bold">
                        <math:mrow>
                          <math:mi>B</math:mi>
                        </math:mrow>
                      </math:mstyle>
                      <math:mn>5</math:mn>
                    </math:msub>
                    <math:msub>
                      <math:mo math:stretchy="false">Γ</math:mo>
                      <math:mn>4</math:mn>
                    </math:msub>
                  </math:mrow>
                </math:mtd>
                <math:mtd>
                  <math:mstyle math:fontweight="bold">
                    <math:mrow>
                      <math:mi>N</math:mi>
                    </math:mrow>
                  </math:mstyle>
                </math:mtd>
              </math:mtr>
            </math:mtable>
          </math:mfenced>
          <math:mo math:stretchy="false"></math:mo>
        </math:munder>
        <math:mstyle math:fontweight="bold">
          <math:mrow>
            <math:mi>V</math:mi>
          </math:mrow>
        </math:mstyle>
      </math:munder>
      <math:munder>
        <math:munder math:accent="true">
          <math:mfenced math:open="{" math:close="}">
            <math:mtable>
              <math:mtr>
                <math:mtd>
                  <math:msub>
                    <math:mo math:stretchy="false">ω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2</math:mn>
                  </math:msub>
                </math:mtd>
              </math:mtr>
              <math:mtr>
                <math:mtd>
                  <math:msub>
                    <math:mo math:stretchy="false">σ</math:mo>
                    <math:mn>3</math:mn>
                  </math:msub>
                </math:mtd>
              </math:mtr>
              <math:mtr>
                <math:mtd>
                  <math:msub>
                    <math:mo math:stretchy="false">σ</math:mo>
                    <math:mn>4</math:mn>
                  </math:msub>
                </math:mtd>
              </math:mtr>
              <math:mtr>
                <math:mtd>
                  <math:msub>
                    <math:mi>v</math:mi>
                    <math:mn>1</math:mn>
                  </math:msub>
                </math:mtd>
              </math:mtr>
            </math:mtable>
          </math:mfenced>
          <math:mo math:stretchy="false"></math:mo>
        </math:munder>
        <math:mi>u</math:mi>
      </math:munder>
    </math:mrow>
    <math:annotation math:encoding="StarMath 5.0">left [ {matrix{{bold N}^T # 0 # 0 # 0 # 0 ## 0 # {bold N}^T # 0 # 0 # 0 ## 0 # 0 # {bold N}^T # 0 # 0 ## 0 # 0 # 0 # {bold N}^T # 0 ## 0 # 0 # 0 # 0 # {bold N}^T }} right ] left lbrace {matrix{{vec v}_1 ## {vec v}_2 ##{vec v}_3 ##{vec v}_4 ## {vec v}_5 }} right rbrace = left [ {matrix{{bold N}^T # 0 # 0 # 0 # 0 ## 0 # {bold N}^T # 0 # 0 # 0 ## 0 # 0 # {bold N}^T # 0 # 0 ## 0 # 0 # 0 # {bold N}^T # 0 ## 0 # 0 # 0 # 0 # {bold N}^T }} right ] {left [ {matrix{0 # 0 # 0 # 0 # 0 # {bold N} ## {tilde %beta_2}{bold B}_1 # {tilde %rho}_21 {bold B}_2 %GAMMA_1 # 0 # 0 # 0 # {bold N} ## {tilde %beta_3}{bold B}_1 # 0 # {tilde %rho}_32{bold B}_3 %GAMMA_2 # 0 # 0 # {bold N} ## {tilde %beta}_4{bold B}_1 # 0 # {tilde %rho}_42{bold B}_3 %GAMMA_2 # {tilde %rho}_43{bold B}_4 %GAMMA_3 # 0 # {bold N} ## {tilde %beta}_5{bold B}_1 # 0 # {tilde %rho}_52{bold B}_3 %GAMMA_2 # 0 # {tilde %rho}_54{bold B}_5 %GAMMA_4 # {bold N}}}right ]} underbrace {bold V} {left lbrace {matrix{%omega_1 ## %sigma_1 ## %sigma_2 ## %sigma_3 ## %sigma_4 ## v_1}} right rbrace} underbrace {u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{" math:close="}">
          <math:mtable>
            <math:mtr>
              <math:mtd>
                <math:msub>
                  <math:mi>v</math:mi>
                  <math:mn>1</math:mn>
                </math:msub>
              </math:mtd>
            </math:mtr>
            <math:mtr>
              <math:mtd>
                <math:msub>
                  <math:mi>v</math:mi>
                  <math:mn>2</math:mn>
                </math:msub>
              </math:mtd>
            </math:mtr>
            <math:mtr>
              <math:mtd>
                <math:msub>
                  <math:mi>v</math:mi>
                  <math:mn>3</math:mn>
                </math:msub>
              </math:mtd>
            </math:mtr>
            <math:mtr>
              <math:mtd>
                <math:msub>
                  <math:mi>v</math:mi>
                  <math:mn>4</math:mn>
                </math:msub>
              </math:mtd>
            </math:mtr>
            <math:mtr>
              <math:mtd>
                <math:msub>
                  <math:mi>v</math:mi>
                  <math:mn>5</math:mn>
                </math:msub>
              </math:mtd>
            </math:mtr>
          </math:mtable>
        </math:mfenced>
        <math:mo math:stretchy="false">=</math:mo>
        <math:munder>
          <math:munder math:accent="true">
            <math:mfenced math:open="[" math:close="]">
              <math:mtable>
                <math:mtr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i>U</math:mi>
                  </math:mtd>
                </math:mtr>
                <math:mtr>
                  <math:mtd>
                    <math:mrow>
                      <math:mover math:accent="true">
                        <math:msub>
                          <math:mo math:stretchy="false">β</math:mo>
                          <math:mn>2</math:mn>
                        </math:msub>
                        <math:mo math:stretchy="false">˜</math:mo>
                      </math:mover>
                      <math:mmultiscripts>
                        <math:mi>C</math:mi>
                        <math:none/>
                        <math:mn>1</math:mn>
                        <math:mprescripts/>
                        <math:none/>
                        <math:mi>N</math:mi>
                      </math:mmultiscripts>
                    </math:mrow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21</math:mn>
                      </math:msub>
                      <math:mmultiscripts>
                        <math:mi>C</math:mi>
                        <math:none/>
                        <math:mn>2</math:mn>
                        <math:mprescripts/>
                        <math:none/>
                        <math:mi>N</math:mi>
                      </math:mmultiscripts>
                      <math:msub>
                        <math:mo math:stretchy="false">Γ</math:mo>
                        <math:mn>1</math:mn>
                      </math:msub>
                    </math:mrow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i>U</math:mi>
                  </math:mtd>
                </math:mtr>
                <math:mtr>
                  <math:mtd>
                    <math:mrow>
                      <math:mover math:accent="true">
                        <math:msub>
                          <math:mo math:stretchy="false">β</math:mo>
                          <math:mn>3</math:mn>
                        </math:msub>
                        <math:mo math:stretchy="false">˜</math:mo>
                      </math:mover>
                      <math:mmultiscripts>
                        <math:mi>C</math:mi>
                        <math:none/>
                        <math:mn>1</math:mn>
                        <math:mprescripts/>
                        <math:none/>
                        <math:mi>N</math:mi>
                      </math:mmultiscripts>
                    </math:mrow>
                  </math:mtd>
                  <math:mtd>
                    <math:mn>0</math:mn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32</math:mn>
                      </math:msub>
                      <math:mmultiscripts>
                        <math:mi>C</math:mi>
                        <math:none/>
                        <math:mn>3</math:mn>
                        <math:mprescripts/>
                        <math:none/>
                        <math:mi>N</math:mi>
                      </math:mmultiscripts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n>0</math:mn>
                  </math:mtd>
                  <math:mtd>
                    <math:mn>0</math:mn>
                  </math:mtd>
                  <math:mtd>
                    <math:mi>U</math:mi>
                  </math:mtd>
                </math:mtr>
                <math:mtr>
                  <math:mtd>
                    <math:mrow>
                      <math:msub>
                        <math:mover math:accent="true">
                          <math:mo math:stretchy="false">β</math:mo>
                          <math:mo math:stretchy="false">˜</math:mo>
                        </math:mover>
                        <math:mn>4</math:mn>
                      </math:msub>
                      <math:mmultiscripts>
                        <math:mi>C</math:mi>
                        <math:none/>
                        <math:mn>1</math:mn>
                        <math:mprescripts/>
                        <math:none/>
                        <math:mi>N</math:mi>
                      </math:mmultiscripts>
                    </math:mrow>
                  </math:mtd>
                  <math:mtd>
                    <math:mn>0</math:mn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42</math:mn>
                      </math:msub>
                      <math:mmultiscripts>
                        <math:mi>C</math:mi>
                        <math:none/>
                        <math:mn>3</math:mn>
                        <math:mprescripts/>
                        <math:none/>
                        <math:mi>N</math:mi>
                      </math:mmultiscripts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43</math:mn>
                      </math:msub>
                      <math:mmultiscripts>
                        <math:mi>C</math:mi>
                        <math:none/>
                        <math:mn>4</math:mn>
                        <math:mprescripts/>
                        <math:none/>
                        <math:mi>N</math:mi>
                      </math:mmultiscripts>
                      <math:msub>
                        <math:mo math:stretchy="false">Γ</math:mo>
                        <math:mn>3</math:mn>
                      </math:msub>
                    </math:mrow>
                  </math:mtd>
                  <math:mtd>
                    <math:mn>0</math:mn>
                  </math:mtd>
                  <math:mtd>
                    <math:mi>U</math:mi>
                  </math:mtd>
                </math:mtr>
                <math:mtr>
                  <math:mtd>
                    <math:mrow>
                      <math:msub>
                        <math:mover math:accent="true">
                          <math:mo math:stretchy="false">β</math:mo>
                          <math:mo math:stretchy="false">˜</math:mo>
                        </math:mover>
                        <math:mn>5</math:mn>
                      </math:msub>
                      <math:mmultiscripts>
                        <math:mi>C</math:mi>
                        <math:none/>
                        <math:mn>1</math:mn>
                        <math:mprescripts/>
                        <math:none/>
                        <math:mi>N</math:mi>
                      </math:mmultiscripts>
                    </math:mrow>
                  </math:mtd>
                  <math:mtd>
                    <math:mn>0</math:mn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52</math:mn>
                      </math:msub>
                      <math:mmultiscripts>
                        <math:mi>C</math:mi>
                        <math:none/>
                        <math:mn>3</math:mn>
                        <math:mprescripts/>
                        <math:none/>
                        <math:mi>N</math:mi>
                      </math:mmultiscripts>
                      <math:msub>
                        <math:mo math:stretchy="false">Γ</math:mo>
                        <math:mn>2</math:mn>
                      </math:msub>
                    </math:mrow>
                  </math:mtd>
                  <math:mtd>
                    <math:mn>0</math:mn>
                  </math:mtd>
                  <math:mtd>
                    <math:mrow>
                      <math:msub>
                        <math:mover math:accent="true">
                          <math:mo math:stretchy="false">ρ</math:mo>
                          <math:mo math:stretchy="false">˜</math:mo>
                        </math:mover>
                        <math:mn>54</math:mn>
                      </math:msub>
                      <math:mmultiscripts>
                        <math:mi>C</math:mi>
                        <math:none/>
                        <math:mn>5</math:mn>
                        <math:mprescripts/>
                        <math:none/>
                        <math:mi>N</math:mi>
                      </math:mmultiscripts>
                      <math:msub>
                        <math:mo math:stretchy="false">Γ</math:mo>
                        <math:mn>4</math:mn>
                      </math:msub>
                    </math:mrow>
                  </math:mtd>
                  <math:mtd>
                    <math:mi>U</math:mi>
                  </math:mtd>
                </math:mtr>
              </math:mtable>
            </math:mfenced>
            <math:mo math:stretchy="false"></math:mo>
          </math:munder>
          <math:mi>V</math:mi>
        </math:munder>
      </math:mrow>
      <math:munder>
        <math:munder math:accent="true">
          <math:mfenced math:open="{" math:close="}">
            <math:mtable>
              <math:mtr>
                <math:mtd>
                  <math:msub>
                    <math:mo math:stretchy="false">ω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1</math:mn>
                  </math:msub>
                </math:mtd>
              </math:mtr>
              <math:mtr>
                <math:mtd>
                  <math:msub>
                    <math:mo math:stretchy="false">σ</math:mo>
                    <math:mn>2</math:mn>
                  </math:msub>
                </math:mtd>
              </math:mtr>
              <math:mtr>
                <math:mtd>
                  <math:msub>
                    <math:mo math:stretchy="false">σ</math:mo>
                    <math:mn>3</math:mn>
                  </math:msub>
                </math:mtd>
              </math:mtr>
              <math:mtr>
                <math:mtd>
                  <math:msub>
                    <math:mo math:stretchy="false">σ</math:mo>
                    <math:mn>4</math:mn>
                  </math:msub>
                </math:mtd>
              </math:mtr>
              <math:mtr>
                <math:mtd>
                  <math:msub>
                    <math:mi>v</math:mi>
                    <math:mn>1</math:mn>
                  </math:msub>
                </math:mtd>
              </math:mtr>
            </math:mtable>
          </math:mfenced>
          <math:mo math:stretchy="false"></math:mo>
        </math:munder>
        <math:mi>u</math:mi>
      </math:munder>
    </math:mrow>
    <math:annotation math:encoding="StarMath 5.0">left lbrace {matrix{v_1 ## v_2 ## v_3 ## v_4 ## v_5 }} right rbrace = {left [ {matrix{0 # 0 # 0 # 0 # 0 # U ## {tilde %beta_2} C lsup N rsup 1 # {tilde %rho}_21 C lsup N rsup 2 %GAMMA_1 # 0 # 0 # 0 # U ## {tilde %beta_3}C lsup N rsup 1 # 0 # {tilde %rho}_32 C lsup N rsup 3 %GAMMA_2 # 0 # 0 # U ## {tilde %beta}_4 C lsup N rsup 1 # 0 # {tilde %rho}_42 C lsup N rsup 3 %GAMMA_2 # {tilde %rho}_43 C lsup N rsup 4 %GAMMA_3 # 0 # U ## {tilde %beta}_5 C lsup N rsup 1 # 0 # {tilde %rho}_52 C lsup N rsup 3 %GAMMA_2 # 0 # {tilde %rho}_54 C lsup N rsup 5 %GAMMA_4 # U}}right ]} underbrace {V} {left lbrace {matrix{%omega_1 ## %sigma_1 ## %sigma_2 ## %sigma_3 ## %sigma_4 ## v_1}} right rbrace} underbrace {u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multiscripts>
          <math:mover math:accent="true">
            <math:mi>v</math:mi>
            <math:mo math:stretchy="false">→</math:mo>
          </math:mover>
          <math:none/>
          <math:mi>B</math:mi>
          <math:mprescripts/>
          <math:none/>
          <math:mi>N</math:mi>
        </math:mmultiscripts>
        <math:mo math:stretchy="false">=</math:mo>
        <math:msub>
          <math:mi>v</math:mi>
          <math:mn>1</math:mn>
        </math:msub>
      </math:mrow>
      <math:mrow>
        <math:msub>
          <math:mover math:accent="true">
            <math:mi>n</math:mi>
            <math:mo math:stretchy="false">ˆ</math:mo>
          </math:mover>
          <math:mn>1</math:mn>
        </math:msub>
        <math:mo math:stretchy="false">+</math:mo>
        <math:msub>
          <math:mi>v</math:mi>
          <math:mn>2</math:mn>
        </math:msub>
      </math:mrow>
      <math:mrow>
        <math:msub>
          <math:mover math:accent="true">
            <math:mi>n</math:mi>
            <math:mo math:stretchy="false">ˆ</math:mo>
          </math:mover>
          <math:mn>2</math:mn>
        </math:msub>
        <math:mo math:stretchy="false">+</math:mo>
        <math:msub>
          <math:mi>v</math:mi>
          <math:mn>3</math:mn>
        </math:msub>
      </math:mrow>
      <math:mrow>
        <math:msub>
          <math:mover math:accent="true">
            <math:mi>n</math:mi>
            <math:mo math:stretchy="false">ˆ</math:mo>
          </math:mover>
          <math:mn>3</math:mn>
        </math:msub>
        <math:mo math:stretchy="false">=</math:mo>
        <math:mstyle math:fontweight="bold">
          <math:mrow>
            <math:mi>N</math:mi>
          </math:mrow>
        </math:mstyle>
      </math:mrow>
      <math:msub>
        <math:mi>v</math:mi>
        <math:mi>B</math:mi>
      </math:msub>
    </math:mrow>
    <math:annotation math:encoding="StarMath 5.0">{vec v} lsup N rsup {B} = v_{1} {hat n}_{1} + v_{2} {hat n}_{2} + v_{3} {hat n}_{3} = {bold N} v_{B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=</math:mo>
        <math:mfenced math:open="[" math:close="]">
          <math:mtable>
            <math:mtr>
              <math:mtd>
                <math:mrow>
                  <math:msub>
                    <math:mi>m</math:mi>
                    <math:mn>1</math:mn>
                  </math:msub>
                  <math:mi>U</math:mi>
                </math:mrow>
              </math:mtd>
              <math:mtd>
                <math:mi/>
              </math:mtd>
              <math:mtd>
                <math:mi/>
              </math:mtd>
              <math:mtd>
                <math:mi/>
              </math:mtd>
              <math:mtd>
                <math:mi/>
              </math:mtd>
            </math:mtr>
            <math:mtr>
              <math:mtd>
                <math:mi/>
              </math:mtd>
              <math:mtd>
                <math:mrow>
                  <math:msub>
                    <math:mi>m</math:mi>
                    <math:mn>2</math:mn>
                  </math:msub>
                  <math:mi>U</math:mi>
                </math:mrow>
              </math:mtd>
              <math:mtd>
                <math:mi/>
              </math:mtd>
              <math:mtd>
                <math:mi/>
              </math:mtd>
              <math:mtd>
                <math:mi/>
              </math:mtd>
            </math:mtr>
            <math:mtr>
              <math:mtd>
                <math:mi/>
              </math:mtd>
              <math:mtd>
                <math:mi/>
              </math:mtd>
              <math:mtd>
                <math:mrow>
                  <math:msub>
                    <math:mi>m</math:mi>
                    <math:mn>3</math:mn>
                  </math:msub>
                  <math:mi>U</math:mi>
                </math:mrow>
              </math:mtd>
              <math:mtd>
                <math:mi/>
              </math:mtd>
              <math:mtd>
                <math:mi/>
              </math:mtd>
            </math:mtr>
            <math:mtr>
              <math:mtd>
                <math:mi/>
              </math:mtd>
              <math:mtd>
                <math:mi/>
              </math:mtd>
              <math:mtd>
                <math:mi/>
              </math:mtd>
              <math:mtd>
                <math:mrow>
                  <math:msub>
                    <math:mi>m</math:mi>
                    <math:mn>4</math:mn>
                  </math:msub>
                  <math:mi>U</math:mi>
                </math:mrow>
              </math:mtd>
              <math:mtd>
                <math:mi/>
              </math:mtd>
            </math:mtr>
            <math:mtr>
              <math:mtd>
                <math:mi/>
              </math:mtd>
              <math:mtd>
                <math:mi/>
              </math:mtd>
              <math:mtd>
                <math:mi/>
              </math:mtd>
              <math:mtd>
                <math:mi/>
              </math:mtd>
              <math:mtd>
                <math:mrow>
                  <math:msub>
                    <math:mi>m</math:mi>
                    <math:mn>5</math:mn>
                  </math:msub>
                  <math:mi>U</math:mi>
                </math:mrow>
              </math:mtd>
            </math:mtr>
          </math:mtable>
        </math:mfenced>
      </math:mrow>
      <math:mi>,</math:mi>
      <math:mi/>
      <math:mrow>
        <math:mi>I</math:mi>
        <math:mo math:stretchy="false">=</math:mo>
        <math:mfenced math:open="[" math:close="]">
          <math:mtable>
            <math:mtr>
              <math:mtd>
                <math:msub>
                  <math:mi>I</math:mi>
                  <math:mn>1</math:mn>
                </math:msub>
              </math:mtd>
              <math:mtd>
                <math:mi/>
              </math:mtd>
              <math:mtd>
                <math:mi/>
              </math:mtd>
              <math:mtd>
                <math:mi/>
              </math:mtd>
              <math:mtd>
                <math:mi/>
              </math:mtd>
            </math:mtr>
            <math:mtr>
              <math:mtd>
                <math:mi/>
              </math:mtd>
              <math:mtd>
                <math:msub>
                  <math:mi>I</math:mi>
                  <math:mn>2</math:mn>
                </math:msub>
              </math:mtd>
              <math:mtd>
                <math:mi/>
              </math:mtd>
              <math:mtd>
                <math:mi/>
              </math:mtd>
              <math:mtd>
                <math:mi/>
              </math:mtd>
            </math:mtr>
            <math:mtr>
              <math:mtd>
                <math:mi/>
              </math:mtd>
              <math:mtd>
                <math:mi/>
              </math:mtd>
              <math:mtd>
                <math:msub>
                  <math:mi>I</math:mi>
                  <math:mn>3</math:mn>
                </math:msub>
              </math:mtd>
              <math:mtd>
                <math:mi/>
              </math:mtd>
              <math:mtd>
                <math:mi/>
              </math:mtd>
            </math:mtr>
            <math:mtr>
              <math:mtd>
                <math:mi/>
              </math:mtd>
              <math:mtd>
                <math:mi/>
              </math:mtd>
              <math:mtd>
                <math:mi/>
              </math:mtd>
              <math:mtd>
                <math:msub>
                  <math:mi>I</math:mi>
                  <math:mn>4</math:mn>
                </math:msub>
              </math:mtd>
              <math:mtd>
                <math:mi/>
              </math:mtd>
            </math:mtr>
            <math:mtr>
              <math:mtd>
                <math:mi/>
              </math:mtd>
              <math:mtd>
                <math:mi/>
              </math:mtd>
              <math:mtd>
                <math:mi/>
              </math:mtd>
              <math:mtd>
                <math:mi/>
              </math:mtd>
              <math:mtd>
                <math:msub>
                  <math:mi>I</math:mi>
                  <math:mn>5</math:mn>
                </math:msub>
              </math:mtd>
            </math:mtr>
          </math:mtable>
        </math:mfenced>
      </math:mrow>
      <math:mi>,</math:mi>
      <math:mi/>
      <math:mrow>
        <math:mi>T</math:mi>
        <math:mo math:stretchy="false">=</math:mo>
        <math:mfenced math:open="{" math:close="}">
          <math:mtable>
            <math:mtr>
              <math:mtd>
                <math:msub>
                  <math:mi>T</math:mi>
                  <math:mn>1</math:mn>
                </math:msub>
              </math:mtd>
            </math:mtr>
            <math:mtr>
              <math:mtd>
                <math:msub>
                  <math:mi>T</math:mi>
                  <math:mn>2</math:mn>
                </math:msub>
              </math:mtd>
            </math:mtr>
            <math:mtr>
              <math:mtd>
                <math:msub>
                  <math:mi>T</math:mi>
                  <math:mn>3</math:mn>
                </math:msub>
              </math:mtd>
            </math:mtr>
            <math:mtr>
              <math:mtd>
                <math:msub>
                  <math:mi>T</math:mi>
                  <math:mn>4</math:mn>
                </math:msub>
              </math:mtd>
            </math:mtr>
            <math:mtr>
              <math:mtd>
                <math:msub>
                  <math:mi>T</math:mi>
                  <math:mn>5</math:mn>
                </math:msub>
              </math:mtd>
            </math:mtr>
          </math:mtable>
        </math:mfenced>
      </math:mrow>
      <math:mi>,</math:mi>
      <math:mi/>
      <math:mrow>
        <math:mi>F</math:mi>
        <math:mo math:stretchy="false">=</math:mo>
        <math:mfenced math:open="{" math:close="}">
          <math:mtable>
            <math:mtr>
              <math:mtd>
                <math:msub>
                  <math:mi>F</math:mi>
                  <math:mn>1</math:mn>
                </math:msub>
              </math:mtd>
            </math:mtr>
            <math:mtr>
              <math:mtd>
                <math:msub>
                  <math:mi>F</math:mi>
                  <math:mn>2</math:mn>
                </math:msub>
              </math:mtd>
            </math:mtr>
            <math:mtr>
              <math:mtd>
                <math:msub>
                  <math:mi>F</math:mi>
                  <math:mn>3</math:mn>
                </math:msub>
              </math:mtd>
            </math:mtr>
            <math:mtr>
              <math:mtd>
                <math:msub>
                  <math:mi>F</math:mi>
                  <math:mn>4</math:mn>
                </math:msub>
              </math:mtd>
            </math:mtr>
            <math:mtr>
              <math:mtd>
                <math:msub>
                  <math:mi>F</math:mi>
                  <math:mn>5</math:mn>
                </math:msub>
              </math:mtd>
            </math:mtr>
          </math:mtable>
        </math:mfenced>
      </math:mrow>
      <math:mi>,</math:mi>
      <math:mi/>
      <math:mrow>
        <math:mrow>
          <math:mo math:stretchy="false">ω</math:mo>
          <math:mo math:stretchy="false">×</math:mo>
          <math:mi>H</math:mi>
        </math:mrow>
        <math:mo math:stretchy="false">=</math:mo>
        <math:mfenced math:open="{" math:close="}">
          <math:mtable>
            <math:mtr>
              <math:mtd>
                <math:msub>
                  <math:mrow>
                    <math:mo math:stretchy="false">(</math:mo>
                    <math:mrow>
                      <math:mo math:stretchy="false">ω</math:mo>
                      <math:mo math:stretchy="false">×</math:mo>
                      <math:mi>H</math:mi>
                    </math:mrow>
                    <math:mo math:stretchy="false">)</math:mo>
                  </math:mrow>
                  <math:mn>1</math:mn>
                </math:msub>
              </math:mtd>
            </math:mtr>
            <math:mtr>
              <math:mtd>
                <math:msub>
                  <math:mrow>
                    <math:mo math:stretchy="false">(</math:mo>
                    <math:mrow>
                      <math:mo math:stretchy="false">ω</math:mo>
                      <math:mo math:stretchy="false">×</math:mo>
                      <math:mi>H</math:mi>
                    </math:mrow>
                    <math:mo math:stretchy="false">)</math:mo>
                  </math:mrow>
                  <math:mn>2</math:mn>
                </math:msub>
              </math:mtd>
            </math:mtr>
            <math:mtr>
              <math:mtd>
                <math:msub>
                  <math:mrow>
                    <math:mo math:stretchy="false">(</math:mo>
                    <math:mrow>
                      <math:mo math:stretchy="false">ω</math:mo>
                      <math:mo math:stretchy="false">×</math:mo>
                      <math:mi>H</math:mi>
                    </math:mrow>
                    <math:mo math:stretchy="false">)</math:mo>
                  </math:mrow>
                  <math:mn>3</math:mn>
                </math:msub>
              </math:mtd>
            </math:mtr>
            <math:mtr>
              <math:mtd>
                <math:msub>
                  <math:mrow>
                    <math:mo math:stretchy="false">(</math:mo>
                    <math:mrow>
                      <math:mo math:stretchy="false">ω</math:mo>
                      <math:mo math:stretchy="false">×</math:mo>
                      <math:mi>H</math:mi>
                    </math:mrow>
                    <math:mo math:stretchy="false">)</math:mo>
                  </math:mrow>
                  <math:mn>4</math:mn>
                </math:msub>
              </math:mtd>
            </math:mtr>
            <math:mtr>
              <math:mtd>
                <math:msub>
                  <math:mrow>
                    <math:mo math:stretchy="false">(</math:mo>
                    <math:mrow>
                      <math:mo math:stretchy="false">ω</math:mo>
                      <math:mo math:stretchy="false">×</math:mo>
                      <math:mi>H</math:mi>
                    </math:mrow>
                    <math:mo math:stretchy="false">)</math:mo>
                  </math:mrow>
                  <math:mn>5</math:mn>
                </math:msub>
              </math:mtd>
            </math:mtr>
          </math:mtable>
        </math:mfenced>
      </math:mrow>
    </math:mrow>
    <math:annotation math:encoding="StarMath 5.0">m = left [ matrix{m_1 U # ~ # ~ # ~ # ~ ## ~ # m_2 U # ~ # ~ # ~ ## ~ # ~ # m_3 U # ~ # ~ ## ~ # ~ # ~ # m_4 U # ~ ## ~ # ~ # ~ # ~ # m_5 U} right ],~~I = left [ matrix{I_1 # ~ # ~ # ~ # ~ ## ~ # I_2 # ~ # ~ # ~ ## ~ # ~ # I_3 # ~ # ~ ## ~ # ~ # ~ # I_4 # ~ ## ~ # ~ # ~ # ~ # I_5} right ],~~T = left lbrace matrix{T_1 ## T_2 ## T_3 ## T_4 ## T_5} right rbrace,~~F = left lbrace matrix{F_1 ## F_2 ## F_3 ## F_4 ## F_5} right rbrace,~~%omega times H = left lbrace matrix{(%omega times H)_1 ## (%omega times H)_2 ## (%omega times H)_3 ## (%omega times H)_4 ## (%omega times H)_5} right rbrace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Ω</math:mo>
        <math:mi>T</math:mi>
      </math:msup>
      <math:mrow>
        <math:mfenced math:open="[" math:close="]">
          <math:mrow>
            <math:mrow>
              <math:mi>T</math:mi>
              <math:mo math:stretchy="false">−</math:mo>
              <math:mi>I</math:mi>
            </math:mrow>
            <math:mrow>
              <math:mrow>
                <math:mo math:stretchy="false">(</math:mo>
                <math:mrow>
                  <math:mo math:stretchy="false">Ω</math:mo>
                  <math:mrow>
                    <math:mover math:accent="true">
                      <math:mi>u</math:mi>
                      <math:mo math:stretchy="false">˙</math:mo>
                    </math:mover>
                    <math:mo math:stretchy="false">+</math:mo>
                    <math:msub>
                      <math:mo math:stretchy="false">α</math:mo>
                      <math:mi>r</math:mi>
                    </math:msub>
                  </math:mrow>
                </math:mrow>
                <math:mo math:stretchy="false">)</math:mo>
              </math:mrow>
              <math:mo math:stretchy="false">−</math:mo>
              <math:mrow>
                <math:mo math:stretchy="false">ω</math:mo>
                <math:mo math:stretchy="false">×</math:mo>
                <math:mi>H</math:mi>
              </math:mrow>
            </math:mrow>
          </math:mrow>
        </math:mfenced>
        <math:mo math:stretchy="false">+</math:mo>
        <math:msup>
          <math:mi>V</math:mi>
          <math:mi>T</math:mi>
        </math:msup>
      </math:mrow>
      <math:mrow>
        <math:mfenced math:open="[" math:close="]">
          <math:mrow>
            <math:mrow>
              <math:mi>F</math:mi>
              <math:mo math:stretchy="false">−</math:mo>
              <math:mi>m</math:mi>
            </math:mrow>
            <math:mrow>
              <math:mo math:stretchy="false">(</math:mo>
              <math:mrow>
                <math:mi>V</math:mi>
                <math:mrow>
                  <math:mover math:accent="true">
                    <math:mi>u</math:mi>
                    <math:mo math:stretchy="false">˙</math:mo>
                  </math:mover>
                  <math:mo math:stretchy="false">+</math:mo>
                  <math:msub>
                    <math:mi>a</math:mi>
                    <math:mi>r</math:mi>
                  </math:msub>
                </math:mrow>
              </math:mrow>
              <math:mo math:stretchy="false">)</math:mo>
            </math:mrow>
          </math:mrow>
        </math:mfenced>
        <math:mo math:stretchy="false">=</math:mo>
        <math:mn>0</math:mn>
      </math:mrow>
    </math:mrow>
    <math:annotation math:encoding="StarMath 5.0">%OMEGA^T left [ T - I (%OMEGA {dot u} + %alpha_r) - %omega times H right ] + V^T left [F - m (V {dot u} + a_r) right ] = 0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row>
              <math:msup>
                <math:mo math:stretchy="false">Ω</math:mo>
                <math:mi>T</math:mi>
              </math:msup>
              <math:mi>I</math:mi>
              <math:mrow>
                <math:mo math:stretchy="false">Ω</math:mo>
                <math:mo math:stretchy="false">+</math:mo>
                <math:msup>
                  <math:mi>V</math:mi>
                  <math:mi>T</math:mi>
                </math:msup>
              </math:mrow>
              <math:mi>m</math:mi>
              <math:mi>V</math:mi>
            </math:mrow>
          </math:mfenced>
          <math:mo math:stretchy="false"></math:mo>
        </math:munder>
        <math:mrow>
          <math:mi math:fontstyle="italic">COEF</math:mi>
          <math:mrow>
            <math:mo math:stretchy="false">(</math:mo>
            <math:mrow>
              <math:msub>
                <math:mi>N</math:mi>
                <math:mi>u</math:mi>
              </math:msub>
              <math:mo math:stretchy="false">×</math:mo>
              <math:msub>
                <math:mi>N</math:mi>
                <math:mi>u</math:mi>
              </math:msub>
            </math:mrow>
            <math:mo math:stretchy="false">)</math:mo>
          </math:mrow>
        </math:mrow>
      </math:munder>
      <math:mrow>
        <math:mover math:accent="true">
          <math:mi>u</math:mi>
          <math:mo math:stretchy="false">˙</math:mo>
        </math:mover>
        <math:mo math:stretchy="false">=</math:mo>
        <math:munder>
          <math:munder math:accent="true">
            <math:mrow>
              <math:msup>
                <math:mo math:stretchy="false">Ω</math:mo>
                <math:mi>T</math:mi>
              </math:msup>
              <math:mrow>
                <math:mfenced math:open="" math:close="">
                  <math:mrow>
                    <math:mrow>
                      <math:mi>T</math:mi>
                      <math:mo math:stretchy="false">−</math:mo>
                      <math:mi>I</math:mi>
                    </math:mrow>
                    <math:mrow>
                      <math:msub>
                        <math:mo math:stretchy="false">α</math:mo>
                        <math:mi>r</math:mi>
                      </math:msub>
                      <math:mo math:stretchy="false">−</math:mo>
                      <math:mrow>
                        <math:mo math:stretchy="false">ω</math:mo>
                        <math:mo math:stretchy="false">×</math:mo>
                        <math:mi>H</math:mi>
                      </math:mrow>
                    </math:mrow>
                  </math:mrow>
                </math:mfenced>
                <math:mo math:stretchy="false">+</math:mo>
                <math:msup>
                  <math:mi>V</math:mi>
                  <math:mi>T</math:mi>
                </math:msup>
              </math:mrow>
              <math:mfenced math:open="" math:close="">
                <math:mrow>
                  <math:mrow>
                    <math:mi>F</math:mi>
                    <math:mo math:stretchy="false">−</math:mo>
                    <math:mi>m</math:mi>
                  </math:mrow>
                  <math:msub>
                    <math:mi>a</math:mi>
                    <math:mi>r</math:mi>
                  </math:msub>
                </math:mrow>
              </math:mfenced>
            </math:mrow>
            <math:mo math:stretchy="false"></math:mo>
          </math:munder>
          <math:mrow>
            <math:mi math:fontstyle="italic">RHS</math:mi>
            <math:mrow>
              <math:mo math:stretchy="false">(</math:mo>
              <math:mrow>
                <math:msub>
                  <math:mi>N</math:mi>
                  <math:mi>u</math:mi>
                </math:msub>
                <math:mo math:stretchy="false">×</math:mo>
                <math:mn>1</math:mn>
              </math:mrow>
              <math:mo math:stretchy="false">)</math:mo>
            </math:mrow>
          </math:mrow>
        </math:munder>
      </math:mrow>
    </math:mrow>
    <math:annotation math:encoding="StarMath 5.0">{left (%OMEGA^T I %OMEGA + V^T m V right )} underbrace {COEF (N_u times N_u)} {dot u} = {%OMEGA^T left ( T - I %alpha_r - %omega times H right ) + V^T left (F - m a_r right )} underbrace {RHS (N_u times 1)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80/content.xml><?xml version="1.0" encoding="utf-8"?>
<math xmlns="http://www.w3.org/1998/Math/MathML">
  <semantics>
    <mtable>
      <mtr>
        <mtd>
          <mrow>
            <mtext>Consider the </mtext>
            <mi>k</mi>
            <mtext>th joint, its inner body, </mtext>
            <mstyle mathvariant="bold">
              <mrow>
                <msub>
                  <mi>B</mi>
                  <mi>i</mi>
                </msub>
              </mrow>
            </mstyle>
            <mtext>, and outer body, </mtext>
            <mstyle mathvariant="bold">
              <mrow>
                <msub>
                  <mi>B</mi>
                  <mi>o</mi>
                </msub>
              </mrow>
            </mstyle>
            <mtext>.  The angular acceleration of </mtext>
            <mstyle mathvariant="bold">
              <mrow>
                <msub>
                  <mi>B</mi>
                  <mi>o</mi>
                </msub>
              </mrow>
            </mstyle>
            <mtext> </mtext>
          </mrow>
        </mtd>
      </mtr>
      <mtr>
        <mtd>
          <mrow>
            <mtext>is related to the angular acceleration of </mtext>
            <mstyle mathvariant="bold">
              <mrow>
                <msub>
                  <mi>B</mi>
                  <mi>i</mi>
                </msub>
              </mrow>
            </mstyle>
            <mtext> and the motion of the joint: </mtext>
          </mrow>
        </mtd>
      </mtr>
      <mtr>
        <mtd>
          <mrow>
            <mrow>
              <mmultiscripts>
                <mover accent="true">
                  <mo stretchy="false">α</mo>
                  <mo stretchy="false">→</mo>
                </mover>
                <none/>
                <mi>o</mi>
                <mprescripts/>
                <none/>
                <mi>N</mi>
              </mmultiscripts>
              <mi mathvariant="normal">=</mi>
              <mrow>
                <mmultiscripts>
                  <mover accent="true">
                    <mo stretchy="false">α</mo>
                    <mo stretchy="false">→</mo>
                  </mover>
                  <none/>
                  <mi>i</mi>
                  <mprescripts/>
                  <none/>
                  <mi>N</mi>
                </mmultiscripts>
                <mo stretchy="false">+</mo>
                <mstyle mathvariant="bold">
                  <mrow>
                    <msub>
                      <mi>B</mi>
                      <mi>o</mi>
                    </msub>
                  </mrow>
                </mstyle>
              </mrow>
            </mrow>
            <mrow>
              <mrow>
                <mo stretchy="false">(</mo>
                <mrow>
                  <msub>
                    <mo stretchy="false">Γ</mo>
                    <mi>k</mi>
                  </msub>
                  <mrow>
                    <msub>
                      <mover accent="true">
                        <mo stretchy="false">σ</mo>
                        <mi mathvariant="normal">˙</mi>
                      </mover>
                      <mi>k</mi>
                    </msub>
                    <mo stretchy="false">+</mo>
                    <msub>
                      <mover accent="true">
                        <mo stretchy="false">Γ</mo>
                        <mi mathvariant="normal">˙</mi>
                      </mover>
                      <mi>k</mi>
                    </msub>
                  </mrow>
                  <msub>
                    <mo stretchy="false">σ</mo>
                    <mi>k</mi>
                  </msub>
                </mrow>
                <mo stretchy="false">)</mo>
              </mrow>
              <mo stretchy="false">+</mo>
              <mstyle mathvariant="bold">
                <mrow>
                  <msub>
                    <mi>B</mi>
                    <mi>o</mi>
                  </msub>
                </mrow>
              </mstyle>
            </mrow>
            <mrow>
              <mo stretchy="false">(</mo>
              <mrow>
                <mrow>
                  <msub>
                    <mo stretchy="false">ω</mo>
                    <mi>o</mi>
                  </msub>
                  <mi mathvariant="normal">×</mi>
                  <msub>
                    <mo stretchy="false">Γ</mo>
                    <mi>k</mi>
                  </msub>
                </mrow>
                <msub>
                  <mo stretchy="false">σ</mo>
                  <mi>k</mi>
                </msub>
              </mrow>
              <mo stretchy="false">)</mo>
            </mrow>
          </mrow>
        </mtd>
      </mtr>
      <mtr>
        <mtd/>
      </mtr>
      <mtr>
        <mtd>
          <mrow>
            <mtext>The acceleration of </mtext>
            <mstyle mathvariant="bold">
              <mrow>
                <msub>
                  <mi>B</mi>
                  <mi>o</mi>
                </msub>
              </mrow>
            </mstyle>
            <mtext>'s mass center is:</mtext>
          </mrow>
        </mtd>
      </mtr>
      <mtr>
        <mtd>
          <mrow>
            <mmultiscripts>
              <mover accent="true">
                <mi>a</mi>
                <mo stretchy="false">→</mo>
              </mover>
              <none/>
              <mi>o</mi>
              <mprescripts/>
              <none/>
              <mi>N</mi>
            </mmultiscripts>
            <mi mathvariant="normal">=</mi>
            <mrow>
              <mrow>
                <mrow>
                  <mrow>
                    <mmultiscripts>
                      <mover accent="true">
                        <mi>a</mi>
                        <mo stretchy="false">→</mo>
                      </mover>
                      <none/>
                      <mi>i</mi>
                      <mprescripts/>
                      <none/>
                      <mi>N</mi>
                    </mmultiscripts>
                    <mo stretchy="false">+</mo>
                    <mrow>
                      <mmultiscripts>
                        <mover accent="true">
                          <mo stretchy="false">ω</mo>
                          <mo stretchy="false">→</mo>
                        </mover>
                        <none/>
                        <mi>i</mi>
                        <mprescripts/>
                        <none/>
                        <mi>N</mi>
                      </mmultiscripts>
                      <mi mathvariant="normal">×</mi>
                      <mrow>
                        <mo stretchy="false">(</mo>
                        <mrow>
                          <mmultiscripts>
                            <mover accent="true">
                              <mo stretchy="false">ω</mo>
                              <mo stretchy="false">→</mo>
                            </mover>
                            <none/>
                            <mi>i</mi>
                            <mprescripts/>
                            <none/>
                            <mi>N</mi>
                          </mmultiscripts>
                          <mi mathvariant="normal">×</mi>
                          <msub>
                            <mover accent="true">
                              <mi>r</mi>
                              <mo stretchy="false">→</mo>
                            </mover>
                            <mi mathvariant="italic">ik</mi>
                          </msub>
                        </mrow>
                        <mo stretchy="false">)</mo>
                      </mrow>
                    </mrow>
                  </mrow>
                  <mo stretchy="false">+</mo>
                  <mrow>
                    <mmultiscripts>
                      <mover accent="true">
                        <mo stretchy="false">α</mo>
                        <mo stretchy="false">→</mo>
                      </mover>
                      <none/>
                      <mi>i</mi>
                      <mprescripts/>
                      <none/>
                      <mi>N</mi>
                    </mmultiscripts>
                    <mi mathvariant="normal">×</mi>
                    <msub>
                      <mover accent="true">
                        <mi>r</mi>
                        <mo stretchy="false">→</mo>
                      </mover>
                      <mi mathvariant="italic">ik</mi>
                    </msub>
                  </mrow>
                </mrow>
                <mi mathvariant="normal">−</mi>
                <mrow>
                  <mmultiscripts>
                    <mover accent="true">
                      <mo stretchy="false">ω</mo>
                      <mo stretchy="false">→</mo>
                    </mover>
                    <none/>
                    <mi>o</mi>
                    <mprescripts/>
                    <none/>
                    <mi>N</mi>
                  </mmultiscripts>
                  <mi mathvariant="normal">×</mi>
                  <mrow>
                    <mo stretchy="false">(</mo>
                    <mrow>
                      <mmultiscripts>
                        <mover accent="true">
                          <mo stretchy="false">ω</mo>
                          <mo stretchy="false">→</mo>
                        </mover>
                        <none/>
                        <mi>o</mi>
                        <mprescripts/>
                        <none/>
                        <mi>N</mi>
                      </mmultiscripts>
                      <mi mathvariant="normal">×</mi>
                      <msub>
                        <mover accent="true">
                          <mi>r</mi>
                          <mo stretchy="false">→</mo>
                        </mover>
                        <mi mathvariant="italic">ok</mi>
                      </msub>
                    </mrow>
                    <mo stretchy="false">)</mo>
                  </mrow>
                </mrow>
              </mrow>
              <mi mathvariant="normal">−</mi>
              <mrow>
                <mmultiscripts>
                  <mover accent="true">
                    <mo stretchy="false">α</mo>
                    <mo stretchy="false">→</mo>
                  </mover>
                  <none/>
                  <mi>o</mi>
                  <mprescripts/>
                  <none/>
                  <mi>N</mi>
                </mmultiscripts>
                <mi mathvariant="normal">×</mi>
                <msub>
                  <mover accent="true">
                    <mi>r</mi>
                    <mo stretchy="false">→</mo>
                  </mover>
                  <mi mathvariant="italic">ok</mi>
                </msub>
              </mrow>
            </mrow>
          </mrow>
        </mtd>
      </mtr>
      <mtr>
        <mtd/>
      </mtr>
      <mtr>
        <mtd>
          <mrow>
            <mtext>As we construct these expressions, we find that some terms contain </mtext>
            <mi/>
            <mover accent="true">
              <mi>u</mi>
              <mi mathvariant="normal">˙</mi>
            </mover>
            <mtext>, and some don't.</mtext>
          </mrow>
        </mtd>
      </mtr>
      <mtr>
        <mtd/>
      </mtr>
      <mtr>
        <mtd>
          <mtext>We group the latter together, and coin the term 'remainder accelerations', so that we may write</mtext>
        </mtd>
      </mtr>
      <mtr>
        <mtd>
          <mrow>
            <mrow>
              <mfenced open="{" close="}">
                <mo stretchy="false">α</mo>
              </mfenced>
              <mi mathvariant="normal">=</mi>
              <mo stretchy="false">Ω</mo>
            </mrow>
            <mrow>
              <mover accent="true">
                <mi>u</mi>
                <mi mathvariant="normal">˙</mi>
              </mover>
              <mo stretchy="false">+</mo>
              <mfenced open="{" close="}">
                <msub>
                  <mo stretchy="false">α</mo>
                  <mi>r</mi>
                </msub>
              </mfenced>
            </mrow>
          </mrow>
        </mtd>
      </mtr>
      <mtr>
        <mtd>
          <mrow>
            <mrow>
              <mfenced open="{" close="}">
                <mi>a</mi>
              </mfenced>
              <mi mathvariant="normal">=</mi>
              <mi>V</mi>
            </mrow>
            <mrow>
              <mover accent="true">
                <mi>u</mi>
                <mi mathvariant="normal">˙</mi>
              </mover>
              <mo stretchy="false">+</mo>
              <mfenced open="{" close="}">
                <msub>
                  <mi>a</mi>
                  <mi>r</mi>
                </msub>
              </mfenced>
            </mrow>
          </mrow>
        </mtd>
      </mtr>
      <mtr>
        <mtd>
          <mrow>
            <mtext>The remainder accelerations may be constructed recursively in the same way as </mtext>
            <mi/>
            <mo stretchy="false">α</mo>
            <mtext/>
            <mtext> and </mtext>
            <mi>a</mi>
            <mtext>.</mtext>
          </mrow>
        </mtd>
      </mtr>
      <mtr>
        <mtd>
          <mrow>
            <mrow>
              <mmultiscripts>
                <mover accent="true">
                  <mo stretchy="false">α</mo>
                  <mo stretchy="false">→</mo>
                </mover>
                <mi>r</mi>
                <mi>o</mi>
                <mprescripts/>
                <none/>
                <mi>N</mi>
              </mmultiscripts>
              <mi mathvariant="normal">=</mi>
              <mrow>
                <mmultiscripts>
                  <mover accent="true">
                    <mo stretchy="false">α</mo>
                    <mo stretchy="false">→</mo>
                  </mover>
                  <mi>r</mi>
                  <mi>i</mi>
                  <mprescripts/>
                  <none/>
                  <mi>N</mi>
                </mmultiscripts>
                <mo stretchy="false">+</mo>
                <mstyle mathvariant="bold">
                  <mrow>
                    <msub>
                      <mi>B</mi>
                      <mi>o</mi>
                    </msub>
                  </mrow>
                </mstyle>
              </mrow>
            </mrow>
            <mrow>
              <mo stretchy="false">(</mo>
              <mrow>
                <msub>
                  <mover accent="true">
                    <mo stretchy="false">Γ</mo>
                    <mi mathvariant="normal">˙</mi>
                  </mover>
                  <mi>k</mi>
                </msub>
                <mrow>
                  <msub>
                    <mo stretchy="false">σ</mo>
                    <mi>k</mi>
                  </msub>
                  <mo stretchy="false">+</mo>
                  <mrow>
                    <msub>
                      <mo stretchy="false">ω</mo>
                      <mi>o</mi>
                    </msub>
                    <mi mathvariant="normal">×</mi>
                    <msub>
                      <mo stretchy="false">Γ</mo>
                      <mi>k</mi>
                    </msub>
                  </mrow>
                </mrow>
                <msub>
                  <mo stretchy="false">σ</mo>
                  <mi>k</mi>
                </msub>
              </mrow>
              <mo stretchy="false">)</mo>
            </mrow>
          </mrow>
        </mtd>
      </mtr>
      <mtr>
        <mtd>
          <mrow>
            <mmultiscripts>
              <mover accent="true">
                <mi>a</mi>
                <mo stretchy="false">→</mo>
              </mover>
              <mi>r</mi>
              <mi>o</mi>
              <mprescripts/>
              <none/>
              <mi>N</mi>
            </mmultiscripts>
            <mi mathvariant="normal">=</mi>
            <mrow>
              <mrow>
                <mrow>
                  <mrow>
                    <mmultiscripts>
                      <mover accent="true">
                        <mi>a</mi>
                        <mo stretchy="false">→</mo>
                      </mover>
                      <mi>r</mi>
                      <mi>i</mi>
                      <mprescripts/>
                      <none/>
                      <mi>N</mi>
                    </mmultiscripts>
                    <mo stretchy="false">+</mo>
                    <mrow>
                      <mmultiscripts>
                        <mover accent="true">
                          <mo stretchy="false">ω</mo>
                          <mo stretchy="false">→</mo>
                        </mover>
                        <none/>
                        <mi>i</mi>
                        <mprescripts/>
                        <none/>
                        <mi>N</mi>
                      </mmultiscripts>
                      <mi mathvariant="normal">×</mi>
                      <mrow>
                        <mo stretchy="false">(</mo>
                        <mrow>
                          <mmultiscripts>
                            <mover accent="true">
                              <mo stretchy="false">ω</mo>
                              <mo stretchy="false">→</mo>
                            </mover>
                            <none/>
                            <mi>i</mi>
                            <mprescripts/>
                            <none/>
                            <mi>N</mi>
                          </mmultiscripts>
                          <mi mathvariant="normal">×</mi>
                          <msub>
                            <mover accent="true">
                              <mi>r</mi>
                              <mo stretchy="false">→</mo>
                            </mover>
                            <mi mathvariant="italic">ik</mi>
                          </msub>
                        </mrow>
                        <mo stretchy="false">)</mo>
                      </mrow>
                    </mrow>
                  </mrow>
                  <mo stretchy="false">+</mo>
                  <mrow>
                    <mmultiscripts>
                      <mover accent="true">
                        <mo stretchy="false">α</mo>
                        <mo stretchy="false">→</mo>
                      </mover>
                      <mi>r</mi>
                      <mi>i</mi>
                      <mprescripts/>
                      <none/>
                      <mi>N</mi>
                    </mmultiscripts>
                    <mi mathvariant="normal">×</mi>
                    <msub>
                      <mover accent="true">
                        <mi>r</mi>
                        <mo stretchy="false">→</mo>
                      </mover>
                      <mi mathvariant="italic">ik</mi>
                    </msub>
                  </mrow>
                </mrow>
                <mi mathvariant="normal">−</mi>
                <mrow>
                  <mmultiscripts>
                    <mover accent="true">
                      <mo stretchy="false">ω</mo>
                      <mo stretchy="false">→</mo>
                    </mover>
                    <none/>
                    <mi>o</mi>
                    <mprescripts/>
                    <none/>
                    <mi>N</mi>
                  </mmultiscripts>
                  <mi mathvariant="normal">×</mi>
                  <mrow>
                    <mo stretchy="false">(</mo>
                    <mrow>
                      <mmultiscripts>
                        <mover accent="true">
                          <mo stretchy="false">ω</mo>
                          <mo stretchy="false">→</mo>
                        </mover>
                        <none/>
                        <mi>o</mi>
                        <mprescripts/>
                        <none/>
                        <mi>N</mi>
                      </mmultiscripts>
                      <mi mathvariant="normal">×</mi>
                      <msub>
                        <mover accent="true">
                          <mi>r</mi>
                          <mo stretchy="false">→</mo>
                        </mover>
                        <mi mathvariant="italic">ok</mi>
                      </msub>
                    </mrow>
                    <mo stretchy="false">)</mo>
                  </mrow>
                </mrow>
              </mrow>
              <mi mathvariant="normal">−</mi>
              <mrow>
                <mmultiscripts>
                  <mover accent="true">
                    <mo stretchy="false">α</mo>
                    <mo stretchy="false">→</mo>
                  </mover>
                  <mi>r</mi>
                  <mi>o</mi>
                  <mprescripts/>
                  <none/>
                  <mi>N</mi>
                </mmultiscripts>
                <mi mathvariant="normal">×</mi>
                <msub>
                  <mover accent="true">
                    <mi>r</mi>
                    <mo stretchy="false">→</mo>
                  </mover>
                  <mi mathvariant="italic">ok</mi>
                </msub>
              </mrow>
            </mrow>
          </mrow>
        </mtd>
      </mtr>
    </mtable>
    <annotation encoding="StarMath 5.0">"Consider the "k"th joint, its inner body, "{bold B_i}", and outer body, "{bold B_o}".  The angular acceleration of "{bold B_o}" " newline
"is related to the angular acceleration of "{bold B_i}" and the motion of the joint: " newline
{vec %alpha} lsup N rsup o = {vec %alpha} lsup N rsup i  + {bold B_o} (%GAMMA_k{dot %sigma}_k + {dot %GAMMA}_k %sigma_k) + {bold B_o} (%omega_o times %GAMMA_k %sigma_k) newline newline
"The acceleration of "{bold B_o}"'s mass center is:" newline

{vec a} lsup N rsup o = {vec a} lsup N rsup i + {vec %omega} lsup N rsup i times ({vec %omega} lsup N rsup i times {vec r}_{ik}) + {vec %alpha} lsup N rsup i times {vec r}_{ik} -  {vec %omega} lsup N rsup o times ({vec %omega} lsup N rsup o times {vec r}_{ok}) - {vec %alpha} lsup N rsup o times {vec r}_{ok} newline newline
"As we construct these expressions, we find that some terms contain "`{dot u}", and some don't." newline newline
"We group the latter together, and coin the term 'remainder accelerations', so that we may write" newline
left lbrace %alpha right rbrace = %OMEGA {dot u} + left lbrace %alpha_r right rbrace newline
left lbrace a right rbrace = V {dot u} + left lbrace a_r right rbrace newline
"The remainder accelerations may be constructed recursively in the same way as "`%alpha %" and "a"." newline
{vec %alpha}_r lsup N rsup o = {vec %alpha}_r lsup N rsup i  + {bold B_o} ({dot %GAMMA}_k %sigma_k + %omega_o times %GAMMA_k %sigma_k) newline
{vec a}_r lsup N rsup o = {vec a}_r lsup N rsup i + {vec %omega} lsup N rsup i times ({vec %omega} lsup N rsup i times {vec r}_{ik}) + {vec %alpha}_r lsup N rsup i times {vec r}_{ik} -  {vec %omega} lsup N rsup o times ({vec %omega} lsup N rsup o times {vec r}_{ok}) - {vec %alpha}_r lsup N rsup o times {vec r}_{ok}

</annotation>
  </semantics>
</math>
</file>

<file path=Object 81/content.xml><?xml version="1.0" encoding="utf-8"?>
<!DOCTYPE math  PUBLIC '-//OpenOffice.org//DTD Modified W3C MathML 1.01//EN'  'math.dtd'>
<math:math xmlns:math="http://www.w3.org/1998/Math/MathML">
  <math:semantics>
    <math:mo math:stretchy="false">Γ</math:mo>
    <math:annotation math:encoding="StarMath 5.0">%GAMMA</math:annotation>
  </math:semantics>
</math:math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5854in"/>
    </style:style>
    <style:style style:name="co3" style:family="table-column">
      <style:table-column-properties fo:break-before="auto" style:column-width="0.406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order="0.0008in solid #000000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8pt" style:font-size-asian="18pt" style:font-size-complex="1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table:style-name="ce1"/>
          <table:table-cell table:style-name="ce2" office:value-type="string">
            <text:p>(B1)</text:p>
          </table:table-cell>
          <table:table-cell table:style-name="ce2" office:value-type="string">
            <text:p>G1</text:p>
          </table:table-cell>
          <table:table-cell table:style-name="ce2" office:value-type="string">
            <text:p>G2</text:p>
          </table:table-cell>
          <table:table-cell table:style-name="ce2" office:value-type="string">
            <text:p>G3</text:p>
          </table:table-cell>
          <table:table-cell table:style-name="ce2" office:value-type="string">
            <text:p>G4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B2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B3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B4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B5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</table:table>
    </office:spreadshee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05/27/2008</text:date>, <text:time>15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406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order="0.0008in solid #000000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8pt" style:font-size-asian="18pt" style:font-size-complex="1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table:style-name="ce1"/>
          <table:table-cell table:style-name="ce2" office:value-type="string">
            <text:p>B1</text:p>
          </table:table-cell>
          <table:table-cell table:style-name="ce2" office:value-type="string">
            <text:p>B2</text:p>
          </table:table-cell>
          <table:table-cell table:style-name="ce2" office:value-type="string">
            <text:p>B3</text:p>
          </table:table-cell>
          <table:table-cell table:style-name="ce2" office:value-type="string">
            <text:p>B4</text:p>
          </table:table-cell>
          <table:table-cell table:style-name="ce2" office:value-type="string">
            <text:p>B5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B2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B3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B4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B5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</table:table>
    </office:spreadshee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05/27/2008</text:date>, <text:time>15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 math:stretchy="false">Ω</math:mo>
      </math:mrow>
    </math:mstyle>
    <math:annotation math:encoding="StarMath 5.0">{bold %OMEGA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˙</math:mo>
    </math:mover>
    <math:annotation math:encoding="StarMath 5.0">{dot u}</math:annotation>
  </math:semantics>
</math:math>
</file>

<file path=Object 89/content.xml><?xml version="1.0" encoding="utf-8"?>
<math xmlns="http://www.w3.org/1998/Math/MathML">
  <semantics>
    <mstyle mathvariant="bold">
      <mrow>
        <mo stretchy="false">Ω</mo>
      </mrow>
    </mstyle>
    <annotation encoding="StarMath 5.0">{bold %OMEGA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≡</math:mo>
      <math:mover math:accent="true">
        <math:mo math:stretchy="false">θ</math:mo>
        <math:mo math:stretchy="false">˙</math:mo>
      </math:mover>
    </math:mrow>
    <math:annotation math:encoding="StarMath 5.0">%sigma equiv {dot %theta} 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 math:stretchy="false">Ω</math:mo>
      </math:mrow>
    </math:mstyle>
    <math:annotation math:encoding="StarMath 5.0">{bold %OMEGA}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 math:stretchy="false">Ω</math:mo>
      </math:mrow>
    </math:mstyle>
    <math:annotation math:encoding="StarMath 5.0">{bold %OMEGA}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over math:accent="true">
      <math:mo math:stretchy="false">ω</math:mo>
      <math:mo math:stretchy="false">→</math:mo>
    </math:mover>
    <math:annotation math:encoding="StarMath 5.0">{vec %omega}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{vec v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/>
</file>

<file path=Object 97/content.xml><?xml version="1.0" encoding="utf-8"?>
<math xmlns="http://www.w3.org/1998/Math/MathML">
  <semantics>
    <mrow>
      <mrow>
        <mover accent="true">
          <mi>v</mi>
          <mo stretchy="false">→</mo>
        </mover>
        <mi mathvariant="normal">=</mi>
        <msub>
          <mi>v</mi>
          <mn>1</mn>
        </msub>
      </mrow>
      <mrow>
        <msub>
          <mover accent="true">
            <mi>a</mi>
            <mo stretchy="false">ˆ</mo>
          </mover>
          <mn>1</mn>
        </msub>
        <mo stretchy="false">+</mo>
        <msub>
          <mi>v</mi>
          <mn>2</mn>
        </msub>
      </mrow>
      <mrow>
        <msub>
          <mover accent="true">
            <mi>a</mi>
            <mo stretchy="false">ˆ</mo>
          </mover>
          <mn>2</mn>
        </msub>
        <mo stretchy="false">+</mo>
        <msub>
          <mi>v</mi>
          <mn>3</mn>
        </msub>
      </mrow>
      <msub>
        <mover accent="true">
          <mi>a</mi>
          <mo stretchy="false">ˆ</mo>
        </mover>
        <mn>3</mn>
      </msub>
    </mrow>
    <annotation encoding="StarMath 5.0">vec v = v_{1} {hat a}_{1} + v_{2} {hat a}_{2} + v_{3} {hat a}_{3} 
</annotation>
  </semantics>
</math>
</file>

<file path=Object 98/content.xml><?xml version="1.0" encoding="utf-8"?>
<math xmlns="http://www.w3.org/1998/Math/MathML">
  <semantics>
    <mrow>
      <mrow>
        <mover accent="true">
          <mi>v</mi>
          <mo stretchy="false">→</mo>
        </mover>
        <mi mathvariant="normal">=</mi>
        <mfenced open="[" close="]">
          <mrow>
            <msub>
              <mi>v</mi>
              <mn>1</mn>
            </msub>
            <msub>
              <mi>v</mi>
              <mn>2</mn>
            </msub>
            <msub>
              <mi>v</mi>
              <mn>3</mn>
            </msub>
          </mrow>
        </mfenced>
      </mrow>
      <mfenced open="[" close="]">
        <mtable>
          <mtr>
            <mtd>
              <msub>
                <mover accent="true">
                  <mi>a</mi>
                  <mo stretchy="false">ˆ</mo>
                </mover>
                <mn>1</mn>
              </msub>
            </mtd>
          </mtr>
          <mtr>
            <mtd>
              <msub>
                <mover accent="true">
                  <mi>a</mi>
                  <mo stretchy="false">ˆ</mo>
                </mover>
                <mn>2</mn>
              </msub>
            </mtd>
          </mtr>
          <mtr>
            <mtd>
              <msub>
                <mover accent="true">
                  <mi>a</mi>
                  <mo stretchy="false">ˆ</mo>
                </mover>
                <mn>3</mn>
              </msub>
            </mtd>
          </mtr>
        </mtable>
      </mfenced>
    </mrow>
    <annotation encoding="StarMath 5.0">vec v = left [ v_1  v_2  v_3 right ] left [ matrix{{hat a}_1 ## {hat a}_2 ## {hat a}_3} right ]</annotation>
  </semantics>
</math>
</file>

<file path=Object 99/content.xml><?xml version="1.0" encoding="utf-8"?>
<math xmlns="http://www.w3.org/1998/Math/MathML">
  <semantics>
    <mrow>
      <mrow>
        <mover accent="true">
          <mi>v</mi>
          <mo stretchy="false">→</mo>
        </mover>
        <mi mathvariant="normal">=</mi>
        <mfenced open="[" close="]">
          <mrow>
            <msub>
              <mover accent="true">
                <mi>a</mi>
                <mo stretchy="false">ˆ</mo>
              </mover>
              <mn>1</mn>
            </msub>
            <msub>
              <mover accent="true">
                <mi>a</mi>
                <mo stretchy="false">ˆ</mo>
              </mover>
              <mn>2</mn>
            </msub>
            <msub>
              <mover accent="true">
                <mi>a</mi>
                <mo stretchy="false">ˆ</mo>
              </mover>
              <mn>3</mn>
            </msub>
          </mrow>
        </mfenced>
      </mrow>
      <mfenced open="[" close="]">
        <mtable>
          <mtr>
            <mtd>
              <msub>
                <mi>v</mi>
                <mn>1</mn>
              </msub>
            </mtd>
          </mtr>
          <mtr>
            <mtd>
              <msub>
                <mi>v</mi>
                <mn>2</mn>
              </msub>
            </mtd>
          </mtr>
          <mtr>
            <mtd>
              <msub>
                <mi>v</mi>
                <mn>3</mn>
              </msub>
            </mtd>
          </mtr>
        </mtable>
      </mfenced>
    </mrow>
    <annotation encoding="StarMath 5.0"> 
vec v = left[{hat a}_1 {hat a}_2 {hat a}_3 right] left[matrix{v_1 ## v_2 ## v_3} right] </annotation>
  </semantics>
</math>
</file>